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style&gt;</text:p>
      <text:p text:style-name="Standard"><text:s text:c="2"/>[data-custom-class='body'], [data-custom-class='body'] * {</text:p>
      <text:p text:style-name="Standard"><text:s text:c="10"/>background: transparent !important;</text:p>
      <text:p text:style-name="Standard"><text:s text:c="8"/>}</text:p>
      <text:p text:style-name="Standard">[data-custom-class='title'], [data-custom-class='title'] * {</text:p>
      <text:p text:style-name="Standard"><text:s text:c="10"/>font-family: Arial !important;</text:p>
      <text:p text:style-name="Standard">font-size: 26px !important;</text:p>
      <text:p text:style-name="Standard">color: #000000 !important;</text:p>
      <text:p text:style-name="Standard"><text:s text:c="8"/>}</text:p>
      <text:p text:style-name="Standard">[data-custom-class='subtitle'], [data-custom-class='subtitle'] * {</text:p>
      <text:p text:style-name="Standard"><text:s text:c="10"/>font-family: Arial !important;</text:p>
      <text:p text:style-name="Standard">color: #595959 !important;</text:p>
      <text:p text:style-name="Standard">font-size: 14px !important;</text:p>
      <text:p text:style-name="Standard"><text:s text:c="8"/>}</text:p>
      <text:p text:style-name="Standard">[data-custom-class='heading_1'], [data-custom-class='heading_1'] * {</text:p>
      <text:p text:style-name="Standard"><text:s text:c="10"/>font-family: Arial !important;</text:p>
      <text:p text:style-name="Standard">font-size: 19px !important;</text:p>
      <text:p text:style-name="Standard">color: #000000 !important;</text:p>
      <text:p text:style-name="Standard"><text:s text:c="8"/>}</text:p>
      <text:p text:style-name="Standard">[data-custom-class='heading_2'], [data-custom-class='heading_2'] * {</text:p>
      <text:p text:style-name="Standard"><text:s text:c="10"/>font-family: Arial !important;</text:p>
      <text:p text:style-name="Standard">font-size: 17px !important;</text:p>
      <text:p text:style-name="Standard">color: #000000 !important;</text:p>
      <text:p text:style-name="Standard"><text:s text:c="8"/>}</text:p>
      <text:p text:style-name="Standard">[data-custom-class='body_text'], [data-custom-class='body_text'] * {</text:p>
      <text:p text:style-name="Standard"><text:s text:c="10"/>color: #595959 !important;</text:p>
      <text:p text:style-name="Standard">font-size: 14px !important;</text:p>
      <text:p text:style-name="Standard">font-family: Arial !important;</text:p>
      <text:p text:style-name="Standard"><text:s text:c="8"/>}</text:p>
      <text:p text:style-name="Standard">[data-custom-class='link'], [data-custom-class='link'] * {</text:p>
      <text:p text:style-name="Standard"><text:s text:c="10"/>color: #3030F1 !important;</text:p>
      <text:p text:style-name="Standard">font-size: 14px !important;</text:p>
      <text:p text:style-name="Standard">font-family: Arial !important;</text:p>
      <text:p text:style-name="Standard">word-break: break-word !important;</text:p>
      <text:p text:style-name="Standard"><text:s text:c="8"/>}</text:p>
      <text:p text:style-name="Standard">&lt;/style&gt;</text:p>
      <text:p text:style-name="Standard"/>
      <text:p text:style-name="Standard"><text:s text:c="6"/>&lt;div data-custom-class="body"&gt;</text:p>
      <text:p text:style-name="Standard"><text:s text:c="6"/>&lt;div align="center" style="text-align: left;"&gt;&lt;div class="MsoNormal" data-custom-class="title" style="line-height: 1.5;"&gt;&lt;bdt class="block-component"&gt;&lt;span style="font-size: 19px;"&gt;&lt;/bdt&gt;&lt;bdt class="question"&gt;&lt;strong&gt;TERMS OF SERVICE&lt;/strong&gt;&lt;/bdt&gt;&lt;bdt class="statement-end-if-in-editor"&gt;&lt;/bdt&gt;&lt;/span&gt;&lt;/div&gt;&lt;div class="MsoNormal" style="line-height: 1.5;"&gt;&lt;br&gt;&lt;/div&gt;&lt;div class="MsoNormal" data-custom-class="subtitle" style="line-height: 1.5;"&gt;&lt;strong&gt;Last updated&lt;/strong&gt; &lt;bdt class="question"&gt;&lt;strong&gt;July 28, 2024&lt;/strong&gt;&lt;/bdt&gt;&lt;/div&gt;&lt;div class="MsoNormal" style="line-height: 1.1;"&gt;&lt;br&gt;&lt;/div&gt;&lt;div class="MsoNormal" style="line-height: 115%;"&gt;&lt;br&gt;&lt;/div&gt;&lt;div class="MsoNormal" style="line-height: 115%;"&gt;&lt;br&gt;&lt;/div&gt;&lt;div style="line-height: 1.5;"&gt;&lt;strong&gt;&lt;span data-custom-class="heading_1"&gt;AGREEMENT TO OUR LEGAL <text:soft-page-break/>TERMS&lt;/span&gt;&lt;/strong&gt;&lt;/div&gt;&lt;/div&gt;&lt;div align="center" style="text-align: left;"&gt;&lt;div class="MsoNormal" id="agreement" style="line-height: 1.5;"&gt;&lt;a name="_6aa3gkhykvst"&gt;&lt;/a&gt;&lt;/div&gt;&lt;/div&gt;&lt;div align="center" style="line-height: 1;"&gt;&lt;br&gt;&lt;/div&gt;&lt;div align="center" style="text-align: left;"&gt;&lt;div class="MsoNormal" data-custom-class="body_text" style="line-height: 1.5;"&gt;&lt;span style="font-size:11.0pt;line-height:115%;font-family:Arial;</text:p>
      <text:p text:style-name="Standard">Calibri;color:#595959;mso-themecolor:text1;mso-themetint:166;"&gt;We are &lt;bdt class="block-container question question-in-editor" data-id="9d459c4e-c548-e5cb-7729-a118548965d2" data-type="question"&gt;ekodoniczka.pl&lt;/bdt&gt;&lt;bdt class="block-component"&gt;&lt;/bdt&gt; (&lt;bdt class="block-component"&gt;&lt;/bdt&gt;"&lt;strong&gt;Company&lt;/strong&gt;," "&lt;strong&gt;we&lt;/strong&gt;," "&lt;strong&gt;us&lt;/strong&gt;," "&lt;strong&gt;our&lt;/strong&gt;"&lt;bdt class="statement-end-if-in-editor"&gt;&lt;/bdt&gt;)&lt;span style="font-size:11.0pt;line-height:115%;</text:p>
      <text:p text:style-name="Standard">Arial;mso-fareast-font-family:Calibri;color:#595959;mso-themecolor:text1;</text:p>
      <text:p text:style-name="Standard">mso-themetint:166;"&gt;&lt;span style="font-size:11.0pt;line-height:115%;</text:p>
      <text:p text:style-name="Standard">Arial;mso-fareast-font-family:Calibri;color:#595959;mso-themecolor:text1;</text:p>
      <text:p text:style-name="Standard">mso-themetint:166;"&gt;&lt;span style="font-size:11.0pt;line-height:115%;</text:p>
      <text:p text:style-name="Standard">Arial;mso-fareast-font-family:Calibri;color:#595959;mso-themecolor:text1;</text:p>
      <text:p text:style-name="Standard">mso-themetint:166;"&gt;&lt;bdt class="question"&gt;&lt;bdt class="block-component"&gt;.&lt;/bdt&gt;&lt;/span&gt;&lt;bdt class="block-component"&gt;&lt;/bdt&gt;&lt;/span&gt;&lt;/span&gt;&lt;/span&gt;&lt;/span&gt;&lt;/span&gt;&lt;/span&gt;&lt;/div&gt;&lt;/div&gt;&lt;div align="center" style="line-height: 1;"&gt;&lt;br&gt;&lt;/div&gt;&lt;div align="center" style="text-align: left;"&gt;&lt;div class="MsoNormal" data-custom-class="body_text" style="line-height: 1.5;"&gt;&lt;span style="font-size:11.0pt;line-height:115%;font-family:Arial;</text:p>
      <text:p text:style-name="Standard">Calibri;color:#595959;mso-themecolor:text1;mso-themetint:166;"&gt;We operate &lt;bdt class="block-component"&gt;&lt;/bdt&gt;the website &lt;span style="color: rgb(0, 58, 250);"&gt;&lt;bdt class="question"&gt;&lt;a href="https://www.ekodoniczka.pl" target="_blank" data-custom-class="link"&gt;https://www.ekodoniczka.pl&lt;/a&gt;&lt;/bdt&gt;&lt;/span&gt; (the &lt;bdt class="block-component"&gt;&lt;/bdt&gt;"&lt;strong&gt;Site&lt;/strong&gt;"&lt;bdt class="statement-end-if-in-editor"&gt;&lt;/bdt&gt;)&lt;bdt class="block-component"&gt;&lt;/bdt&gt;&lt;bdt class="block-component"&gt;&lt;/bdt&gt;, as well as any other related products and services that refer or link to these legal terms (the &lt;bdt class="block-component"&gt;&lt;/bdt&gt;"&lt;strong&gt;Legal Terms&lt;/strong&gt;"&lt;bdt class="statement-end-if-in-editor"&gt;&lt;/bdt&gt;) (collectively, the &lt;bdt class="block-component"&gt;&lt;/bdt&gt;"&lt;strong&gt;Services&lt;/strong&gt;"&lt;bdt class="statement-end-if-in-editor"&gt;&lt;/bdt&gt;).&lt;bdt class="block-component"&gt;&lt;/bdt&gt;&lt;/span&gt;&lt;/div&gt;&lt;div class="MsoNormal" style="line-height: 1;"&gt;&lt;br&gt;&lt;/div&gt;&lt;div class="MsoNormal" data-custom-class="body_text" style="line-height: 1.5;"&gt;&lt;span style="font-size:11.0pt;line-height:115%;font-family:Arial;</text:p>
      <text:p text:style-name="Standard">Calibri;color:#595959;mso-themecolor:text1;mso-themetint:166;"&gt;You can contact us by &lt;bdt class="block-component"&gt;email at &lt;bdt class="question"&gt;bok@ekodoniczka.pl&lt;/bdt&gt;&lt;bdt class="block-component"&gt;&lt;/bdt&gt; or by mail to &lt;bdt class="question"&gt;__________&lt;/bdt&gt;&lt;bdt class="block-component"&gt;&lt;/bdt&gt;, &lt;bdt class="question"&gt;__________&lt;/bdt&gt;&lt;bdt class="block-component"&gt;&lt;/bdt&gt;&lt;bdt class="block-component"&gt;&lt;/bdt&gt;&lt;bdt class="block-component"&gt;&lt;bdt class="block-component"&gt;, &lt;/bdt&gt;&lt;bdt class="question"&gt;Poland&lt;/bdt&gt;&lt;bdt class="statement-end-if-in-editor"&gt;&lt;/bdt&gt;&lt;/bdt&gt;.&lt;/span&gt;&lt;/div&gt;&lt;div class="MsoNormal" style="line-height: 1;"&gt;&lt;br&gt;&lt;/div&gt;&lt;div class="MsoNormal" data-custom-class="body_text" style="line-height: 1.5;"&gt;&lt;span style="font-size:11.0pt;line-height:115%;font-family:Arial;</text:p>
      <text:p text:style-name="Standard">Calibri;color:#595959;mso-themecolor:text1;mso-themetint:166;"&gt;These Legal Terms constitute a legally binding agreement made between you, whether personally or on behalf of an entity (&lt;bdt class="block-component"&gt;&lt;/bdt&gt;"&lt;strong&gt;you&lt;/strong&gt;"&lt;bdt class="statement-end-if-in-editor"&gt;&lt;/bdt&gt;), and &lt;bdt class="question"&gt;ekodoniczka.pl&lt;/bdt&gt;, <text:soft-page-break/>concerning your access to and use of the Services. You agree that by accessing the Services, you have read, understood, and agreed to be bound by all of these Legal Terms. IF YOU DO NOT AGREE WITH ALL OF THESE LEGAL TERMS, THEN YOU ARE EXPRESSLY PROHIBITED FROM USING THE SERVICES AND YOU MUST DISCONTINUE USE IMMEDIATELY.&lt;bdt class="block-component"&gt;&lt;/bdt&gt;&lt;bdt class="block-component"&gt;&lt;/bdt&gt;&lt;/span&gt;&lt;/div&gt;&lt;div class="MsoNormal" style="line-height: 1;"&gt;&lt;br&gt;&lt;/div&gt;&lt;div class="MsoNormal" data-custom-class="body_text" style="line-height: 1.5;"&gt;&lt;span style="font-size:11.0pt;line-height:115%;font-family:Arial;</text:p>
      <text:p text:style-name="Standard">Calibri;color:#595959;mso-themecolor:text1;mso-themetint:166;"&gt;We will provide you with prior notice of any scheduled changes to the Services you are using. The modified Legal Terms will become effective upon posting or notifying you by &lt;bdt class="question"&gt;no-reply@ekodoniczka.pl&lt;/bdt&gt;, as stated in the email message. By continuing to use the Services after the effective date of any changes, you agree to be bound by the modified terms.&lt;bdt class="block-component"&gt;&lt;/bdt&gt;&lt;bdt class="statement-end-if-in-editor"&gt;&lt;/bdt&gt;&lt;/span&gt;&lt;/div&gt;&lt;/div&gt;&lt;div align="center" style="line-height: 1;"&gt;&lt;br&gt;&lt;/div&gt;&lt;div align="center" style="text-align: left;"&gt;&lt;div class="MsoNormal" data-custom-class="body_text" style="line-height: 1.5;"&gt;&lt;bdt class="block-container if" data-type="if" id="a2595956-7028-dbe5-123e-d3d3a93ed076"&gt;&lt;bdt data-type="conditional-block"&gt;&lt;bdt data-type="body"&gt;&lt;span style="font-size:11.0pt;line-height:115%;font-family:Arial;</text:p>
      <text:p text:style-name="Standard">Calibri;color:#595959;mso-themecolor:text1;mso-themetint:166;"&gt;&lt;bdt class="block-component"&gt;&lt;/bdt&gt;&lt;bdt class="block-container if" data-type="if" id="a2595956-7028-dbe5-123e-d3d3a93ed076"&gt;&lt;bdt data-type="conditional-block"&gt;&lt;bdt data-type="body"&gt;&lt;span style="color: rgb(89, 89, 89); font-size: 14.6667px;"&gt;The Services are intended for users who are at least 13 years of age. All users who are minors in the jurisdiction in which they reside (generally under the age of 18) must have the permission of, and be directly supervised by, their parent or guardian to use the Services. If you are a minor, you must have your parent or guardian read and agree to these Legal Terms prior to you using the Services.&lt;/span&gt;&lt;/bdt&gt;&lt;/bdt&gt;&lt;/bdt&gt;&lt;bdt data-type="body"&gt;&lt;span style="color: rgb(89, 89, 89); font-size: 14.6667px;"&gt;&lt;bdt class="block-component"&gt;&lt;/bdt&gt;&lt;/bdt&gt;&lt;/div&gt;&lt;div class="MsoNormal" style="line-height: 1;"&gt;&lt;br&gt;&lt;/div&gt;&lt;div class="MsoNormal" data-custom-class="body_text" style="line-height: 1.5;"&gt;We recommend that you print a copy of these Legal Terms for your records.&lt;/div&gt;&lt;div class="MsoNormal" style="line-height: 1.5;"&gt;&lt;br&gt;&lt;/div&gt;&lt;div class="MsoNormal" style="line-height: 1.5;"&gt;&lt;br&gt;&lt;/div&gt;&lt;div class="MsoNormal" data-custom-class="heading_1" style="line-height: 1.5;"&gt;&lt;strong&gt;TABLE OF CONTENTS&lt;/strong&gt;&lt;/div&gt;&lt;div class="MsoNormal" style="line-height: 1.5;"&gt;&lt;br&gt;&lt;/div&gt;&lt;div class="MsoNormal" style="line-height: 1.5;"&gt;&lt;a href="#services"&gt;&lt;span data-custom-class="link"&gt;&lt;span style="color: rgb(0, 58, 250); font-size: 15px;"&gt;&lt;span data-custom-class="body_text"&gt;1. OUR SERVICES&lt;/span&gt;&lt;/span&gt;&lt;/span&gt;&lt;/a&gt;&lt;/div&gt;&lt;div class="MsoNormal" style="line-height: 1.5;"&gt;&lt;a data-custom-class="link" href="#ip"&gt;&lt;span style="color: rgb(0, 58, 250);"&gt;&lt;span data-custom-class="body_text"&gt;2. INTELLECTUAL PROPERTY RIGHTS&lt;/span&gt;&lt;/span&gt;&lt;/a&gt;&lt;/div&gt;&lt;div class="MsoNormal" style="line-height: 1.5;"&gt;&lt;a data-custom-class="link" href="#userreps"&gt;&lt;/a&gt;&lt;a data-custom-class="link" href="#userreps"&gt;&lt;span style="color: rbg(0, 58, 250); font-size: 15px;"&gt;&lt;span data-custom-class="body_text"&gt;3. USER REPRESENTATIONS&lt;/span&gt;&lt;/span&gt;&lt;/a&gt;&lt;/div&gt;&lt;div class="MsoNormal" style="line-height: 1.5;"&gt;&lt;span style="font-size: 15px;"&gt;&lt;span data-custom-class="body_text"&gt;&lt;bdt class="block-component"&gt;&lt;/bdt&gt;&lt;/span&gt;&lt;/span&gt;&lt;a data-custom-class="link" href="#userreg"&gt;&lt;span style="color: rgb(0, 58, 250); font-size: 15px;"&gt;&lt;span data-custom-class="body_text"&gt;4. USER REGISTRATION&lt;/span&gt;&lt;/span&gt;&lt;/a&gt;&lt;span style="font-size: 15px;"&gt;&lt;span data-custom-class="body_text"&gt;&lt;bdt class="statement-end-if-in-editor"&gt;&lt;/bdt&gt;&lt;/span&gt;&lt;/span&gt; &lt;a data-custom-<text:soft-page-break/>class="link" href="#products"&gt;&lt;/a&gt;&lt;/div&gt;&lt;div class="MsoNormal" style="line-height: 1.5;"&gt;&lt;a data-custom-class="link" href="#products"&gt;&lt;span style="color: rgb(0, 58, 250); font-size: 15px;"&gt;&lt;span data-custom-class="body_text"&gt;&lt;bdt class="block-component"&gt;&lt;/bdt&gt;&lt;bdt class="block-component"&gt;&lt;/bdt&gt;5. PRODUCTS&lt;bdt class="statement-end-if-in-editor"&gt;&lt;/bdt&gt;&lt;bdt class="statement-end-if-in-editor"&gt;&lt;/bdt&gt;&lt;/span&gt;&lt;/span&gt;&lt;/a&gt; &lt;a data-custom-class="link" href="#purchases"&gt;&lt;/a&gt;&lt;/div&gt;&lt;div class="MsoNormal" style="line-height: 1.5;"&gt;&lt;a data-custom-class="link" href="#purchases"&gt;&lt;span style="color: rgb(0, 58, 250); font-size: 15px;"&gt;&lt;span data-custom-class="body_text"&gt;&lt;bdt class="block-component"&gt;&lt;/bdt&gt;6. PURCHASES AND PAYMENT&lt;bdt class="statement-end-if-in-editor"&gt;&lt;/bdt&gt;&lt;/span&gt;&lt;/span&gt;&lt;/a&gt;&lt;/div&gt;&lt;div class="MsoNormal" style="line-height: 1.5;"&gt;&lt;bdt class="block-component"&gt;&lt;span style="font-size: 15px;"&gt;&lt;/span&gt;&lt;/bdt&gt;&lt;/div&gt;&lt;div class="MsoNormal" style="line-height: 1.5;"&gt;&lt;span style="font-size: 15px;"&gt;&lt;span data-custom-class="body_text"&gt;&lt;bdt class="block-component"&gt;&lt;/bdt&gt;&lt;bdt class="block-component"&gt;&lt;/bdt&gt;&lt;/span&gt;&lt;/span&gt;&lt;a data-custom-class="link" href="#returnyes"&gt;&lt;span style="color: rgb(0, 58, 250); font-size: 15px;"&gt;&lt;span data-custom-class="body_text"&gt;7. &lt;bdt class="block-component"&gt;&lt;/bdt&gt;RETURN&lt;bdt class="statement-end-if-in-editor"&gt;&lt;/bdt&gt; POLICY&lt;/span&gt;&lt;/span&gt;&lt;/a&gt;&lt;span style="font-size: 15px;"&gt;&lt;span data-custom-class="body_text"&gt;&lt;bdt class="block-component"&gt;&lt;/bdt&gt;&lt;bdt class="statement-end-if-in-editor"&gt;&lt;/bdt&gt;&lt;/span&gt;&lt;/span&gt; &lt;a data-custom-class="link" href="#software"&gt;&lt;/a&gt; &lt;a data-custom-class="link" href="#software"&gt;&lt;/a&gt;&lt;/div&gt;&lt;div class="MsoNormal" style="line-height: 1.5;"&gt;&lt;a data-custom-class="link" href="#software"&gt;&lt;span style="color: rgb(0, 58, 250); font-size: 15px;"&gt;&lt;span data-custom-class="body_text"&gt;&lt;bdt class="block-component"&gt;&lt;/bdt&gt;&lt;/span&gt;&lt;/span&gt;&lt;/a&gt; &lt;a data-custom-class="link" href="#prohibited"&gt;&lt;/a&gt;&lt;/div&gt;&lt;div class="MsoNormal" style="line-height: 1.5;"&gt;&lt;a data-custom-class="link" href="#prohibited"&gt;&lt;span style="color: rgb(0, 58, 250); font-size: 15px;"&gt;&lt;span data-custom-class="body_text"&gt;8. PROHIBITED ACTIVITIES&lt;/span&gt;&lt;/span&gt;&lt;/a&gt; &lt;a data-custom-class="link" href="#ugc"&gt;&lt;/a&gt;&lt;/div&gt;&lt;div class="MsoNormal" style="line-height: 1.5;"&gt;&lt;a data-custom-class="link" href="#ugc"&gt;&lt;span style="color: rgb(0, 58, 250); font-size: 15px;"&gt;&lt;span data-custom-class="body_text"&gt;9. USER GENERATED CONTRIBUTIONS&lt;/span&gt;&lt;/span&gt;&lt;/a&gt; &lt;a data-custom-class="link" href="#license"&gt;&lt;/a&gt;&lt;/div&gt;&lt;div class="MsoNormal" style="line-height: 1.5;"&gt;&lt;a data-custom-class="link" href="#license"&gt;&lt;span style="color: rgb(0, 58, 250); font-size: 15px;"&gt;&lt;span data-custom-class="body_text"&gt;10. CONTRIBUTION &lt;bdt class="block-component"&gt;&lt;/bdt&gt;LICENSE&lt;bdt class="statement-end-if-in-editor"&gt;&lt;/bdt&gt;&lt;/span&gt;&lt;/span&gt;&lt;/a&gt; &lt;a data-custom-class="link" href="#reviews"&gt;&lt;/a&gt;&lt;/div&gt;&lt;div class="MsoNormal" style="line-height: 1.5;"&gt;&lt;a data-custom-class="link" href="#reviews"&gt;&lt;span style="color: rgb(0, 58, 250); font-size: 15px;"&gt;&lt;span data-custom-class="body_text"&gt;&lt;bdt class="block-component"&gt;&lt;/bdt&gt;11. GUIDELINES FOR REVIEWS&lt;bdt class="statement-end-if-in-editor"&gt;&lt;/bdt&gt;&lt;/span&gt;&lt;/span&gt;&lt;/a&gt; &lt;a data-custom-class="link" href="#mobile"&gt;&lt;/a&gt;&lt;/div&gt;&lt;div class="MsoNormal" style="line-height: 1.5;"&gt;&lt;a data-custom-class="link" href="#mobile"&gt;&lt;span style="color: rgb(0, 58, 250); font-size: 15px;"&gt;&lt;span data-custom-class="body_text"&gt;&lt;bdt class="block-component"&gt;&lt;/bdt&gt;&lt;/span&gt;&lt;/span&gt;&lt;/a&gt; &lt;a data-custom-class="link" href="#socialmedia"&gt;&lt;/a&gt;&lt;/div&gt;&lt;div class="MsoNormal" style="line-height: 1.5;"&gt;&lt;a data-custom-class="link" href="#socialmedia"&gt;&lt;span style="color: rgb(0, 58, 250); font-size: 15px;"&gt;&lt;span data-custom-class="body_text"&gt;&lt;bdt class="block-component"&gt;&lt;/bdt&gt;12. SOCIAL MEDIA&lt;bdt class="statement-end-if-in-editor"&gt;&lt;/bdt&gt;&lt;/span&gt;&lt;/span&gt;&lt;/a&gt; &lt;a data-custom-class="link" href="#thirdparty"&gt;&lt;/a&gt;&lt;/div&gt;&lt;div class="MsoNormal" style="line-height: 1.5;"&gt;&lt;a data-custom-class="link" href="#thirdparty"&gt;&lt;span style="color: rgb(0, 58, 250); font-size: 15px;"&gt;&lt;span data-custom-class="body_text"&gt;&lt;bdt class="block-component"&gt;&lt;/bdt&gt;13. THIRD-PARTY <text:soft-page-break/>WEBSITES AND CONTENT&lt;bdt class="statement-end-if-in-editor"&gt;&lt;/bdt&gt;&lt;/span&gt;&lt;/span&gt;&lt;/a&gt; &lt;a data-custom-class="link" href="#advertisers"&gt;&lt;/a&gt;&lt;/div&gt;&lt;div class="MsoNormal" style="line-height: 1.5;"&gt;&lt;a data-custom-class="link" href="#advertisers"&gt;&lt;span style="color: rgb(0, 58, 250); font-size: 15px;"&gt;&lt;span data-custom-class="body_text"&gt;&lt;bdt class="block-component"&gt;&lt;/bdt&gt;&lt;/span&gt;&lt;/span&gt;&lt;/a&gt; &lt;a data-custom-class="link" href="#sitemanage"&gt;&lt;/a&gt;&lt;/div&gt;&lt;div class="MsoNormal" style="line-height: 1.5;"&gt;&lt;a data-custom-class="link" href="#sitemanage"&gt;&lt;span style="color: rgb(0, 58, 250); font-size: 15px;"&gt;&lt;span data-custom-class="body_text"&gt;14. SERVICES MANAGEMENT&lt;/span&gt;&lt;/span&gt;&lt;/a&gt; &lt;a data-custom-class="link" href="#ppyes"&gt;&lt;/a&gt;&lt;/div&gt;&lt;div class="MsoNormal" style="line-height: 1.5;"&gt;&lt;a data-custom-class="link" href="#ppyes"&gt;&lt;span style="color: rgb(0, 58, 250); font-size: 15px;"&gt;&lt;span data-custom-class="body_text"&gt;&lt;bdt class="block-component"&gt;&lt;/bdt&gt;15. PRIVACY POLICY&lt;bdt class="statement-end-if-in-editor"&gt;&lt;/bdt&gt;&lt;/span&gt;&lt;/span&gt;&lt;/a&gt; &lt;a data-custom-class="link" href="#ppno"&gt;&lt;/a&gt;&lt;/div&gt;&lt;div class="MsoNormal" style="line-height: 1.5;"&gt;&lt;a data-custom-class="link" href="#ppno"&gt;&lt;span style="color: rgb(0, 58, 250); font-size: 15px;"&gt;&lt;span data-custom-class="body_text"&gt;&lt;bdt class="block-component"&gt;&lt;/bdt&gt;&lt;/span&gt;&lt;/span&gt;&lt;/a&gt; &lt;a data-custom-class="link" href="#dmca"&gt;&lt;/a&gt;&lt;/div&gt;&lt;div class="MsoNormal" style="line-height: 1.5;"&gt;&lt;a data-custom-class="link" href="#dmca"&gt;&lt;span style="color: rgb(0, 58, 250); font-size: 15px;"&gt;&lt;span data-custom-class="body_text"&gt;&lt;bdt class="block-component"&gt;&lt;/bdt&gt;&lt;/span&gt;&lt;/span&gt;&lt;/a&gt;&lt;/div&gt;&lt;div class="MsoNormal" style="line-height: 1.5;"&gt;&lt;span style="font-size: 15px;"&gt;&lt;span data-custom-class="body_text"&gt;&lt;bdt class="block-component"&gt;&lt;/bdt&gt;&lt;bdt class="block-component"&gt;&lt;/bdt&gt;&lt;bdt class="statement-end-if-in-editor"&gt;&lt;/bdt&gt;&lt;/span&gt;&lt;/span&gt; &lt;a data-custom-class="link" href="#terms"&gt;&lt;/a&gt;&lt;/div&gt;&lt;div class="MsoNormal" style="line-height: 1.5;"&gt;&lt;a data-custom-class="link" href="#terms"&gt;&lt;span style="color: rgb(0, 58, 250); font-size: 15px;"&gt;&lt;span data-custom-class="body_text"&gt;16. TERM AND TERMINATION&lt;/span&gt;&lt;/span&gt;&lt;/a&gt; &lt;a data-custom-class="link" href="#modifications"&gt;&lt;/a&gt;&lt;/div&gt;&lt;div class="MsoNormal" style="line-height: 1.5;"&gt;&lt;a data-custom-class="link" href="#modifications"&gt;&lt;span style="color: rgb(0, 58, 250); font-size: 15px;"&gt;&lt;span data-custom-class="body_text"&gt;17. MODIFICATIONS AND INTERRUPTIONS&lt;/span&gt;&lt;/span&gt;&lt;/a&gt; &lt;a data-custom-class="link" href="#law"&gt;&lt;/a&gt;&lt;/div&gt;&lt;div class="MsoNormal" style="line-height: 1.5;"&gt;&lt;a data-custom-class="link" href="#law"&gt;&lt;span style="color: rgb(0, 58, 250); font-size: 15px;"&gt;&lt;span data-custom-class="body_text"&gt;18. GOVERNING LAW&lt;/span&gt;&lt;/span&gt;&lt;/a&gt; &lt;a data-custom-class="link" href="#disputes"&gt;&lt;/a&gt;&lt;/div&gt;&lt;div class="MsoNormal" style="line-height: 1.5;"&gt;&lt;a data-custom-class="link" href="#disputes"&gt;&lt;span style="color: rgb(0, 58, 250); font-size: 15px;"&gt;&lt;span data-custom-class="body_text"&gt;19. DISPUTE RESOLUTION&lt;/span&gt;&lt;/span&gt;&lt;/a&gt; &lt;a data-custom-class="link" href="#corrections"&gt;&lt;/a&gt;&lt;/div&gt;&lt;div class="MsoNormal" style="line-height: 1.5;"&gt;&lt;a data-custom-class="link" href="#corrections"&gt;&lt;span style="color: rgb(0, 58, 250); font-size: 15px;"&gt;&lt;span data-custom-class="body_text"&gt;20. CORRECTIONS&lt;/span&gt;&lt;/span&gt;&lt;/a&gt; &lt;a data-custom-class="link" href="#disclaimer"&gt;&lt;/a&gt;&lt;/div&gt;&lt;div class="MsoNormal" style="line-height: 1.5;"&gt;&lt;a data-custom-class="link" href="#disclaimer"&gt;&lt;span style="color: rgb(0, 58, 250); font-size: 15px;"&gt;&lt;span data-custom-class="body_text"&gt;21. DISCLAIMER&lt;/span&gt;&lt;/span&gt;&lt;/a&gt; &lt;a data-custom-class="link" href="#liability"&gt;&lt;/a&gt;&lt;/div&gt;&lt;div class="MsoNormal" style="line-height: 1.5;"&gt;&lt;a data-custom-class="link" href="#liability"&gt;&lt;span style="color: rgb(0, 58, 250); font-size: 15px;"&gt;&lt;span data-custom-class="body_text"&gt;22. LIMITATIONS OF LIABILITY&lt;/span&gt;&lt;/span&gt;&lt;/a&gt; &lt;a data-custom-class="link" href="#indemnification"&gt;&lt;/a&gt;&lt;/div&gt;&lt;div class="MsoNormal" style="line-height: 1.5;"&gt;&lt;a data-custom-class="link" href="#indemnification"&gt;&lt;span style="color: rgb(0, 58, 250); font-size: 15px;"&gt;&lt;span data-custom-class="body_text"&gt;23. INDEMNIFICATION&lt;/span&gt;&lt;/span&gt;&lt;/a&gt; &lt;a data-custom-class="link" href="#userdata"&gt;&lt;/a&gt;&lt;/div&gt;&lt;div class="MsoNormal" style="line-height: 1.5;"&gt;&lt;a data-custom-class="link" href="#userdata"&gt;&lt;span style="color: rgb(0, 58, 250); font-size: <text:soft-page-break/>15px;"&gt;&lt;span data-custom-class="body_text"&gt;24. USER DATA&lt;/span&gt;&lt;/span&gt;&lt;/a&gt; &lt;a data-custom-class="link" href="#electronic"&gt;&lt;/a&gt;&lt;/div&gt;&lt;div class="MsoNormal" style="line-height: 1.5;"&gt;&lt;a data-custom-class="link" href="#electronic"&gt;&lt;span style="color: rgb(0, 58, 250); font-size: 15px;"&gt;&lt;span data-custom-class="body_text"&gt;25. ELECTRONIC COMMUNICATIONS, TRANSACTIONS, AND SIGNATURES&lt;/span&gt;&lt;/span&gt;&lt;/a&gt; &lt;a data-custom-class="link" href="#california"&gt;&lt;/a&gt;&lt;/div&gt;&lt;div class="MsoNormal" style="line-height: 1.5;"&gt;&lt;bdt class="block-component"&gt;&lt;span style="font-size: 15px;"&gt;&lt;/span&gt;&lt;/bdt&gt;&lt;/div&gt;&lt;div class="MsoNormal" style="line-height: 1.5;"&gt;&lt;a data-custom-class="link" href="#california"&gt;&lt;span style="color: rgb(0, 58, 250); font-size: 15px;"&gt;&lt;span data-custom-class="body_text"&gt;&lt;bdt class="block-component"&gt;&lt;/bdt&gt;&lt;/span&gt;&lt;/span&gt;&lt;/a&gt; &lt;a data-custom-class="link" href="#misc"&gt;&lt;/a&gt;&lt;/div&gt;&lt;div class="MsoNormal" style="line-height: 1.5;"&gt;&lt;a data-custom-class="link" href="#misc"&gt;&lt;span style="color: rgb(0, 58, 250); font-size: 15px;"&gt;&lt;span data-custom-class="body_text"&gt;26. MISCELLANEOUS&lt;/span&gt;&lt;/span&gt;&lt;/a&gt; &lt;a data-custom-class="link" href="#contact"&gt;&lt;/a&gt;&lt;/div&gt;&lt;div class="MsoNormal" style="line-height: 1.5;"&gt;&lt;bdt class="block-component"&gt;&lt;/span&gt;&lt;/bdt&gt;&lt;/div&gt;&lt;div class="MsoNormal" style="line-height: 1.5;"&gt;&lt;bdt class="block-component"&gt;&lt;/bdt&gt;&lt;/div&gt;&lt;div class="MsoNormal" style="line-height: 1.5;"&gt;&lt;bdt class="block-component"&gt;&lt;/bdt&gt;&lt;/div&gt;&lt;div class="MsoNormal" style="line-height: 1.5;"&gt;&lt;bdt class="block-component"&gt;&lt;/bdt&gt;&lt;/div&gt;&lt;div class="MsoNormal" style="line-height: 1.5;"&gt;&lt;bdt class="block-component"&gt;&lt;/bdt&gt;&lt;/div&gt;&lt;div class="MsoNormal" style="line-height: 1.5;"&gt;&lt;bdt class="block-component"&gt;&lt;/bdt&gt;&lt;/div&gt;&lt;div class="MsoNormal" style="line-height: 1.5;"&gt;&lt;bdt class="block-component"&gt;&lt;/bdt&gt;&lt;/div&gt;&lt;div class="MsoNormal" style="line-height: 1.5;"&gt;&lt;bdt class="block-component"&gt;&lt;/bdt&gt;&lt;/div&gt;&lt;div class="MsoNormal" style="line-height: 1.5;"&gt;&lt;bdt class="block-component"&gt;&lt;/bdt&gt;&lt;/div&gt;&lt;div class="MsoNormal" style="line-height: 1.5;"&gt;&lt;bdt class="block-component"&gt;&lt;/bdt&gt;&lt;/div&gt;&lt;div class="MsoNormal" style="line-height: 1.5;"&gt;&lt;a data-custom-class="link" href="#contact"&gt;&lt;span style="color: rgb(0, 58, 250); font-size: 15px;"&gt;&lt;span data-custom-class="body_text"&gt;27. CONTACT US&lt;/span&gt;&lt;/span&gt;&lt;/a&gt;&lt;/div&gt;&lt;/div&gt;&lt;div align="center" style="text-align: left;"&gt;&lt;div class="MsoNormal" data-custom-class="heading_1" style="line-height: 1.5;"&gt;&lt;a name="_b6y29mp52qvx"&gt;&lt;/a&gt;&lt;/div&gt;&lt;div class="MsoNormal" style="line-height: 1.5;"&gt;&lt;br&gt;&lt;/div&gt;&lt;div class="MsoNormal" style="line-height: 1.5;"&gt;&lt;br&gt;&lt;/div&gt;&lt;div class="MsoNormal" data-custom-class="heading_1" id="services" style="line-height: 1.5;"&gt;&lt;strong&gt;&lt;span style="font-size: 19px;"&gt;1. OUR SERVICES&lt;/span&gt;&lt;/strong&gt;&lt;/div&gt;&lt;div class="MsoNormal" style="line-height: 1.5;"&gt;&lt;br&gt;&lt;/div&gt;&lt;div class="MsoNormal" data-custom-class="body_text" style="line-height: 1.5;"&gt;&lt;span style="font-size: 15px;"&gt;The information provided when using the Services is not intended for distribution to or use by any person or entity in any jurisdiction or country where such distribution or use would be contrary to law or regulation or which would subject us to any registration requirement within such jurisdiction or country. Accordingly, those persons who choose to access the Services from other locations do so on their own initiative and are solely responsible for compliance with local laws, if and to the extent local laws are applicable.&lt;bdt class="block-component"&gt;&lt;/bdt&gt;&lt;/div&gt;&lt;div class="MsoNormal" style="line-height: 1.5;"&gt;&lt;br&gt;&lt;/div&gt;&lt;/div&gt;&lt;div align="center" data-custom-class="heading_1" style="text-align: left; line-height: 1.5;"&gt;&lt;strong&gt;&lt;span id="ip" style="font-size: 19px;"&gt;2. INTELLECTUAL PROPERTY RIGHTS&lt;/span&gt;&lt;/strong&gt;&lt;/div&gt;&lt;div align="center" style="line-height: 1.5;"&gt;&lt;br&gt;&lt;/div&gt;&lt;div align="center" style="text-align: left;"&gt;&lt;div class="MsoNormal" data-custom-class="heading_2" style="line-height: 1.5;"&gt;&lt;strong&gt;Our intellectual property&lt;/strong&gt;&lt;/div&gt;&lt;div class="MsoNormal" style="line-height: 1.5;"&gt;&lt;br&gt;&lt;/div&gt;&lt;div class="MsoNormal" data-custom-class="body_text" style="line-height: 1.5;"&gt;&lt;span style="font-size:11.0pt;line-height:115%;font-family:Arial;</text:p>
      <text:p text:style-name="Standard">Calibri;color:#595959;mso-themecolor:text1;mso-themetint:166;"&gt;We are the owner or the licensee of all intellectual property rights in our Services, including all source code, databases, functionality, <text:soft-page-break/>software, website designs, audio, video, text, photographs, and graphics in the Services (collectively, the &lt;bdt class="block-component"&gt;&lt;/bdt&gt;"Content"&lt;bdt class="statement-end-if-in-editor"&gt;&lt;/bdt&gt;), as well as the trademarks, service marks, and logos contained therein (the &lt;bdt class="block-component"&gt;&lt;/bdt&gt;"Marks"&lt;bdt class="statement-end-if-in-editor"&gt;&lt;/bdt&gt;).&lt;/span&gt;&lt;/div&gt;&lt;div class="MsoNormal" style="line-height: 1.5;"&gt;&lt;br&gt;&lt;/div&gt;&lt;div class="MsoNormal" data-custom-class="body_text" style="line-height: 1.5;"&gt;&lt;span style="font-size:11.0pt;line-height:115%;font-family:Arial;</text:p>
      <text:p text:style-name="Standard">Calibri;color:#595959;mso-themecolor:text1;mso-themetint:166;"&gt;Our Content and Marks are protected by copyright and trademark laws (and various</text:p>
      <text:p text:style-name="Standard">other intellectual property rights and unfair competition laws) and treaties in the United</text:p>
      <text:p text:style-name="Standard">States and around the world.&lt;/span&gt;&lt;/div&gt;&lt;div class="MsoNormal" style="line-height: 1.5;"&gt;&lt;br&gt;&lt;/div&gt;&lt;div class="MsoNormal" data-custom-class="body_text" style="line-height: 1.5;"&gt;&lt;span style="font-size:11.0pt;line-height:115%;font-family:Arial;</text:p>
      <text:p text:style-name="Standard">Calibri;color:#595959;mso-themecolor:text1;mso-themetint:166;"&gt;The Content and Marks are provided in or through the Services &lt;bdt class="block-component"&gt;&lt;/bdt&gt;"AS IS"&lt;bdt class="statement-end-if-in-editor"&gt;&lt;/bdt&gt; for your &lt;bdt class="block-component"&gt;&lt;/bdt&gt;personal, non-commercial use or internal business purpose&lt;bdt class="statement-end-if-in-editor"&gt;&lt;/bdt&gt; only.&lt;/span&gt;&lt;/div&gt;&lt;div class="MsoNormal" style="line-height: 1.5;"&gt;&lt;br&gt;&lt;/div&gt;&lt;div class="MsoNormal" data-custom-class="heading_2" style="line-height: 1.5;"&gt;&lt;strong&gt;Your use of our Services&lt;/strong&gt;&lt;/div&gt;&lt;div class="MsoNormal" style="line-height: 1.5;"&gt;&lt;br&gt;&lt;/div&gt;&lt;div class="MsoNormal" data-custom-class="body_text" style="line-height: 1.5;"&gt;&lt;span style="font-size: 15px;"&gt;Subject to your compliance with these Legal Terms, including the &lt;bdt class="block-component"&gt;&lt;/bdt&gt;"&lt;bdt class="statement-end-if-in-editor"&gt;&lt;/bdt&gt;&lt;/span&gt;&lt;a data-custom-class="link" href="#prohibited"&gt;&lt;span style="color: rgb(0, 58, 250); font-size: 15px;"&gt;PROHIBITED ACTIVITIES&lt;/span&gt;&lt;/a&gt;&lt;span style="font-size: 15px;"&gt;&lt;bdt class="block-component"&gt;&lt;/bdt&gt;"&lt;bdt class="statement-end-if-in-editor"&gt;&lt;/bdt&gt; section below, we grant you a non-exclusive, non-transferable, revocable &lt;bdt class="block-component"&gt;&lt;/bdt&gt;license&lt;bdt class="statement-end-if-in-editor"&gt;&lt;/bdt&gt; to:&lt;/span&gt;&lt;/div&gt;&lt;ul&gt;&lt;li class="MsoNormal" data-custom-class="body_text" style="line-height: 1.5;"&gt;&lt;span style="font-size: 15px;"&gt;access the Services; and&lt;/span&gt;&lt;/li&gt;&lt;li class="MsoNormal" data-custom-class="body_text" style="line-height: 1.5;"&gt;&lt;span style="font-size: 15px;"&gt;download or print a copy of any portion of the Content to which you have properly gained access.&lt;/span&gt;&lt;/li&gt;&lt;/ul&gt;&lt;div class="MsoNormal" data-custom-class="body_text" style="line-height: 1.5;"&gt;&lt;span style="font-size:11.0pt;line-height:115%;font-family:Arial;</text:p>
      <text:p text:style-name="Standard">Calibri;color:#595959;mso-themecolor:text1;mso-themetint:166;"&gt;solely for your &lt;bdt class="block-component"&gt;&lt;/bdt&gt;personal, non-commercial use or internal business purpose&lt;bdt class="statement-end-if-in-editor"&gt;&lt;/bdt&gt;.&lt;/span&gt;&lt;/div&gt;&lt;div class="MsoNormal" style="line-height: 1.5;"&gt;&lt;br&gt;&lt;/div&gt;&lt;div class="MsoNormal" data-custom-class="body_text" style="line-height: 1.5;"&gt;&lt;span style="font-size:11.0pt;line-height:115%;font-family:Arial;</text:p>
      <text:p text:style-name="Standard">Calibri;color:#595959;mso-themecolor:text1;mso-themetint:166;"&gt;Except as set out in this section or elsewhere in our Legal Terms, no part of the Services and no Content or Marks may be copied, reproduced,</text:p>
      <text:p text:style-name="Standard">aggregated, republished, uploaded, posted, publicly displayed, encoded,</text:p>
      <text:p text:style-name="Standard">translated, transmitted, distributed, sold, licensed, or otherwise exploited</text:p>
      <text:p text:style-name="Standard">for any commercial purpose whatsoever, without our express prior written</text:p>
      <text:p text:style-name="Standard">permission.&lt;/span&gt;&lt;/div&gt;&lt;div class="MsoNormal" style="line-height: 1.5;"&gt;&lt;br&gt;&lt;/div&gt;&lt;div class="MsoNormal" data-custom-class="body_text" style="line-height: 1.5;"&gt;&lt;span style="font-size:11.0pt;line-height:115%;font-family:Arial;</text:p>
      <text:p text:style-name="Standard"><text:soft-page-break/>Calibri;color:#595959;mso-themecolor:text1;mso-themetint:166;"&gt;If you wish to make any use of the Services, Content, or Marks other than as set out in this section or elsewhere in our Legal Terms, please address your request to: &lt;bdt class="question"&gt;bok@ekodoniczka.pl&lt;/bdt&gt;. If we ever grant you the permission to post, reproduce, or publicly display any part of our Services or Content, you must identify us as the owners or licensors of the Services, Content, or Marks and ensure that any copyright or proprietary notice appears or is visible on posting, reproducing, or displaying our Content.&lt;/span&gt;&lt;/div&gt;&lt;/div&gt;&lt;div align="center" style="line-height: 1.5;"&gt;&lt;br&gt;&lt;/div&gt;&lt;div align="center" style="text-align: left;"&gt;&lt;div class="MsoNormal" data-custom-class="body_text" style="line-height: 1.5;"&gt;&lt;span style="font-size:11.0pt;line-height:115%;font-family:Arial;</text:p>
      <text:p text:style-name="Standard">Calibri;color:#595959;mso-themecolor:text1;mso-themetint:166;"&gt;We reserve all rights not expressly granted to you in and to the Services, Content, and Marks.&lt;/span&gt;&lt;/div&gt;&lt;div class="MsoNormal" style="line-height: 1.5;"&gt;&lt;br&gt;&lt;/div&gt;&lt;div class="MsoNormal" data-custom-class="body_text" style="line-height: 1.5;"&gt;&lt;span style="font-size:11.0pt;line-height:115%;font-family:Arial;</text:p>
      <text:p text:style-name="Standard">Calibri;color:#595959;mso-themecolor:text1;mso-themetint:166;"&gt;Any breach of these Intellectual Property Rights will constitute a material breach of our Legal Terms and your right to use our Services will terminate immediately.&lt;/span&gt;&lt;/div&gt;&lt;div class="MsoNormal" style="line-height: 1.5;"&gt;&lt;br&gt;&lt;/div&gt;&lt;div class="MsoNormal" data-custom-class="heading_2" style="line-height: 1.5;"&gt;&lt;span style="font-size:11.0pt;line-height:115%;font-family:Arial;</text:p>
      <text:p text:style-name="Standard">Calibri;color:#595959;mso-themecolor:text1;mso-themetint:166;"&gt;&lt;strong&gt;Your submissions&lt;bdt class="block-component"&gt;&lt;/strong&gt;&lt;/bdt&gt;&lt;/span&gt;&lt;/div&gt;&lt;div class="MsoNormal" style="line-height: 1.5;"&gt;&lt;br&gt;&lt;/div&gt;&lt;div class="MsoNormal" data-custom-class="body_text" style="line-height: 1.5;"&gt;&lt;span style="font-size: 15px;"&gt;Please review this section and the &lt;bdt class="block-component"&gt;&lt;/bdt&gt;"&lt;bdt class="statement-end-if-in-editor"&gt;&lt;/bdt&gt;&lt;a data-custom-class="link" href="#prohibited"&gt;&lt;span style="color: rgb(0, 58, 250);"&gt;PROHIBITED ACTIVITIES&lt;/span&gt;&lt;/a&gt;&lt;bdt class="block-component"&gt;&lt;/bdt&gt;"&lt;bdt class="statement-end-if-in-editor"&gt;&lt;/bdt&gt; section carefully prior to using our Services to understand the (a) rights you give us and (b) obligations you have when you post or upload any content through the Services.&lt;/span&gt;&lt;/div&gt;&lt;div class="MsoNormal" style="line-height: 1.5;"&gt;&lt;br&gt;&lt;/div&gt;&lt;div class="MsoNormal" data-custom-class="body_text" style="line-height: 1.5;"&gt;&lt;span style="font-size: 15px;"&gt;&lt;strong&gt;Submissions:&lt;/strong&gt; By directly sending us any question, comment, suggestion, idea, feedback, or other information about the Services (&lt;bdt class="block-component"&gt;&lt;/bdt&gt;"Submissions"&lt;bdt class="statement-end-if-in-editor"&gt;&lt;/bdt&gt;), you agree to assign to us all intellectual property rights in such Submission. You agree that we shall own this Submission and be entitled to its unrestricted use and dissemination for any lawful purpose, commercial or otherwise, without acknowledgment or compensation to you.&lt;bdt class="block-component"&gt;&lt;/bdt&gt;&lt;/span&gt;&lt;/div&gt;&lt;div class="MsoNormal" style="line-height: 1.5;"&gt;&lt;br&gt;&lt;/div&gt;&lt;div class="MsoNormal" data-custom-class="body_text" style="line-height: 1.5;"&gt;&lt;span style="font-size: 15px;"&gt;&lt;strong&gt;You are responsible for what you post or upload:&lt;/strong&gt; By sending us Submissions&lt;bdt class="block-component"&gt;&lt;/bdt&gt; through any part of the Services&lt;bdt class="block-component"&gt;&lt;/bdt&gt; you:&lt;/span&gt;&lt;/div&gt;&lt;ul&gt;&lt;li class="MsoNormal" data-custom-class="body_text" style="line-height: 1.5;"&gt;&lt;span style="font-size: 15px;"&gt;confirm that you have read and agree with our &lt;bdt class="block-component"&gt;&lt;/bdt&gt;"&lt;bdt class="statement-end-if-in-editor"&gt;&lt;/bdt&gt;&lt;/span&gt;&lt;a data-custom-class="link" href="#prohibited"&gt;&lt;span style="color: rgb(0, 58, 250); font-size: 15px;"&gt;PROHIBITED ACTIVITIES&lt;/span&gt;&lt;/a&gt;&lt;span style="font-size: 15px;"&gt;&lt;bdt class="block-component"&gt;&lt;/bdt&gt;"&lt;bdt class="statement-end-if-in-editor"&gt;&lt;/bdt&gt; and will not post, send, publish, upload, or transmit through the Services any Submission&lt;bdt class="block-component"&gt;&lt;/bdt&gt; that is illegal, harassing, hateful, harmful, defamatory, obscene, bullying, abusive, discriminatory, threatening <text:soft-page-break/>to any person or group, sexually explicit, false, inaccurate, deceitful, or misleading;&lt;/span&gt;&lt;/li&gt;&lt;li class="MsoNormal" data-custom-class="body_text" style="line-height: 1.5;"&gt;&lt;span style="font-size: 15px;"&gt;to the extent permissible by applicable law, waive any and all moral rights to any such Submission&lt;bdt class="block-component"&gt;&lt;/bdt&gt;;&lt;/span&gt;&lt;/li&gt;&lt;li class="MsoNormal" data-custom-class="body_text" style="line-height: 1.5;"&gt;&lt;span style="font-size: 15px;"&gt;warrant that any such Submission&lt;bdt class="block-component"&gt;&lt;/bdt&gt; are original to you or that you have the necessary rights and &lt;bdt class="block-component"&gt;&lt;/bdt&gt;licenses&lt;bdt class="statement-end-if-in-editor"&gt;&lt;/bdt&gt; to submit such Submissions&lt;bdt class="block-component"&gt;&lt;/bdt&gt; and that you have full authority to grant us the above-mentioned rights in relation to your Submissions&lt;bdt class="block-component"&gt;&lt;/bdt&gt;; and&lt;/span&gt;&lt;/li&gt;&lt;li class="MsoNormal" data-custom-class="body_text" style="line-height: 1.5;"&gt;&lt;span style="font-size: 15px;"&gt;warrant and represent that your Submissions&lt;bdt class="block-component"&gt;&lt;/bdt&gt; do not constitute confidential information.&lt;/span&gt;&lt;/li&gt;&lt;/ul&gt;&lt;div class="MsoNormal" data-custom-class="body_text" style="line-height: 1.5;"&gt;You are solely responsible for your Submissions&lt;bdt class="block-component"&gt;&lt;/bdt&gt; and you expressly agree to reimburse us for any and all losses that we may suffer because of your breach of (a) this section, (b) any third party’s intellectual property rights, or (c) applicable law.&lt;bdt class="block-component"&gt;&lt;/bdt&gt;&lt;bdt class="block-component"&gt;&lt;/bdt&gt;&lt;/div&gt;&lt;div class="MsoNormal" style="line-height: 1.5;"&gt;&lt;br&gt;&lt;/div&gt;&lt;/div&gt;&lt;div align="center" style="text-align: left;"&gt;&lt;div class="MsoNormal" data-custom-class="heading_1" id="userreps" style="line-height: 1.5;"&gt;&lt;a name="_5hg7kgyv9l8z"&gt;&lt;/a&gt;&lt;strong&gt;&lt;span style="line-height: 115%; font-family: Arial; font-size: 19px;"&gt;&lt;strong&gt;&lt;span style="line-height: 115%; font-family: Arial; font-size: 19px;"&gt;&lt;strong&gt;&lt;span style="line-height: 115%; font-family: Arial; font-size: 19px;"&gt;&lt;strong&gt;&lt;span style="line-height: 115%; font-family: Arial; font-size: 19px;"&gt;3.&lt;/span&gt;&lt;/strong&gt;&lt;/span&gt; &lt;/strong&gt;&lt;/span&gt;&lt;/strong&gt;USER REPRESENTATIONS&lt;/span&gt;&lt;/strong&gt;&lt;/div&gt;&lt;/div&gt;&lt;div align="center" style="line-height: 1.5;"&gt;&lt;br&gt;&lt;/div&gt;&lt;div align="center" style="text-align: left;"&gt;&lt;div class="MsoNormal" data-custom-class="body_text" style="line-height: 1.5;"&gt;&lt;span style="font-size:11.0pt;line-height:115%;font-family:Arial;</text:p>
      <text:p text:style-name="Standard">Calibri;color:#595959;mso-themecolor:text1;mso-themetint:166;"&gt;By using the Services, you represent and warrant that:&lt;/span&gt;&lt;bdt class="block-container if" data-type="if" id="d2d82ca8-275f-3f86-8149-8a5ef8054af6"&gt;&lt;bdt data-type="conditional-block"&gt;&lt;bdt class="block-component" data-record-question-key="user_account_option" data-type="statement"&gt;&lt;/bdt&gt; &lt;bdt data-type="body"&gt;&lt;span style="color: rgb(89, 89, 89); font-size: 11pt;"&gt;(&lt;/span&gt;&lt;span style="color: rgb(89, 89, 89); font-size: 14.6667px;"&gt;1&lt;/span&gt;&lt;span style="color: rgb(89, 89, 89); font-size: 11pt;"&gt;) all registration information you submit</text:p>
      <text:p text:style-name="Standard">will be true, accurate, current, and complete; (&lt;/span&gt;&lt;span style="color: rgb(89, 89, 89); font-size: 14.6667px;"&gt;2&lt;/span&gt;&lt;span style="color: rgb(89, 89, 89); font-size: 11pt;"&gt;) you will maintain the accuracy of such information and promptly update such registration information as necessary;&lt;/span&gt;&lt;/bdt&gt;&lt;/bdt&gt;&lt;bdt class="statement-end-if-in-editor" data-type="close"&gt;&lt;/bdt&gt; &lt;/bdt&gt;&lt;span style="color: rgb(89, 89, 89); font-size: 11pt;"&gt;(&lt;/span&gt;&lt;span style="color: rgb(89, 89, 89); font-size: 14.6667px;"&gt;3&lt;/span&gt;&lt;span style="color: rgb(89, 89, 89); font-size: 11pt;"&gt;) you have the legal capacity and you agree to comply with these Legal Terms;&lt;/span&gt;&lt;bdt class="block-container if" data-type="if" id="8d4c883b-bc2c-f0b4-da3e-6d0ee51aca13"&gt;&lt;bdt data-type="conditional-block"&gt;&lt;bdt class="block-component" data-record-question-key="user_u13_option" data-type="statement"&gt;&lt;/bdt&gt; &lt;bdt data-type="body"&gt;&lt;span style="color: rgb(89, 89, 89); font-size: 11pt;"&gt;(&lt;/span&gt;&lt;span style="color: rgb(89, 89, 89); font-size: 14.6667px;"&gt;4&lt;/span&gt;&lt;span style="color: rgb(89, 89, 89); font-size: 11pt;"&gt;) you are not under the age of <text:soft-page-break/>13;&lt;/span&gt;&lt;/bdt&gt;&lt;/bdt&gt;&lt;bdt class="statement-end-if-in-editor" data-type="close"&gt;&lt;/bdt&gt; &lt;/bdt&gt;&lt;span style="color: rgb(89, 89, 89); font-size: 11pt;"&gt;(&lt;/span&gt;&lt;span style="color: rgb(89, 89, 89); font-size: 14.6667px;"&gt;5&lt;/span&gt;&lt;span style="color: rgb(89, 89, 89); font-size: 11pt;"&gt;) you are not a</text:p>
      <text:p text:style-name="Standard">minor in the jurisdiction in which you reside&lt;bdt class="block-container if" data-type="if" id="76948fab-ec9e-266a-bb91-948929c050c9"&gt;&lt;bdt data-type="conditional-block"&gt;&lt;bdt class="block-component" data-record-question-key="user_o18_option" data-type="statement"&gt;&lt;/bdt&gt;&lt;bdt data-type="body"&gt;, or if a minor, you have</text:p>
      <text:p text:style-name="Standard">received parental permission to use the Services&lt;/bdt&gt;&lt;/bdt&gt;&lt;bdt class="statement-end-if-in-editor" data-type="close"&gt;&lt;/bdt&gt;&lt;/bdt&gt;; (&lt;/span&gt;&lt;span style="color: rgb(89, 89, 89); font-size: 14.6667px;"&gt;6&lt;/span&gt;&lt;span style="color: rgb(89, 89, 89); font-size: 11pt;"&gt;) you will not access the Services through automated or non-human means, whether through a bot, script or</text:p>
      <text:p text:style-name="Standard">otherwise; (&lt;/span&gt;&lt;span style="color: rgb(89, 89, 89); font-size: 14.6667px;"&gt;7&lt;/span&gt;&lt;span style="color: rgb(89, 89, 89); font-size: 11pt;"&gt;) you will not use the Services for any illegal or &lt;bdt class="block-component"&gt;&lt;/bdt&gt;unauthorized&lt;bdt class="statement-end-if-in-editor"&gt;&lt;/bdt&gt; purpose; and (&lt;/span&gt;&lt;span style="color: rgb(89, 89, 89); font-size: 14.6667px;"&gt;8&lt;/span&gt;&lt;span style="color: rgb(89, 89, 89); font-size: 11pt;"&gt;) your use of the Services will not violate any applicable law or regulation.&lt;/span&gt;&lt;span style="color: rgb(89, 89, 89); font-size: 14.6667px;"&gt;&lt;/span&gt;&lt;/div&gt;&lt;/div&gt;&lt;div align="center" style="line-height: 1.5;"&gt;&lt;br&gt;&lt;/div&gt;&lt;div align="center" style="text-align: left;"&gt;&lt;div class="MsoNormal" style="text-align: justify; line-height: 115%;"&gt;&lt;div class="MsoNormal" style="line-height: 17.25px;"&gt;&lt;div class="MsoNormal" data-custom-class="body_text" style="line-height: 1.5; text-align: left;"&gt;&lt;span style="font-size: 11pt; line-height: 16.8667px; color: rgb(89, 89, 89);"&gt;If you provide any information that is untrue, inaccurate, not current, or incomplete, we have the right to suspend or terminate your account and refuse any and all current or future use of the Services (or any portion thereof).&lt;/span&gt;&lt;/div&gt;&lt;div class="MsoNormal" style="line-height: 1.1; text-align: left;"&gt;&lt;bdt class="block-component"&gt;&lt;/bdt&gt;&lt;/div&gt;&lt;div class="MsoNormal" style="line-height: 1.5; text-align: left;"&gt;&lt;br&gt;&lt;/div&gt;&lt;/div&gt;&lt;div class="MsoNormal" style="line-height: 1;"&gt;&lt;bdt data-type="conditional-block"&gt;&lt;bdt data-type="body"&gt;&lt;div class="MsoNormal" data-custom-class="heading_1" id="userreg" style="line-height: 1.5; text-align: left;"&gt;&lt;strong&gt;&lt;span style="line-height: 24.5333px; font-size: 19px;"&gt;&lt;strong&gt;&lt;span style="line-height: 115%; font-family: Arial; font-size: 19px;"&gt;&lt;strong&gt;&lt;span style="line-height: 115%; font-family: Arial; font-size: 19px;"&gt;&lt;strong&gt;&lt;span style="line-height: 115%; font-family: Arial; font-size: 19px;"&gt;4.&lt;/span&gt;&lt;/strong&gt;&lt;/span&gt; &lt;/strong&gt;&lt;/span&gt;&lt;/strong&gt;USER REGISTRATION&lt;/span&gt;&lt;/strong&gt;&lt;/div&gt;&lt;/bdt&gt;&lt;/bdt&gt;&lt;/div&gt;&lt;div class="MsoNormal" style="line-height: 1.5; text-align: left;"&gt;&lt;br&gt;&lt;/div&gt;&lt;div class="MsoNormal" style="line-height: 1;"&gt;&lt;bdt data-type="conditional-block"&gt;&lt;bdt data-type="body"&gt;&lt;div class="MsoNormal" data-custom-class="body_text" style="text-align: left; line-height: 1.5;"&gt;&lt;span style="font-size: 11pt; line-height: 16.8667px; color: rgb(89, 89, 89);"&gt;You may be required to register to use the Services. You agree to keep your password confidential and will be responsible for all use of your account and password. We reserve the right to remove, reclaim, or change a username you select if we determine, in our sole discretion, that such username is inappropriate, obscene, or otherwise objectionable.&lt;bdt class="statement-end-if-in-editor" data-type="close"&gt;&lt;/bdt&gt;&lt;/span&gt;&lt;/div&gt;&lt;/bdt&gt;&lt;/bdt&gt;&lt;/div&gt;&lt;div class="MsoNormal" style="line-height: 1.5; text-align: left;"&gt;&lt;bdt class="block-component"&gt;&lt;span style="font-size: 15px;"&gt;&lt;/span&gt;&lt;/bdt&gt;&lt;span style="font-size: 15px;"&gt;&lt;bdt class="block-component"&gt;&lt;/bdt&gt;&lt;/span&gt;&lt;/div&gt;&lt;div class="MsoNormal" style="line-height: 1.5; text-align: left;"&gt;&lt;br&gt;&lt;/div&gt;&lt;div class="MsoNormal" data-custom-class="heading_1" id="products" style="line-<text:soft-page-break/>height: 1.5; text-align: left;"&gt;&lt;span style="font-size: 19px;"&gt;&lt;strong&gt;5. PRODUCTS&lt;/strong&gt;&lt;/span&gt;&lt;/div&gt;&lt;div class="MsoNormal" style="line-height: 1.5; text-align: left;"&gt;&lt;br&gt;&lt;/div&gt;&lt;div class="MsoNormal" data-custom-class="body_text" style="line-height: 1.5; text-align: left;"&gt;&lt;bdt class="block-component"&gt;&lt;span style="font-size: 15px;"&gt;&lt;/span&gt;&lt;/bdt&gt;&lt;span style="font-size: 15px;"&gt;We make every effort to display as accurately as possible the &lt;bdt class="block-component"&gt;&lt;/bdt&gt;colors&lt;bdt class="statement-end-if-in-editor"&gt;&lt;/bdt&gt;, features, specifications, and details of the products available on the Services. However, we do not guarantee that the &lt;bdt class="block-component"&gt;&lt;/bdt&gt;colors&lt;bdt class="statement-end-if-in-editor"&gt;&lt;/bdt&gt;, features, specifications, and details of the products will be accurate, complete, reliable, current, or free of other errors, and your electronic display may not accurately reflect the actual &lt;bdt class="block-component"&gt;&lt;/bdt&gt;colors&lt;bdt class="statement-end-if-in-editor"&gt;&lt;/bdt&gt; and details of the products. &lt;bdt class="statement-end-if-in-editor"&gt;&lt;/bdt&gt;All products are subject to availability&lt;bdt class="block-component"&gt;&lt;/bdt&gt;, and we cannot guarantee that items will be in stock&lt;bdt class="statement-end-if-in-editor"&gt;&lt;/bdt&gt;. We reserve the right to discontinue any products at any time for any reason. Prices for all products are subject to change.&lt;bdt class="statement-end-if-in-editor"&gt;&lt;/bdt&gt;&lt;bdt class="statement-end-if-in-editor"&gt;&lt;/bdt&gt;&lt;/span&gt;&lt;/div&gt;&lt;div class="MsoNormal" style="line-height: 1.5; text-align: left;"&gt;&lt;bdt class="block-component"&gt;&lt;span style="font-size: 15px;"&gt;&lt;/span&gt;&lt;/bdt&gt;&lt;/div&gt;&lt;div class="MsoNormal" style="line-height: 1.5; text-align: left;"&gt;&lt;br&gt;&lt;/div&gt;&lt;/div&gt;&lt;/div&gt;&lt;div align="center" style="text-align: left;"&gt;&lt;div class="MsoNormal" data-custom-class="heading_1" id="purchases" style="line-height: 1.5;"&gt;&lt;a name="_ynub0jdx8pob"&gt;&lt;/a&gt;&lt;strong&gt;&lt;span style="line-height: 115%; font-family: Arial; font-size: 19px;"&gt;&lt;strong&gt;&lt;span style="line-height: 115%; font-family: Arial; font-size: 19px;"&gt;&lt;strong&gt;&lt;span style="line-height: 115%; font-family: Arial; font-size: 19px;"&gt;&lt;strong&gt;&lt;span style="line-height: 115%; font-family: Arial; font-size: 19px;"&gt;6.&lt;/span&gt;&lt;/strong&gt;&lt;/span&gt;&lt;/strong&gt;&lt;/span&gt; &lt;/strong&gt;PURCHASES AND PAYMENT&lt;/span&gt;&lt;/strong&gt;&lt;/div&gt;&lt;/div&gt;&lt;div align="center" style="line-height: 1.5;"&gt;&lt;br&gt;&lt;/div&gt;&lt;div align="center" style="text-align: left;"&gt;&lt;div class="MsoNormal" style="line-height: 1.5;"&gt;&lt;bdt class="block-component"&gt;&lt;span style="font-size: 15px;"&gt;&lt;/span&gt;&lt;/bdt&gt;&lt;/div&gt;&lt;div class="MsoNormal" data-custom-class="body_text" style="line-height: 1.5;"&gt;&lt;span style="font-size:11.0pt;line-height:115%;font-family:Arial;</text:p>
      <text:p text:style-name="Standard">Calibri;color:#595959;mso-themecolor:text1;mso-themetint:166;"&gt;We accept the following forms of payment:&lt;/span&gt;&lt;/div&gt;&lt;div class="MsoNormal" style="text-align:justify;line-height:115%;"&gt;&lt;div class="MsoNormal" style="text-align: left; line-height: 1;"&gt;&lt;br&gt;&lt;/div&gt;&lt;/div&gt;&lt;div class="MsoNormal" data-custom-class="body_text" style="line-height: 1.5; margin-left: 20px;"&gt;&lt;span style="font-size:11.0pt;line-height:115%;font-family:Arial;</text:p>
      <text:p text:style-name="Standard">Calibri;color:#595959;mso-themecolor:text1;mso-themetint:166;"&gt;&lt;bdt class="forloop-component"&gt;&lt;/bdt&gt;-  &lt;bdt class="question"&gt;Visa&lt;/bdt&gt;&lt;/span&gt;&lt;/div&gt;&lt;div class="MsoNormal" data-custom-class="body_text" style="line-height: 1.5; margin-left: 20px;"&gt;&lt;span style="font-size:11.0pt;line-height:115%;font-family:Arial;</text:p>
      <text:p text:style-name="Standard">Calibri;color:#595959;mso-themecolor:text1;mso-themetint:166;"&gt;&lt;bdt class="forloop-component"&gt;&lt;/bdt&gt;-  &lt;bdt class="question"&gt;Mastercard&lt;/bdt&gt;&lt;/span&gt;&lt;/div&gt;&lt;div class="MsoNormal" data-custom-class="body_text" style="line-height: 1.5; margin-left: 20px;"&gt;&lt;span style="font-size:11.0pt;line-height:115%;font-family:Arial;</text:p>
      <text:p text:style-name="Standard">Calibri;color:#595959;mso-themecolor:text1;mso-themetint:166;"&gt;&lt;bdt class="forloop-component"&gt;&lt;/bdt&gt;-  &lt;bdt class="question"&gt;PayPal&lt;/bdt&gt;&lt;/span&gt;&lt;/div&gt;&lt;div class="MsoNormal" data-custom-class="body_text" style="line-height: 1.5; margin-left: 20px;"&gt;&lt;span style="font-size:11.0pt;line-height:115%;font-family:Arial;</text:p>
      <text:p text:style-name="Standard"><text:soft-page-break/>Calibri;color:#595959;mso-themecolor:text1;mso-themetint:166;"&gt;&lt;bdt class="forloop-component"&gt;&lt;/bdt&gt;-  &lt;bdt class="question"&gt;Blik&lt;/bdt&gt;&lt;/span&gt;&lt;/div&gt;&lt;div class="MsoNormal" data-custom-class="body_text" style="line-height: 1.5; margin-left: 20px;"&gt;&lt;span style="font-size:11.0pt;line-height:115%;font-family:Arial;</text:p>
      <text:p text:style-name="Standard">Calibri;color:#595959;mso-themecolor:text1;mso-themetint:166;"&gt;&lt;bdt class="forloop-component"&gt;&lt;/bdt&gt;-  &lt;bdt class="question"&gt;Apple Pay&lt;/bdt&gt;&lt;/span&gt;&lt;/div&gt;&lt;div class="MsoNormal" data-custom-class="body_text" style="line-height: 1.5; margin-left: 20px;"&gt;&lt;span style="font-size:11.0pt;line-height:115%;font-family:Arial;</text:p>
      <text:p text:style-name="Standard">Calibri;color:#595959;mso-themecolor:text1;mso-themetint:166;"&gt;&lt;bdt class="forloop-component"&gt;&lt;/bdt&gt;-  &lt;bdt class="question"&gt;Przelewy24&lt;/bdt&gt;&lt;/span&gt;&lt;/div&gt;&lt;div class="MsoNormal" data-custom-class="body_text" style="line-height: 1.5; margin-left: 20px;"&gt;&lt;span style="font-size:11.0pt;line-height:115%;font-family:Arial;</text:p>
      <text:p text:style-name="Standard">Calibri;color:#595959;mso-themecolor:text1;mso-themetint:166;"&gt;&lt;bdt class="forloop-component"&gt;&lt;/bdt&gt;&lt;/span&gt;&lt;/div&gt;&lt;div class="MsoNormal" style="line-height: 1;"&gt;&lt;span style="font-size:11.0pt;line-height:115%;font-family:Arial;</text:p>
      <text:p text:style-name="Standard">Calibri;color:#595959;mso-themecolor:text1;mso-themetint:166;"&gt;&lt;br&gt;&lt;/span&gt;&lt;/div&gt;&lt;div class="MsoNormal" data-custom-class="body_text" style="line-height: 1.5;"&gt;&lt;span style="font-size:11.0pt;line-height:115%;font-family:Arial;</text:p>
      <text:p text:style-name="Standard">Calibri;color:#595959;mso-themecolor:text1;mso-themetint:166;"&gt;You agree to provide current, complete, and accurate purchase and account information for all purchases made via the Services. You further agree to promptly update account and payment information, including email address, payment method, and payment card expiration date, so that we can complete your transactions and contact you as needed. Sales tax will be added to the price of purchases as deemed required by us. We may change prices at any time. All payments shall be &lt;/span&gt;&lt;span style="font-size: 15px; line-height: 115%; font-family: Arial; color: rgb(89, 89, 89);"&gt;in &lt;bdt class="question"&gt;PLN&lt;/bdt&gt;.&lt;/span&gt;&lt;/div&gt;&lt;/div&gt;&lt;div align="center" style="line-height: 1.5;"&gt;&lt;br&gt;&lt;/div&gt;&lt;div align="center" style="text-align: left;"&gt;&lt;div class="MsoNormal" data-custom-class="body_text" style="line-height: 1.5;"&gt;&lt;span style="font-size:11.0pt;line-height:115%;font-family:Arial;</text:p>
      <text:p text:style-name="Standard">Calibri;color:#595959;mso-themecolor:text1;mso-themetint:166;"&gt;You agree to pay all charges at the prices then in effect for your purchases and any applicable shipping fees, and you &lt;bdt class="block-component"&gt;&lt;/bdt&gt;authorize&lt;bdt class="statement-end-if-in-editor"&gt;&lt;/bdt&gt; us to charge your chosen payment provider for any such amounts upon placing your order. We reserve the right to correct any errors or mistakes in pricing, even if we have already requested or received payment.&lt;/span&gt;&lt;/div&gt;&lt;/div&gt;&lt;div align="center" style="line-height: 1.5;"&gt;&lt;br&gt;&lt;/div&gt;&lt;div align="center" style="text-align: left;"&gt;&lt;div class="MsoNormal" data-custom-class="body_text" style="line-height: 1.5;"&gt;&lt;span style="font-size:11.0pt;line-height:115%;font-family:Arial;</text:p>
      <text:p text:style-name="Standard">Calibri;color:#595959;mso-themecolor:text1;mso-themetint:166;"&gt;We reserve the right to refuse any order placed through the Services. We may, in our sole discretion, limit or cancel quantities purchased per person, per household, or per order. These restrictions may include orders placed by or under the same customer account, the same payment method, and/or orders that use the same billing or shipping address. We reserve the right to limit or prohibit orders that, in our sole &lt;bdt class="block-component"&gt;&lt;/bdt&gt;judgment&lt;bdt class="statement-end-if-in-editor"&gt;&lt;/bdt&gt;, appear to be placed by dealers, resellers, or distributors.&lt;/span&gt;&lt;span style="line-height: 115%; font-family: Arial; color: rgb(89, 89, 89);"&gt;&lt;bdt data-type="conditional-block" style="color: rgb(10, 54, 90); text-align: left;"&gt;&lt;bdt class="block-component" data-record-question-key="return_option" data-type="statement" style="font-size: 15px;"&gt;&lt;/bdt&gt;&lt;/bdt&gt;&lt;/span&gt;&lt;/div&gt;&lt;div class="MsoNormal" style="line-height: 1.5;"&gt;&lt;bdt class="block-component"&gt;&lt;span style="font-size: 15px;"&gt;&lt;/bdt&gt;&lt;/span&gt;&lt;bdt class="block-<text:soft-page-break/>component"&gt;&lt;span style="font-size: 15px;"&gt;&lt;/span&gt;&lt;/bdt&gt;&lt;span style="font-size: 15px;"&gt;&lt;bdt class="block-component"&gt;&lt;/bdt&gt;&lt;/span&gt;&lt;/div&gt;&lt;div class="MsoNormal" style="line-height: 1.5;"&gt;&lt;br&gt;&lt;/div&gt;&lt;div class="MsoNormal" data-custom-class="heading_1" id="returnyes" style="line-height: 1.5;"&gt;&lt;span style="font-size: 19px;"&gt;&lt;strong&gt;7. &lt;bdt class="block-component"&gt;&lt;/bdt&gt;RETURN&lt;bdt class="statement-end-if-in-editor"&gt;&lt;/bdt&gt; POLICY&lt;/strong&gt;&lt;/span&gt;&lt;/div&gt;&lt;div class="MsoNormal" style="line-height: 1.5;"&gt;&lt;br&gt;&lt;/div&gt;&lt;div class="MsoNormal" data-custom-class="body_text" style="line-height: 1.5;"&gt;Please review our Return Policy posted on the Services prior to making any purchases.&lt;/div&gt;&lt;div class="MsoNormal" style="line-height: 1.5;"&gt;&lt;bdt class="block-component"&gt;&lt;/bdt&gt;&lt;bdt class="statement-end-if-in-editor"&gt;&lt;/bdt&gt;&lt;/span&gt;&lt;/div&gt;&lt;div class="MsoNormal" style="line-height: 1.5;"&gt;&lt;bdt class="block-component"&gt;&lt;/bdt&gt;&lt;/div&gt;&lt;div class="MsoNormal" style="text-align: justify; line-height: 1.5;"&gt;&lt;span style="line-height: 115%; font-family: Arial; color: rgb(89, 89, 89);"&gt;&lt;bdt data-type="conditional-block" style="color: rgb(10, 54, 90); text-align: left;"&gt;&lt;bdt data-type="body"&gt;&lt;div class="MsoNormal" style="font-size: 15px; line-height: 1.5;"&gt;&lt;br&gt;&lt;/div&gt;&lt;/bdt&gt;&lt;/bdt&gt;&lt;/span&gt;&lt;div class="MsoNormal" data-custom-class="heading_1" id="prohibited" style="text-align: left; line-height: 1.5;"&gt;&lt;strong&gt;&lt;span style="line-height: 24.5333px; font-size: 19px;"&gt;&lt;strong&gt;&lt;span style="line-height: 115%; font-family: Arial; font-size: 19px;"&gt;&lt;strong&gt;&lt;span style="line-height: 115%; font-family: Arial; font-size: 19px;"&gt;&lt;strong&gt;&lt;span style="line-height: 115%; font-family: Arial; font-size: 19px;"&gt;8.&lt;/span&gt;&lt;/strong&gt;&lt;/span&gt;&lt;/strong&gt;&lt;/span&gt; &lt;/strong&gt;PROHIBITED ACTIVITIES&lt;/span&gt;&lt;/strong&gt;&lt;/div&gt;&lt;/div&gt;&lt;div class="MsoNormal" style="line-height: 1.5;"&gt;&lt;br&gt;&lt;/div&gt;&lt;div class="MsoNormal" style="text-align: justify; line-height: 1;"&gt;&lt;div class="MsoNormal" data-custom-class="body_text" style="line-height: 1.5; text-align: left;"&gt;&lt;span style="font-size: 11pt; line-height: 16.8667px; color: rgb(89, 89, 89);"&gt;You may not access or use the Services for any purpose other than that for which we make the Services available. The Services may not be used in connection with any commercial &lt;bdt class="block-component"&gt;&lt;/bdt&gt;endeavors&lt;bdt class="statement-end-if-in-editor"&gt;&lt;/bdt&gt; except those that are specifically endorsed or approved by us.&lt;/span&gt;&lt;/div&gt;&lt;/div&gt;&lt;div class="MsoNormal" style="line-height: 1.5;"&gt;&lt;br&gt;&lt;/div&gt;&lt;div class="MsoNormal" style="text-align: justify; line-height: 1;"&gt;&lt;div class="MsoNormal" style="line-height: 17.25px;"&gt;&lt;div class="MsoNormal" style="line-height: 1.1;"&gt;&lt;div class="MsoNormal" style="line-height: 17.25px;"&gt;&lt;div class="MsoNormal" data-custom-class="body_text" style="line-height: 1.5; text-align: left;"&gt;&lt;span style="font-size: 11pt; line-height: 16.8667px; color: rgb(89, 89, 89);"&gt;As a user of the Services, you agree not to:&lt;/span&gt;&lt;/div&gt;&lt;/div&gt;&lt;ul&gt;&lt;li class="MsoNormal" data-custom-class="body_text" style="line-height: 1.5; text-align: left;"&gt;&lt;span style="font-size: 11pt; line-height: 16.8667px; color: rgb(89, 89, 89);"&gt;&lt;span style="font-family: sans-serif; font-size: 15px;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Systematically retrieve data or other content from the Services to create or compile, directly or indirectly, a collection, compilation, database, or directory without written permission from us.&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text:soft-page-break/>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Trick, defraud, or mislead us and other users, especially in any attempt to learn sensitive account information such as user passwords.&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Circumvent, disable, or otherwise interfere with security-related features of the Services, including features that prevent or restrict the use or copying of any Content or enforce limitations on the use of the Services and/or the Content contained therein.&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Disparage, tarnish, or otherwise harm, in our opinion, us and/or the Services.&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Use any information obtained from the Services in order to harass, abuse, or harm another person.&lt;/span&gt;&lt;/span&gt;&lt;/span&gt;&lt;/span&gt;&lt;/span&gt;&lt;/li&gt;&lt;li class="MsoNormal" data-custom-class="body_text" style="line-height: 1.5; text-align: left;"&gt;&lt;span style="font-size: 15px;"&gt;&lt;span <text:soft-page-break/>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Make improper use of our support services or submit false reports of abuse or misconduct.&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Use the Services in a manner inconsistent with any applicable laws or regulations.&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Engage in &lt;bdt class="block-component"&gt;&lt;/bdt&gt;unauthorized&lt;bdt class="statement-end-if-in-editor"&gt;&lt;/bdt&gt; framing of or linking to the Services.&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text:soft-page-break/>space: normal; widows: 2; word-spacing: 0px; -webkit-text-stroke-width: 0px; background-color: rgb(255, 255, 255); text-decoration-style: initial; text-decoration-color: initial; color: rgb(89, 89, 89);"&gt;Upload or transmit (or attempt to upload or to transmit) viruses, Trojan horses, or other material, including excessive use of capital letters and spamming (continuous posting of repetitive text), that interferes with any party’s uninterrupted use and enjoyment of the Services or modifies, impairs, disrupts, alters, or interferes with the use, features, functions, operation, or maintenance of the Services.&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Engage in any automated use of the system, such as using scripts to send comments or messages, or using any data mining, robots, or similar data gathering and extraction tools.&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Delete the copyright or other proprietary rights notice from any Content.&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Attempt to impersonate another user or person or use the username of another user.&lt;/span&gt;&lt;/span&gt;&lt;/span&gt;&lt;/span&gt;&lt;/span&gt;&lt;/li&gt;&lt;li class="MsoNormal" data-custom-class="body_text" style="line-height: 1.5; text-align: left;"&gt;&lt;span style="font-size: 15px;"&gt;&lt;span <text:soft-page-break/>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Upload or transmit (or attempt to upload or to transmit) any material that acts as a passive or active information collection or transmission mechanism, including without limitation, clear graphics interchange formats (&lt;bdt class="block-component"&gt;&lt;/bdt&gt;"gifs"&lt;bdt class="statement-end-if-in-editor"&gt;&lt;/bdt&gt;), 1×1 pixels, web bugs, cookies, or other similar devices (sometimes referred to as &lt;bdt class="block-component"&gt;&lt;/bdt&gt;"spyware" or "passive collection mechanisms" or "pcms"&lt;bdt class="statement-end-if-in-editor"&gt;&lt;/bdt&gt;).&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Interfere with, disrupt, or create an undue burden on the Services or the networks or services connected to the Services.&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Harass, annoy, intimidate, or threaten any of our employees or agents engaged in providing any portion of the Services to you.&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text:soft-page-break/>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Attempt to bypass any measures of the Services designed to prevent or restrict access to the Services, or any portion of the Services.&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Copy or adapt the Services' software, including but not limited to Flash, PHP, HTML, JavaScript, or other code.&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Except as permitted by applicable law, decipher, decompile, disassemble, or reverse engineer any of the software comprising or in any way making up a part of the Services.&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Except as may be the result of standard search engine or Internet browser usage, use, launch, develop, or distribute any <text:soft-page-break/>automated system, including without limitation, any spider, robot, cheat utility, scraper, or offline reader that accesses the Services, or use or launch any &lt;bdt class="block-component"&gt;&lt;/bdt&gt;unauthorized&lt;bdt class="statement-end-if-in-editor"&gt;&lt;/bdt&gt; script or other software.&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Use a buying agent or purchasing agent to make purchases on the Services.&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Make any &lt;bdt class="block-component"&gt;&lt;/bdt&gt;unauthorized&lt;bdt class="statement-end-if-in-editor"&gt;&lt;/bdt&gt; use of the Services, including collecting usernames and/or email addresses of users by electronic or other means for the purpose of sending unsolicited email, or creating user accounts by automated means or under false &lt;bdt class="block-component"&gt;&lt;/bdt&gt;pretenses&lt;bdt class="statement-end-if-in-editor"&gt;&lt;/bdt&gt;.&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Use the Services as part of any effort to compete with us or otherwise use the Services and/or the Content for any revenue-generating &lt;bdt class="block-component"&gt;&lt;/bdt&gt;endeavor&lt;bdt class="statement-end-if-in-editor"&gt;&lt;/bdt&gt; or <text:soft-page-break/>commercial enterprise.&lt;/span&gt;&lt;span style="font-size: 11pt; line-height: 16.8667px; color: rgb(89, 89, 89);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bdt class="forloop-component"&gt;&lt;/bdt&gt;&lt;/span&gt;&lt;/span&gt;&lt;/span&gt;&lt;/span&gt;&lt;/span&gt;&lt;/li&gt;&lt;li class="MsoNormal" data-custom-class="body_text" style="line-height: 1.5; text-align: left;"&gt;&lt;span style="font-size: 11pt; line-height: 16.8667px; color: rgb(89, 89, 89);"&gt;&lt;bdt class="question"&gt;Sell or otherwise transfer your profile.&lt;/bdt&gt;&lt;bdt class="forloop-component"&gt;&lt;/bdt&gt;&lt;/span&gt;&lt;/span&gt;&lt;/span&gt;&lt;/span&gt;&lt;/span&gt;&lt;/li&gt;&lt;li class="MsoNormal" data-custom-class="body_text" style="line-height: 1.5; text-align: left;"&gt;&lt;span style="font-size: 11pt; line-height: 16.8667px; color: rgb(89, 89, 89);"&gt;&lt;bdt class="question"&gt;Use the Services to advertise or offer to sell goods and services.&lt;/bdt&gt;&lt;bdt class="forloop-component"&gt;&lt;/bdt&gt;&lt;/span&gt;&lt;/li&gt;&lt;/ul&gt;&lt;/div&gt;&lt;div class="MsoNormal" style="line-height: 1.5; text-align: left;"&gt;&lt;br&gt;&lt;/div&gt;&lt;/div&gt;&lt;div class="MsoNormal" style="line-height: 17.25px;"&gt;&lt;div class="MsoNormal" style="line-height: 1;"&gt;&lt;bdt class="block-container if" data-type="if" style="text-align: left;"&gt;&lt;bdt data-type="conditional-block"&gt;&lt;bdt data-type="body"&gt;&lt;div class="MsoNormal" data-custom-class="heading_1" id="ugc" style="line-height: 1.5;"&gt;&lt;strong&gt;&lt;span style="line-height: 24.5333px; font-size: 19px;"&gt;&lt;strong&gt;&lt;span style="line-height: 24.5333px; font-size: 19px;"&gt;&lt;strong&gt;&lt;span style="line-height: 115%; font-family: Arial; font-size: 19px;"&gt;&lt;strong&gt;&lt;span style="line-height: 115%; font-family: Arial; font-size: 19px;"&gt;9.&lt;/span&gt;&lt;/strong&gt;&lt;/span&gt;&lt;/strong&gt;&lt;/span&gt; &lt;/strong&gt;USER GENERATED CONTRIBUTIONS&lt;/span&gt;&lt;/strong&gt;&lt;/div&gt;&lt;/bdt&gt;&lt;/bdt&gt;&lt;/bdt&gt;&lt;/div&gt;&lt;div class="MsoNormal" style="line-height: 1.5; text-align: left;"&gt;&lt;br&gt;&lt;/div&gt;&lt;div class="MsoNormal" style="line-height: 1;"&gt;&lt;bdt class="block-container if" data-type="if" style="text-align: left;"&gt;&lt;bdt data-type="conditional-block"&gt;&lt;bdt data-type="body"&gt;&lt;div class="MsoNormal" data-custom-class="body_text" style="line-height: 1.5;"&gt;&lt;span style="font-size: 11pt; line-height: 16.8667px; color: rgb(89, 89, 89);"&gt;&lt;bdt class="block-container if" data-type="if" id="24327c5d-a34f-f7e7-88f1-65a2f788484f" style="text-align: left;"&gt;&lt;bdt data-type="conditional-block"&gt;&lt;bdt class="block-component" data-record-question-key="user_post_content_option" data-type="statement"&gt;&lt;/bdt&gt;&lt;span style="font-size: 11pt; line-height: 16.8667px; color: rgb(89, 89, 89);"&gt;The Services does not offer users to submit or post content.&lt;bdt class="block-component"&gt;&lt;/bdt&gt; We may provide you with the opportunity to create, submit, post, display, transmit, perform, publish, distribute, or broadcast content and materials to us or on the Services, including but not limited to text, writings, video, audio, photographs, graphics, comments, suggestions, or personal information or other material (collectively, &lt;bdt class="block-component"&gt;&lt;/bdt&gt;"Contributions"&lt;bdt class="statement-end-if-in-editor"&gt;&lt;/bdt&gt;). Contributions may be viewable by other users of the Services and through third-party websites.&lt;bdt class="block-component"&gt;&lt;/bdt&gt; As such, any Contributions you transmit may be treated in accordance with the Services' Privacy Policy.&lt;bdt class="statement-end-if-in-editor"&gt;&lt;/bdt&gt; When you create or make available any Contributions, you thereby represent and warrant that:&lt;span style="font-size: 11pt; line-height: 16.8667px; color: rgb(89, 89, 89);"&gt;&lt;bdt class="statement-end-if-in-editor"&gt;&lt;bdt class="block-component"&gt;&lt;/bdt&gt;&lt;/bdt&gt;&lt;/span&gt;&lt;/span&gt;&lt;/span&gt;&lt;/div&gt; &lt;/bdt&gt; &lt;/bdt&gt; &lt;/bdt&gt;&lt;/div&gt;&lt;ul style="font-size: medium;text-align: left;"&gt;&lt;li data-custom-class="body_text" style="line-height: 1.5;"&gt;&lt;span style="color: rgb(89, 89, 89);"&gt;&lt;span style="font-size: 14px;"&gt;&lt;span data-custom-class="body_text"&gt;The creation, distribution, transmission, public display, or performance, and the accessing, downloading, or copying of your Contributions do not and will not <text:soft-page-break/>infringe the proprietary rights, including but not limited to the copyright, patent, trademark, trade secret, or moral rights of any third party.&lt;/span&gt;&lt;/span&gt;&lt;/span&gt;&lt;/li&gt;&lt;li data-custom-class="body_text" style="line-height: 1.5;"&gt;&lt;span style="color: rgb(89, 89, 89);"&gt;&lt;span style="font-size: 14px;"&gt;&lt;span data-custom-class="body_text"&gt;You are the creator and owner of or have the necessary &lt;bdt class="block-component"&gt;&lt;/bdt&gt;licenses&lt;bdt class="statement-end-if-in-editor"&gt;&lt;/bdt&gt;, rights, consents, releases, and permissions to use and to &lt;bdt class="block-component"&gt;&lt;/bdt&gt;authorize&lt;bdt class="statement-end-if-in-editor"&gt;&lt;/bdt&gt; us, the Services, and other users of the Services to use your Contributions in any manner contemplated by the Services and these Legal Terms.&lt;/span&gt;&lt;/span&gt;&lt;/span&gt;&lt;/li&gt;&lt;li data-custom-class="body_text" style="line-height: 1.5;"&gt;&lt;span style="color: rgb(89, 89, 89);"&gt;&lt;span style="font-size: 14px;"&gt;&lt;span data-custom-class="body_text"&gt;You have the written consent, release, and/or permission of each and every identifiable individual person in your Contributions to use the name or likeness of each and every such identifiable individual person to enable inclusion and use of your Contributions in any manner contemplated by the Services and these Legal Terms.&lt;/span&gt;&lt;/span&gt;&lt;/span&gt;&lt;/li&gt;&lt;li data-custom-class="body_text" style="line-height: 1.5;"&gt;&lt;span style="color: rgb(89, 89, 89);"&gt;&lt;span style="font-size: 14px;"&gt;&lt;span data-custom-class="body_text"&gt;Your Contributions are not false, inaccurate, or misleading.&lt;/span&gt;&lt;/span&gt; &lt;/span&gt;&lt;/li&gt;&lt;li data-custom-class="body_text" style="line-height: 1.5;"&gt;&lt;span style="color: rgb(89, 89, 89);"&gt;&lt;span style="font-size: 14px;"&gt;&lt;span data-custom-class="body_text"&gt;Your Contributions are not unsolicited or &lt;bdt class="block-component"&gt;&lt;/bdt&gt;unauthorized&lt;bdt class="statement-end-if-in-editor"&gt;&lt;/bdt&gt; advertising, promotional materials, pyramid schemes, chain letters, spam, mass mailings, or other forms of solicitation.&lt;/span&gt;&lt;/span&gt;&lt;/span&gt;&lt;/li&gt;&lt;li data-custom-class="body_text" style="line-height: 1.5;"&gt;&lt;span style="color: rgb(89, 89, 89);"&gt;&lt;span style="font-size: 14px;"&gt;&lt;span data-custom-class="body_text"&gt;Your Contributions are not obscene, lewd, lascivious, filthy, violent, harassing, &lt;bdt class="block-component"&gt;&lt;/bdt&gt;libelous&lt;bdt class="statement-end-if-in-editor"&gt;&lt;/bdt&gt;, slanderous, or otherwise objectionable (as determined by us).&lt;/span&gt;&lt;/span&gt; &lt;/span&gt;&lt;/li&gt;&lt;li data-custom-class="body_text" style="line-height: 1.5;"&gt;&lt;span style="color: rgb(89, 89, 89);"&gt;&lt;span style="font-size: 14px;"&gt;&lt;span data-custom-class="body_text"&gt;Your Contributions do not ridicule, mock, disparage, intimidate, or abuse anyone.&lt;/span&gt;&lt;/span&gt;&lt;/span&gt;&lt;/li&gt;&lt;li data-custom-class="body_text" style="line-height: 1.5;"&gt;&lt;span style="color: rgb(89, 89, 89);"&gt;&lt;span style="font-size: 14px;"&gt;&lt;span data-custom-class="body_text"&gt;Your Contributions are not used to harass or threaten (in the legal sense of those terms) any other person and to promote violence against a specific person or class of people.&lt;/span&gt;&lt;/span&gt;&lt;/span&gt;&lt;/li&gt;&lt;li data-custom-class="body_text" style="line-height: 1.5;"&gt;&lt;span style="color: rgb(89, 89, 89);"&gt;&lt;span style="font-size: 14px;"&gt;&lt;span data-custom-class="body_text"&gt;Your Contributions do not violate any applicable law, regulation, or rule.&lt;/span&gt;&lt;/span&gt;&lt;/span&gt;&lt;/li&gt;&lt;li data-custom-class="body_text" style="line-height: 1.5;"&gt;&lt;span style="color: rgb(89, 89, 89);"&gt;&lt;span style="font-size: 14px;"&gt;&lt;span data-custom-class="body_text"&gt;Your Contributions do not violate the privacy or publicity rights of any third party.&lt;/span&gt;&lt;/span&gt;&lt;/span&gt;&lt;/li&gt;&lt;li data-custom-class="body_text" style="line-height: 1.5;"&gt;&lt;span style="color: rgb(89, 89, 89);"&gt;&lt;span style="font-size: 14px;"&gt;&lt;span data-custom-class="body_text"&gt;Your Contributions do not violate any applicable law concerning child pornography, or otherwise intended to protect the health or well-being of minors.&lt;/span&gt;&lt;/span&gt;&lt;/span&gt;&lt;/li&gt;&lt;li data-custom-class="body_text" style="line-height: 1.5;"&gt;&lt;span style="color: rgb(89, 89, 89);"&gt;&lt;span style="font-size: 14px;"&gt;&lt;span data-custom-class="body_text"&gt;Your Contributions do not include any offensive comments that are connected to race, national origin, gender, sexual preference, or physical handicap.&lt;/span&gt;&lt;/span&gt;&lt;/span&gt;&lt;/li&gt;&lt;li data-custom-class="body_text" style="line-height: 1.5;"&gt;&lt;span style="color: rgb(89, 89, 89);"&gt;&lt;span style="font-size: 14px;"&gt;&lt;span data-custom-<text:soft-page-break/>class="body_text"&gt;Your Contributions do not otherwise violate, or link to material that violates, any provision of these Legal Terms, or any applicable law or regulation.&lt;/span&gt;&lt;/span&gt;&lt;/span&gt;&lt;/li&gt;&lt;/ul&gt;&lt;/div&gt;&lt;/div&gt;&lt;div class="MsoNormal" style="text-align: justify; line-height: 1.5;"&gt;&lt;bdt class="block-container if" data-type="if" style="text-align: left;"&gt;&lt;bdt data-type="conditional-block"&gt;&lt;bdt data-type="body"&gt;&lt;div class="MsoNormal" data-custom-class="body_text" style="line-height: 1.5;"&gt;&lt;span style="font-size: 11pt; line-height: 16.8667px; color: rgb(89, 89, 89);"&gt;Any use of the Services in violation of the foregoing violates these Legal Terms and may result in, among other things, termination or suspension of your rights to use the Services.&lt;/span&gt;&lt;/div&gt;&lt;/bdt&gt;&lt;/bdt&gt;&lt;/bdt&gt;&lt;/div&gt;&lt;div class="MsoNormal" style="line-height: 1.5;"&gt;&lt;br&gt;&lt;/div&gt;&lt;div class="MsoNormal" style="text-align: justify; line-height: 1;"&gt;&lt;bdt class="block-container if" data-type="if" style="text-align: left;"&gt;&lt;bdt data-type="conditional-block"&gt;&lt;bdt data-type="body"&gt;&lt;div class="MsoNormal" data-custom-class="heading_1" id="license" style="line-height: 1.5;"&gt;&lt;strong&gt;&lt;span style="line-height: 24.5333px; font-size: 19px;"&gt;&lt;strong&gt;&lt;span style="line-height: 24.5333px; font-size: 19px;"&gt;&lt;strong&gt;&lt;span style="line-height: 115%; font-family: Arial; font-size: 19px;"&gt;&lt;strong&gt;&lt;span style="line-height: 115%; font-family: Arial; font-size: 19px;"&gt;10.&lt;/span&gt;&lt;/strong&gt;&lt;/span&gt;&lt;/strong&gt;&lt;/span&gt; &lt;/strong&gt;CONTRIBUTION &lt;bdt class="block-component"&gt;&lt;/bdt&gt;LICENSE&lt;bdt class="statement-end-if-in-editor"&gt;&lt;/bdt&gt;&lt;/span&gt;&lt;/strong&gt;&lt;/div&gt;&lt;/bdt&gt;&lt;/bdt&gt;&lt;/bdt&gt;&lt;/div&gt;&lt;div class="MsoNormal" style="line-height: 1.5;"&gt;&lt;br&gt;&lt;/div&gt;&lt;div class="MsoNormal" style="line-height: 1;"&gt;&lt;bdt class="block-container if" data-type="if" id="a088ddfb-d8c1-9e58-6f21-958c3f4f0709" style="text-align: left;"&gt;&lt;bdt data-type="conditional-block"&gt;&lt;bdt class="block-component" data-record-question-key="user_post_content_option" data-type="statement"&gt;&lt;/bdt&gt;&lt;/span&gt;&lt;/bdt&gt;&lt;/bdt&gt;&lt;/bdt&gt;&lt;/div&gt;&lt;div class="MsoNormal" data-custom-class="body_text" style="line-height: 1.5;"&gt;&lt;span style="font-size: 11pt; line-height: 16.8667px; color: rgb(89, 89, 89);"&gt;&lt;span style="font-size: 11pt; line-height: 16.8667px; color: rgb(89, 89, 89);"&gt;You and Services agree that we may access, store, process, and use any information and personal data that you provide&lt;bdt class="block-component"&gt;&lt;/bdt&gt; following the terms of the Privacy Policy&lt;bdt class="statement-end-if-in-editor"&gt;&lt;/bdt&gt; and your choices (including settings).&lt;/span&gt;&lt;/span&gt;&lt;/div&gt;&lt;div class="MsoNormal" style="line-height: 1.5;"&gt;&lt;br&gt;&lt;/div&gt;&lt;div class="MsoNormal" data-custom-class="body_text" style="line-height: 1.5;"&gt;&lt;span style="font-size: 11pt; line-height: 16.8667px; color: rgb(89, 89, 89);"&gt;By submitting suggestions or other feedback regarding the Services, you agree that we can use and share such feedback for any purpose without compensation to you.&lt;bdt class="block-component"&gt;&lt;/bdt&gt;&lt;/span&gt;&lt;/div&gt;&lt;div class="MsoNormal" style="line-height: 1.5;"&gt;&lt;br&gt;&lt;/div&gt;&lt;div class="MsoNormal" data-custom-class="body_text" style="line-height: 1.5;"&gt;&lt;span style="font-size: 11pt; line-height: 16.8667px; color: rgb(89, 89, 89);"&gt;We do not assert any ownership over your Contributions. You retain full ownership of all of your Contributions and any intellectual property rights or other proprietary rights associated with your Contributions. We are not liable for any statements or representations in your Contributions provided by you in any area on the Services. You are solely responsible for your Contributions to the Services and you expressly agree to exonerate us from any and all responsibility and to refrain from any legal action against us regarding your Contributions.&lt;bdt class="statement-end-if-in-editor"&gt;&lt;/bdt&gt;&lt;/span&gt;&lt;/div&gt;&lt;div class="MsoNormal" data-custom-class="body_text" style="line-height: 1.5;"&gt;&lt;br&gt;&lt;/div&gt;&lt;div class="MsoNormal" data-custom-class="body_text" style="line-height: 1.5;"&gt;&lt;span style="font-size: 11pt; line-height: 16.8667px; color: rgb(89, 89, 89);"&gt;&lt;span style="font-size: 11pt; line-height: 16.8667px; color: rgb(89, 89, 89);"&gt;&lt;span style="font-size: 11pt; line-height: 16.8667px; color: rgb(89, 89, 89);"&gt;&lt;bdt class="block-container if" <text:soft-page-break/>data-type="if" style="text-align: left;"&gt;&lt;bdt class="statement-end-if-in-editor" data-type="close"&gt;&lt;/bdt&gt;&lt;/bdt&gt;&lt;/span&gt;&lt;/span&gt;&lt;/span&gt;&lt;/div&gt;&lt;div class="MsoNormal" data-custom-class="body_text" style="line-height: 1.5;"&gt;&lt;bdt class="block-container if" data-type="if" style="text-align: left;"&gt;&lt;bdt data-type="conditional-block"&gt;&lt;bdt class="block-component" data-record-question-key="review_option" data-type="statement"&gt;&lt;/bdt&gt;&lt;/bdt&gt;&lt;/bdt&gt;&lt;/div&gt;&lt;div class="MsoNormal" data-custom-class="heading_1" id="reviews" style="line-height: 1.5;"&gt;&lt;strong&gt;&lt;span style="line-height: 24.5333px; font-size: 19px;"&gt;&lt;strong&gt;&lt;span style="line-height: 115%; font-family: Arial; font-size: 19px;"&gt;&lt;strong&gt;&lt;span style="line-height: 115%; font-family: Arial; font-size: 19px;"&gt;11.&lt;/span&gt;&lt;/strong&gt;&lt;/span&gt;&lt;/strong&gt; &lt;/span&gt;GUIDELINES FOR REVIEWS&lt;/strong&gt;&lt;/div&gt;&lt;div class="MsoNormal" style="line-height: 1.5;"&gt;&lt;br&gt;&lt;/div&gt;&lt;div class="MsoNormal" data-custom-class="body_text" style="line-height: 1.5;"&gt;&lt;span style="font-size: 11pt; line-height: 16.8667px; color: rgb(89, 89, 89);"&gt;We may provide you areas on the Services to leave reviews or ratings. When posting a review, you must comply with the following criteria: (1) you should have firsthand experience with the person/entity being reviewed; (2) your reviews should not contain offensive profanity, or abusive, racist, offensive, or hateful language; (3) your reviews should not contain discriminatory references based on religion, race, gender, national origin, age, marital status, sexual orientation, or disability; (4) your reviews should not contain references to illegal activity; (5) you should not be affiliated with competitors if posting negative reviews; (6) you should not make any conclusions as to the legality of conduct; (7) you may not post any false or misleading statements; and (8) you may not &lt;bdt class="block-component"&gt;&lt;/bdt&gt;organize&lt;bdt class="statement-end-if-in-editor"&gt;&lt;/bdt&gt; a campaign encouraging others to post reviews, whether positive or negative.&lt;/span&gt;&lt;/div&gt;&lt;div class="MsoNormal" style="line-height: 1.5;"&gt;&lt;br&gt;&lt;/div&gt;&lt;div class="MsoNormal" data-custom-class="body_text" style="line-height: 1.5;"&gt;&lt;span style="font-size: 11pt; line-height: 16.8667px; color: rgb(89, 89, 89);"&gt;&lt;span style="font-size: 11pt; line-height: 16.8667px; color: rgb(89, 89, 89);"&gt;We may accept, reject, or remove reviews in our sole discretion. We have absolutely no obligation to screen reviews or to delete reviews, even if anyone considers reviews objectionable or inaccurate. Reviews are not endorsed by us, and do not necessarily represent our opinions or the views of any of our affiliates or partners. We do not assume liability for any review or for any claims, liabilities, or losses resulting from any review. By posting a review, you hereby grant to us a perpetual, non-exclusive, worldwide, royalty-free, fully paid, assignable, and sublicensable right and &lt;bdt class="block-component"&gt;&lt;/bdt&gt;license&lt;bdt class="statement-end-if-in-editor"&gt;&lt;/bdt&gt; to reproduce, modify, translate, transmit by any means, display, perform, and/or distribute all content relating to review.&lt;/span&gt;&lt;/span&gt;&lt;/div&gt;&lt;div class="MsoNormal" style="line-height: 1.5;"&gt;&lt;br&gt;&lt;/div&gt;&lt;div class="MsoNormal" style="line-height: 1.5;"&gt;&lt;span style="font-size: 11pt; line-height: 16.8667px; color: rgb(89, 89, 89);"&gt;&lt;span style="font-size: 11pt; line-height: 16.8667px; color: rgb(89, 89, 89);"&gt;&lt;span style="font-size: 11pt; line-height: 16.8667px; color: rgb(89, 89, 89);"&gt;&lt;bdt class="block-container if" data-type="if" style="text-align: left;"&gt;&lt;bdt class="statement-end-if-in-editor" data-type="close"&gt;&lt;/bdt&gt;&lt;/bdt&gt;&lt;/span&gt;&lt;/span&gt;&lt;/span&gt;&lt;/div&gt;&lt;div class="MsoNormal" style="line-height: 1.5;"&gt;&lt;bdt class="block-container if" data-type="if" style="text-align: left;"&gt;&lt;bdt data-type="conditional-block"&gt;&lt;bdt class="block-component" data-record-question-key="mobile_app_option" data-type="statement"&gt;&lt;/bdt&gt;&lt;/bdt&gt;&lt;/span&gt;&lt;/span&gt;&lt;/span&gt;&lt;/div&gt;&lt;div class="MsoNormal" style="line-height: 1.5;"&gt;&lt;bdt class="block-container if" data-type="if" style="text-align: left;"&gt;&lt;bdt data-type="conditional-block"&gt;&lt;bdt class="block-component" data-record-question-key="socialnetwork_link_option" data-type="statement"&gt;&lt;/bdt&gt;&lt;/bdt&gt;&lt;/bdt&gt;&lt;/div&gt;&lt;div class="MsoNormal" data-custom-class="heading_1" id="socialmedia" style="line-height: 1.5;"&gt;&lt;strong&gt;&lt;span style="line-height: 24.5333px; font-size: 19px;"&gt;&lt;strong&gt;&lt;span style="line-height: 115%; font-family: Arial; font-size: <text:soft-page-break/>19px;"&gt;&lt;strong&gt;&lt;span style="line-height: 115%; font-family: Arial; font-size: 19px;"&gt;12.&lt;/span&gt;&lt;/strong&gt;&lt;/span&gt;&lt;/strong&gt; &lt;/span&gt;SOCIAL MEDIA&lt;/strong&gt;&lt;/div&gt;&lt;div class="MsoNormal" style="line-height: 1.5;"&gt;&lt;br&gt;&lt;bdt class="block-container if" data-type="if" style="text-align: left;"&gt;&lt;bdt data-type="conditional-block"&gt;&lt;bdt data-type="body"&gt;&lt;div class="MsoNormal" data-custom-class="body_text" style="line-height: 1.5;"&gt;&lt;span style="font-size: 11pt; line-height: 16.8667px; color: rgb(89, 89, 89);"&gt;As part of the functionality of the Services, you may link your account with online accounts you have with third-party service providers (each such account, a &lt;bdt class="block-component"&gt;&lt;/bdt&gt;"Third-Party Account"&lt;bdt class="statement-end-if-in-editor"&gt;&lt;/bdt&gt;) by either: (1) providing your Third-Party Account login information through the Services; or (2) allowing us to access your &lt;span style="font-size: 14.6667px;"&gt;Third-Party&lt;/span&gt; Account, as is permitted under the applicable terms and conditions that govern your use of each &lt;span style="font-size: 14.6667px;"&gt;Third-Party&lt;/span&gt; Account. You represent and warrant that you are entitled to disclose your &lt;span style="font-size: 14.6667px;"&gt;Third-Party&lt;/span&gt; Account login information to us and/or grant us access to your &lt;span style="font-size: 14.6667px;"&gt;Third-Party&lt;/span&gt; Account, without breach by you of any of the terms and conditions that govern your use of the applicable &lt;span style="font-size: 14.6667px;"&gt;Third-Party&lt;/span&gt; Account, and without obligating us to pay any fees or making us subject to any usage limitations imposed by the third-party service provider of the &lt;span style="font-size: 14.6667px;"&gt;Third-Party&lt;/span&gt; Account. By granting us access to any &lt;span style="font-size: 14.6667px;"&gt;Third-Party&lt;/span&gt; Accounts, you understand that (1) we may access, make available, and store (if applicable) any content that you have provided to and stored in your &lt;span style="font-size: 14.6667px;"&gt;Third-Party&lt;/span&gt; Account (the &lt;bdt class="block-component"&gt;&lt;/bdt&gt;"Social Network Content"&lt;bdt class="statement-end-if-in-editor"&gt;&lt;/bdt&gt;) so that it is available on and through the Services via your account, including without limitation any friend lists and (2) we may submit to and receive from your &lt;span style="font-size: 14.6667px;"&gt;Third-Party&lt;/span&gt; Account additional information to the extent you are notified when you link your account with the &lt;span style="font-size: 14.6667px;"&gt;Third-Party&lt;/span&gt; Account. Depending on the &lt;span style="font-size: 14.6667px;"&gt;Third-Party&lt;/span&gt; Accounts you choose and subject to the privacy settings that you have set in such &lt;span style="font-size: 14.6667px;"&gt;Third-Party&lt;/span&gt; Accounts, personally identifiable information that you post to your &lt;span style="font-size: 14.6667px;"&gt;Third-Party&lt;/span&gt; Accounts may be available on and through your account on the Services. Please note that if a &lt;span style="font-size: 14.6667px;"&gt;Third-Party&lt;/span&gt; Account or associated service becomes unavailable or our access to such &lt;span style="font-size: 14.6667px;"&gt;Third-Party&lt;/span&gt; Account is terminated by the third-party service provider, then Social Network Content may no longer be available on and through the Services. You will have the ability to disable the connection between your account on the Services and your &lt;span style="font-size: 14.6667px;"&gt;Third-Party&lt;/span&gt; Accounts at any time. PLEASE NOTE THAT YOUR RELATIONSHIP WITH THE THIRD-PARTY SERVICE PROVIDERS ASSOCIATED WITH YOUR THIRD-PARTY ACCOUNTS IS GOVERNED SOLELY BY YOUR AGREEMENT(S) WITH SUCH THIRD-PARTY SERVICE PROVIDERS. We make no effort to review any Social Network Content for any purpose, including but not limited to, for accuracy, legality, or non-infringement, and we are not responsible for any Social Network Content. You acknowledge and agree that we may access your email address book associated with a &lt;span style="font-size: 14.6667px;"&gt;Third-Party&lt;/span&gt; Account and your contacts list stored on your mobile device or tablet computer solely for purposes of identifying and informing you of those contacts who have also registered to use the Services. You can deactivate the connection between the Services and your &lt;span style="font-size: 14.6667px;"&gt;Third-Party&lt;/span&gt; Account by contacting us using the contact information below or through your account settings (if applicable). We will attempt to delete any <text:soft-page-break/>information stored on our servers that was obtained through such &lt;span style="font-size: 14.6667px;"&gt;Third-Party&lt;/span&gt; Account, except the username and profile picture that become associated with your account.&lt;/span&gt;&lt;/div&gt;&lt;/bdt&gt;&lt;/bdt&gt;&lt;/bdt&gt;&lt;/div&gt;&lt;div class="MsoNormal" style="line-height: 1.5;"&gt;&lt;br&gt;&lt;/div&gt;&lt;div class="MsoNormal" style="line-height: 1.1;"&gt;&lt;bdt class="block-container if" data-type="if" style="text-align: left;"&gt;&lt;bdt data-type="conditional-block"&gt;&lt;bdt data-type="body"&gt;&lt;div class="MsoNormal" style="line-height: 1.5;"&gt;&lt;span style="font-size: 11pt; line-height: 16.8667px; color: rgb(89, 89, 89);"&gt;&lt;/span&gt;&lt;/div&gt;&lt;/bdt&gt;&lt;/bdt&gt;&lt;/bdt&gt;&lt;/div&gt;&lt;div class="MsoNormal" style="line-height: 1.5;"&gt;&lt;bdt class="block-container if" data-type="if" style="text-align: left;"&gt;&lt;bdt data-type="conditional-block"&gt;&lt;bdt class="block-component" data-record-question-key="3rd_party_option" data-type="statement"&gt;&lt;/bdt&gt;&lt;/bdt&gt;&lt;/bdt&gt;&lt;/div&gt;&lt;div class="MsoNormal" data-custom-class="heading_1" id="thirdparty" style="line-height: 1.5;"&gt;&lt;strong&gt;&lt;span style="line-height: 24.5333px; font-size: 19px;"&gt;&lt;strong&gt;&lt;span style="line-height: 115%; font-family: Arial; font-size: 19px;"&gt;&lt;strong&gt;&lt;span style="line-height: 115%; font-family: Arial; font-size: 19px;"&gt;13.&lt;/span&gt;&lt;/strong&gt;&lt;/span&gt;&lt;/strong&gt; &lt;/span&gt;THIRD-PARTY WEBSITES AND CONTENT&lt;/strong&gt;&lt;/div&gt;&lt;div class="MsoNormal" style="line-height: 1.5;"&gt;&lt;br&gt;&lt;/div&gt;&lt;div class="MsoNormal" data-custom-class="body_text" style="line-height: 1.5;"&gt;&lt;span style="font-size: 11pt; line-height: 16.8667px; color: rgb(89, 89, 89);"&gt;The Services may contain (or you may be sent via the &lt;bdt class="block-component"&gt;&lt;/bdt&gt;Site&lt;bdt class="block-component"&gt;&lt;/bdt&gt;) links to other websites (&lt;bdt class="block-component"&gt;&lt;/bdt&gt;"Third-Party Websites"&lt;bdt class="statement-end-if-in-editor"&gt;&lt;/bdt&gt;) as well as articles, photographs, text, graphics, pictures, designs, music, sound, video, information, applications, software, and other content or items belonging to or originating from third parties (&lt;bdt class="block-component"&gt;&lt;/bdt&gt;"Third-Party Content"&lt;bdt class="statement-end-if-in-editor"&gt;&lt;/bdt&gt;). Such &lt;span style="font-size: 14.6667px;"&gt;Third-Party&lt;/span&gt; Websites and &lt;span style="font-size: 14.6667px;"&gt;Third-Party&lt;/span&gt; Content are not investigated, monitored, or checked for accuracy, appropriateness, or completeness by us, and we are not responsible for any Third-Party Websites accessed through the Services or any &lt;span style="font-size: 14.6667px;"&gt;Third-Party&lt;/span&gt; Content posted on, available through, or installed from the Services, including the content, accuracy, offensiveness, opinions, reliability, privacy practices, or other policies of or contained in the &lt;span style="font-size: 14.6667px;"&gt;Third-Party&lt;/span&gt; Websites or the &lt;span style="font-size: 14.6667px;"&gt;Third-Party&lt;/span&gt; Content. Inclusion of, linking to, or permitting the use or installation of any &lt;span style="font-size: 14.6667px;"&gt;Third-Party&lt;/span&gt; Websites or any &lt;span style="font-size: 14.6667px;"&gt;Third-Party &lt;/span&gt;Content does not imply approval or endorsement thereof by us. If you decide to leave the Services and access the &lt;span style="font-size: 14.6667px;"&gt;Third-Party&lt;/span&gt; Websites or to use or install any &lt;span style="font-size: 14.6667px;"&gt;Third-Party&lt;/span&gt; Content, you do so at your own risk, and you should be aware these Legal Terms no longer govern. You should review the applicable terms and policies, including privacy and data gathering practices, of any website to which you navigate from the Services or relating to any applications you use or install from the Services. Any purchases you make through &lt;span style="font-size: 14.6667px;"&gt;Third-Party&lt;/span&gt; Websites will be through other websites and from other companies, and we take no responsibility whatsoever in relation to such purchases which are exclusively between you and the applicable third party. You agree and acknowledge that we do not endorse the products or services offered on &lt;span style="font-size: 14.6667px;"&gt;Third-Party&lt;/span&gt; Websites and you shall hold us blameless from any harm caused by your purchase of such products or services. Additionally, you shall hold us blameless from any losses sustained by you or harm caused to you relating to or resulting in any way from any &lt;span style="font-size: 14.6667px;"&gt;Third-Party&lt;/span&gt; Content or any contact with &lt;span style="font-size: 14.6667px;"&gt;Third-Party&lt;/span&gt; <text:soft-page-break/>Websites.&lt;/span&gt;&lt;/div&gt;&lt;div class="MsoNormal" style="line-height: 1.5;"&gt;&lt;br&gt;&lt;/div&gt;&lt;div class="MsoNormal" style="line-height: 1.5;"&gt;&lt;bdt class="block-container if" data-type="if" style="text-align: left;"&gt;&lt;bdt class="statement-end-if-in-editor" data-type="close"&gt;&lt;/bdt&gt;&lt;/bdt&gt;&lt;/div&gt;&lt;div class="MsoNormal" style="line-height: 1.5;"&gt;&lt;bdt class="block-container if" data-type="if" style="text-align: left;"&gt;&lt;bdt data-type="conditional-block"&gt;&lt;bdt class="block-component" data-record-question-key="advertiser_option" data-type="statement"&gt;&lt;/bdt&gt;&lt;/bdt&gt;&lt;/div&gt;&lt;div class="MsoNormal" data-custom-class="heading_1" id="sitemanage" style="line-height: 1.5;"&gt;&lt;strong&gt;&lt;span style="line-height: 24.5333px; font-size: 19px;"&gt;&lt;strong&gt;&lt;span style="line-height: 24.5333px; font-size: 19px;"&gt;&lt;strong&gt;&lt;span style="line-height: 115%; font-family: Arial; font-size: 19px;"&gt;&lt;strong&gt;&lt;span style="line-height: 115%; font-family: Arial; font-size: 19px;"&gt;14.&lt;/span&gt;&lt;/strong&gt;&lt;/span&gt;&lt;/strong&gt;&lt;/span&gt; &lt;/strong&gt;SERVICES MANAGEMENT&lt;/span&gt;&lt;/strong&gt;&lt;/div&gt;&lt;div class="MsoNormal" style="line-height: 1.5;"&gt;&lt;br&gt;&lt;/div&gt;&lt;div class="MsoNormal" data-custom-class="body_text" style="line-height: 1.5;"&gt;We reserve the right, but not the obligation, to: (1) monitor the Services for violations of these Legal Terms; (2) take appropriate legal action against anyone who, in our sole discretion, violates the law or these Legal Terms, including without limitation, reporting such user to law enforcement authorities; (3) in our sole discretion and without limitation, refuse, restrict access to, limit the availability of, or disable (to the extent technologically feasible) any of your Contributions or any portion thereof; (4) in our sole discretion and without limitation, notice, or liability, to remove from the Services or otherwise disable all files and content that are excessive in size or are in any way burdensome to our systems; and (5) otherwise manage the Services in a manner designed to protect our rights and property and to facilitate the proper functioning of the Services.&lt;/div&gt;&lt;div class="MsoNormal" style="line-height: 1.5;"&gt;&lt;br&gt;&lt;/div&gt;&lt;div class="MsoNormal" style="line-height: 1.5;"&gt;&lt;bdt class="block-container if" data-type="if" style="text-align: left;"&gt;&lt;bdt data-type="conditional-block"&gt;&lt;bdt class="block-component" data-record-question-key="privacy_policy_option" data-type="statement"&gt;&lt;/bdt&gt;&lt;/bdt&gt;&lt;/bdt&gt;&lt;/div&gt;&lt;div class="MsoNormal" data-custom-class="heading_1" id="ppyes" style="line-height: 1.5;"&gt;&lt;strong&gt;&lt;span style="line-height: 24.5333px; font-size: 19px;"&gt;&lt;strong&gt;&lt;span style="line-height: 115%; font-family: Arial; font-size: 19px;"&gt;&lt;strong&gt;&lt;span style="line-height: 115%; font-family: Arial; font-size: 19px;"&gt;15.&lt;/span&gt;&lt;/strong&gt;&lt;/span&gt;&lt;/strong&gt; &lt;/span&gt;PRIVACY POLICY&lt;/strong&gt;&lt;/div&gt;&lt;div class="MsoNormal" style="line-height: 1.5;"&gt;&lt;br&gt;&lt;/div&gt;&lt;div class="MsoNormal" data-custom-class="body_text" style="line-height: 1.5;"&gt;&lt;span style="font-size: 11pt; line-height: 16.8667px; color: rgb(89, 89, 89);"&gt;We care about data privacy and security. Please review our Privacy Policy:&lt;strong&gt; &lt;span style="color: rgb(0, 58, 250);"&gt;&lt;bdt class="block-container question question-in-editor" data-id="d10c7fd7-0685-12ac-c717-cbc45ff916d1" data-type="question"&gt;&lt;a href="https://www.ekodoniczka.pl/privacy-policy" target="_blank" data-custom-class="link"&gt;https://www.ekodoniczka.pl/privacy-policy&lt;/a&gt;&lt;/bdt&gt;&lt;/span&gt;&lt;/strong&gt;. By using the Services, you agree to be bound by our Privacy Policy, which is incorporated into these Legal Terms. Please be advised the Services are hosted in &lt;bdt class="block-component"&gt;&lt;/bdt&gt;&lt;bdt class="question"&gt;Poland&lt;/bdt&gt;&lt;bdt class="statement-end-if-in-editor"&gt;&lt;/bdt&gt;&lt;bdt class="block-component"&gt;&lt;/bdt&gt;. If you access the Services from any other region of the world with laws or other requirements governing personal data collection, use, or disclosure that differ from applicable laws in &lt;span style="font-size: 11pt; line-height: 16.8667px; color: rgb(89, 89, 89);"&gt;&lt;bdt class="block-component"&gt;&lt;/bdt&gt;&lt;bdt class="question"&gt;Poland&lt;/bdt&gt;&lt;bdt class="statement-end-if-in-editor"&gt;&lt;/bdt&gt;&lt;/span&gt;&lt;bdt class="block-component"&gt;&lt;/bdt&gt;, then through your continued use of the Services, you are transferring your data to &lt;span style="font-size: 11pt; line-height: 16.8667px; color: rgb(89, 89, 89);"&gt;&lt;bdt class="block-component"&gt;&lt;/bdt&gt;&lt;bdt <text:soft-page-break/>class="question"&gt;Poland&lt;/bdt&gt;&lt;bdt class="statement-end-if-in-editor"&gt;&lt;/bdt&gt;&lt;/span&gt;&lt;bdt class="block-component"&gt;&lt;/bdt&gt;, and you expressly consent to have your data transferred to and processed in &lt;span style="font-size: 11pt; line-height: 16.8667px; color: rgb(89, 89, 89);"&gt;&lt;bdt class="block-component"&gt;&lt;/bdt&gt;&lt;bdt class="question"&gt;Poland&lt;/bdt&gt;&lt;bdt class="statement-end-if-in-editor"&gt;&lt;/bdt&gt;&lt;/span&gt;&lt;bdt class="block-component"&gt;&lt;/bdt&gt;.&lt;bdt class="block-component"&gt;&lt;/bdt&gt;&lt;/span&gt;&lt;/bdt&gt;&lt;/bdt&gt;&lt;/span&gt;&lt;/div&gt;&lt;div class="MsoNormal" style="line-height: 1.5;"&gt;&lt;br&gt;&lt;/div&gt;&lt;div class="MsoNormal" style="line-height: 1.5;"&gt;&lt;bdt class="block-container if" data-type="if" style="text-align: left;"&gt;&lt;bdt class="statement-end-if-in-editor" data-type="close"&gt;&lt;/bdt&gt;&lt;/bdt&gt;&lt;bdt class="block-container if" data-type="if"&gt;&lt;bdt data-type="conditional-block"&gt;&lt;bdt class="block-component" data-record-question-key="privacy_policy_followup" data-type="statement" style="font-size: 14.6667px;"&gt;&lt;/bdt&gt;&lt;/span&gt;&lt;/bdt&gt;&lt;/bdt&gt;&lt;/span&gt;&lt;/bdt&gt;&lt;/bdt&gt;&lt;/bdt&gt;&lt;/span&gt;&lt;/bdt&gt;&lt;/bdt&gt;&lt;/span&gt;&lt;/bdt&gt;&lt;/span&gt;&lt;/bdt&gt;&lt;/bdt&gt;&lt;/span&gt;&lt;/bdt&gt;&lt;/bdt&gt;&lt;/bdt&gt;&lt;/span&gt;&lt;/bdt&gt;&lt;/bdt&gt;&lt;/span&gt;&lt;/div&gt;&lt;div class="MsoNormal" style="line-height: 1.5;"&gt;&lt;bdt class="block-container if" data-type="if" style="text-align: left;"&gt;&lt;bdt data-type="conditional-block"&gt;&lt;bdt class="block-component" data-record-question-key="copyright_agent_option" data-type="statement"&gt;&lt;bdt class="block-component"&gt;&lt;/bdt&gt;&lt;/bdt&gt;&lt;/div&gt;&lt;div class="MsoNormal" style="line-height: 1.5; text-align: left;"&gt;&lt;bdt class="block-component"&gt;&lt;/bdt&gt;&lt;bdt class="block-component"&gt;&lt;/bdt&gt;&lt;bdt class="statement-end-if-in-editor"&gt;&lt;/bdt&gt;&lt;/div&gt;&lt;div class="MsoNormal" data-custom-class="heading_1" id="terms" style="line-height: 1.5; text-align: left;"&gt;&lt;strong&gt;&lt;span style="line-height: 24.5333px; font-size: 19px;"&gt;&lt;strong&gt;&lt;span style="line-height: 24.5333px; font-size: 19px;"&gt;&lt;strong&gt;&lt;span style="line-height: 115%; font-family: Arial; font-size: 19px;"&gt;&lt;strong&gt;&lt;span style="line-height: 115%; font-family: Arial; font-size: 19px;"&gt;16.&lt;/span&gt;&lt;/strong&gt;&lt;/span&gt;&lt;/strong&gt;&lt;/span&gt; &lt;/strong&gt;TERM AND TERMINATION&lt;/span&gt;&lt;/strong&gt;&lt;/div&gt;&lt;div class="MsoNormal" style="line-height: 1.5; text-align: left;"&gt;&lt;br&gt;&lt;/div&gt;&lt;div class="MsoNormal" data-custom-class="body_text" style="line-height: 1.5; text-align: left;"&gt;&lt;span style="font-size: 11pt; line-height: 16.8667px; color: rgb(89, 89, 89);"&gt;These Legal Terms shall remain in full force and effect while you use the Services. WITHOUT LIMITING ANY OTHER PROVISION OF THESE LEGAL TERMS, WE RESERVE THE RIGHT TO, IN OUR SOLE DISCRETION AND WITHOUT NOTICE OR LIABILITY, DENY ACCESS TO AND USE OF THE SERVICES (INCLUDING BLOCKING CERTAIN IP ADDRESSES), TO ANY PERSON FOR ANY REASON OR FOR NO REASON, INCLUDING WITHOUT LIMITATION FOR BREACH OF ANY REPRESENTATION, WARRANTY, OR COVENANT CONTAINED IN THESE LEGAL TERMS OR OF ANY APPLICABLE LAW OR REGULATION. WE MAY TERMINATE YOUR USE OR PARTICIPATION IN THE SERVICES OR DELETE &lt;bdt class="block-container if" data-type="if" id="a6e121c2-36b4-5066-bf9f-a0a33512e768"&gt;&lt;bdt data-type="conditional-block"&gt;&lt;bdt class="block-component" data-record-question-key="user_account_option" data-type="statement"&gt;&lt;/bdt&gt;&lt;bdt data-type="body"&gt;YOUR ACCOUNT AND &lt;/bdt&gt;&lt;/bdt&gt;&lt;bdt class="statement-end-if-in-editor" data-type="close"&gt;&lt;/bdt&gt;&lt;/bdt&gt;ANY CONTENT OR INFORMATION THAT YOU POSTED AT ANY TIME, WITHOUT WARNING, IN OUR SOLE DISCRETION.&lt;/span&gt;&lt;/div&gt;&lt;div class="MsoNormal" style="line-height: 1.5; text-align: left;"&gt;&lt;br&gt;&lt;/div&gt;&lt;div class="MsoNormal" data-custom-class="body_text" style="line-height: 1.5; text-align: left;"&gt;&lt;span style="font-size: 11pt; line-height: 16.8667px; color: rgb(89, 89, 89);"&gt;If we terminate or suspend your account for any reason, you are prohibited from registering and creating a new account under your name, a fake or borrowed name, or the name of any third party, even if you may be acting on behalf of the third party. In addition to terminating or suspending your account, we reserve the right to take appropriate legal action, including without limitation pursuing civil, criminal, <text:soft-page-break/>and injunctive redress.&lt;/span&gt;&lt;/div&gt;&lt;div class="MsoNormal" style="line-height: 1.5; text-align: left;"&gt;&lt;br&gt;&lt;/div&gt;&lt;div class="MsoNormal" data-custom-class="heading_1" id="modifications" style="line-height: 1.5; text-align: left;"&gt;&lt;strong&gt;&lt;span style="line-height: 24.5333px; font-size: 19px;"&gt;&lt;strong&gt;&lt;span style="line-height: 24.5333px; font-size: 19px;"&gt;&lt;strong&gt;&lt;span style="line-height: 115%; font-family: Arial; font-size: 19px;"&gt;&lt;strong&gt;&lt;span style="line-height: 115%; font-family: Arial; font-size: 19px;"&gt;17.&lt;/span&gt;&lt;/strong&gt;&lt;/span&gt;&lt;/strong&gt;&lt;/span&gt; &lt;/strong&gt;MODIFICATIONS AND INTERRUPTIONS&lt;/span&gt;&lt;/strong&gt;&lt;/div&gt;&lt;div class="MsoNormal" style="line-height: 1.5; text-align: left;"&gt;&lt;br&gt;&lt;/div&gt;&lt;div class="MsoNormal" data-custom-class="body_text" style="line-height: 1.5; text-align: left;"&gt;&lt;span style="font-size: 11pt; line-height: 16.8667px; color: rgb(89, 89, 89);"&gt;We reserve the right to change, modify, or remove the contents of the Services at any time or for any reason at our sole discretion without notice. However, we have no obligation to update any information on our Services.&lt;bdt class="block-component"&gt;&lt;/bdt&gt; We also reserve the right to modify or discontinue all or part of the Services without notice at any time.&lt;bdt class="statement-end-if-in-editor"&gt;&lt;/bdt&gt; We will not be liable to you or any third party for any modification, price change, suspension, or discontinuance of the Services.&lt;/span&gt;&lt;/div&gt;&lt;div class="MsoNormal" style="line-height: 1.5; text-align: left;"&gt;&lt;br&gt;&lt;/div&gt;&lt;div class="MsoNormal" data-custom-class="body_text" style="line-height: 1.5; text-align: left;"&gt;&lt;span style="font-size: 11pt; line-height: 16.8667px; color: rgb(89, 89, 89);"&gt;We cannot guarantee the Services will be available at all times. We may experience hardware, software, or other problems or need to perform maintenance related to the Services, resulting in interruptions, delays, or errors. We reserve the right to change, revise, update, suspend, discontinue, or otherwise modify the Services at any time or for any reason without notice to you. You agree that we have no liability whatsoever for any loss, damage, or inconvenience caused by your inability to access or use the Services during any downtime or discontinuance of the Services. Nothing in these Legal Terms will be construed to obligate us to maintain and support the Services or to supply any corrections, updates, or releases in connection therewith.&lt;/span&gt;&lt;/div&gt;&lt;div class="MsoNormal" style="line-height: 1.5; text-align: left;"&gt;&lt;br&gt;&lt;/div&gt;&lt;div class="MsoNormal" data-custom-class="heading_1" id="law" style="line-height: 1.5; text-align: left;"&gt;&lt;strong&gt;&lt;span style="line-height: 24.5333px; font-size: 19px;"&gt;&lt;strong&gt;&lt;span style="line-height: 24.5333px; font-size: 19px;"&gt;&lt;strong&gt;&lt;span style="line-height: 115%; font-family: Arial; font-size: 19px;"&gt;&lt;strong&gt;&lt;span style="line-height: 115%; font-family: Arial; font-size: 19px;"&gt;18.&lt;/span&gt;&lt;/strong&gt;&lt;/span&gt;&lt;/strong&gt;&lt;/span&gt; &lt;/strong&gt;GOVERNING LAW&lt;/span&gt;&lt;/strong&gt;&lt;/div&gt;&lt;div class="MsoNormal" style="line-height: 1.5; text-align: left;"&gt;&lt;br&gt;&lt;/div&gt;&lt;div class="MsoNormal" style="line-height: 1.5; text-align: left;"&gt;&lt;span style="font-size: 11pt; line-height: 16.8667px; color: rgb(89, 89, 89);"&gt;&lt;bdt class="block-component"&gt;&lt;/bdt&gt;&lt;/span&gt;&lt;/div&gt;&lt;div class="MsoNormal" data-custom-class="body_text" style="line-height: 1.5; text-align: left;"&gt;&lt;span style="font-size: 11pt; line-height: 16.8667px; color: rgb(89, 89, 89);"&gt;These Legal Terms are governed by and interpreted following the laws of &lt;bdt class="block-component"&gt;&lt;/bdt&gt;&lt;bdt class="question"&gt;Poland&lt;/bdt&gt;&lt;span style="font-size: 11pt; line-height: 16.8667px; color: rgb(89, 89, 89);"&gt;&lt;bdt class="statement-end-if-in-editor"&gt;&lt;/bdt&gt;&lt;/span&gt;, and the use of the United Nations Convention of Contracts for the International Sales of Goods is expressly excluded. If your habitual residence is in the EU, and you are a consumer, you additionally possess the protection provided to you by obligatory provisions of the law in your country to residence. &lt;bdt class="question"&gt;ekodoniczka.pl&lt;/bdt&gt; and yourself both agree to submit to the non-exclusive jurisdiction of the courts of &lt;bdt class="question"&gt;__________&lt;/bdt&gt;, which means that you may make a claim to defend your consumer protection rights in regards to these Legal Terms in &lt;bdt <text:soft-page-break/>class="block-component"&gt;&lt;/bdt&gt;&lt;bdt class="question"&gt;Poland&lt;/bdt&gt;&lt;span style="font-size: 11pt; line-height: 16.8667px; color: rgb(89, 89, 89);"&gt;&lt;bdt class="statement-end-if-in-editor"&gt;&lt;/bdt&gt;&lt;/span&gt;, or in the EU country in which you reside.&lt;bdt class="else-block"&gt;&lt;/bdt&gt;&lt;/span&gt;&lt;/div&gt;&lt;div class="MsoNormal" style="line-height: 1.5; text-align: left;"&gt;&lt;br&gt;&lt;/div&gt;&lt;div class="MsoNormal" data-custom-class="heading_1" id="disputes" style="line-height: 1.5; text-align: left;"&gt;&lt;strong&gt;&lt;span style="line-height: 24.5333px; font-size: 19px;"&gt;&lt;strong&gt;&lt;span style="line-height: 24.5333px; font-size: 19px;"&gt;&lt;strong&gt;&lt;span style="line-height: 115%; font-family: Arial; font-size: 19px;"&gt;&lt;strong&gt;&lt;span style="line-height: 115%; font-family: Arial; font-size: 19px;"&gt;19.&lt;/span&gt;&lt;/strong&gt;&lt;/span&gt;&lt;/strong&gt;&lt;/span&gt; &lt;/strong&gt;DISPUTE RESOLUTION&lt;/span&gt;&lt;/strong&gt;&lt;/div&gt;&lt;div class="MsoNormal" style="line-height: 1.5; text-align: left;"&gt;&lt;br&gt;&lt;/div&gt;&lt;div class="MsoNormal" style="line-height: 1.5; text-align: left;"&gt;&lt;bdt class="block-component"&gt;&lt;/bdt&gt;&lt;/bdt&gt;&lt;/div&gt;&lt;div class="MsoNormal" style="line-height: 1.5; text-align: left;"&gt;&lt;bdt class="block-component"&gt;&lt;/bdt&gt;&lt;/div&gt;&lt;div class="MsoNormal" data-custom-class="heading_2" style="line-height: 1.5; text-align: left;"&gt;&lt;strong&gt;Informal Negotiations&lt;/strong&gt;&lt;/div&gt;&lt;div class="MsoNormal" style="line-height: 1.5; text-align: left;"&gt;&lt;br&gt;&lt;/div&gt;&lt;div class="MsoNormal" data-custom-class="body_text" style="line-height: 1.5; text-align: left;"&gt;&lt;span style="font-size: 15px;"&gt;To expedite resolution and control the cost of any dispute, controversy, or claim related to these Legal Terms (each a &lt;bdt class="block-component"&gt;&lt;/bdt&gt;"Dispute" and collectively, the "Disputes"&lt;bdt class="statement-end-if-in-editor"&gt;&lt;/bdt&gt;) brought by either you or us (individually, a &lt;bdt class="block-component"&gt;&lt;/bdt&gt;"Party" and collectively, the "Parties"&lt;bdt class="statement-end-if-in-editor"&gt;&lt;/bdt&gt;), the Parties agree to first attempt to negotiate any Dispute (except those Disputes expressly provided below) informally for at least &lt;bdt class="question"&gt;ninety (90)&lt;/bdt&gt; days before initiating arbitration. Such informal negotiations commence upon written notice from one Party to the other Party.&lt;/span&gt;&lt;/div&gt;&lt;div class="MsoNormal" style="line-height: 1.5; text-align: left;"&gt;&lt;br&gt;&lt;/div&gt;&lt;div class="MsoNormal" style="line-height: 1.5; text-align: left;"&gt;&lt;bdt class="statement-end-if-in-editor"&gt;&lt;/bdt&gt;&lt;/div&gt;&lt;div class="MsoNormal" data-custom-class="heading_2" style="line-height: 1.5; text-align: left;"&gt;&lt;strong&gt;Binding Arbitration&lt;/strong&gt;&lt;/div&gt;&lt;div class="MsoNormal" style="line-height: 1.5; text-align: left;"&gt;&lt;br&gt;&lt;/div&gt;&lt;div class="MsoNormal" data-custom-class="body_text" style="line-height: 1.5; text-align: left;"&gt;&lt;bdt class="block-component"&gt;&lt;span style="font-size: 15px;"&gt;&lt;/bdt&gt;&lt;/span&gt;&lt;/div&gt;&lt;div class="MsoNormal" data-custom-class="body_text" style="line-height: 1.5; text-align: left;"&gt;Any dispute arising from the relationships between the Parties to these Legal Terms shall be determined by one arbitrator who will be chosen in accordance with the Arbitration and Internal Rules of the European Court of Arbitration being part of the European Centre of Arbitration having its seat in Strasbourg, and which are in force at the time the application for arbitration is filed, and of which adoption of this clause constitutes acceptance. The seat of arbitration shall be &lt;bdt class="block-component"&gt;&lt;/bdt&gt;&lt;bdt class="question"&gt;Opole&lt;/bdt&gt;, &lt;bdt class="block-component"&gt;&lt;/bdt&gt;&lt;bdt class="question"&gt;Poland&lt;/bdt&gt;&lt;bdt class="else-block"&gt;&lt;/bdt&gt;. The language of the proceedings shall be &lt;bdt class="question"&gt;Polish&lt;/bdt&gt;. Applicable rules of substantive law shall be the law of &lt;bdt class="block-component"&gt;&lt;/bdt&gt;&lt;bdt class="question"&gt;Poland&lt;/bdt&gt;&lt;bdt class="statement-end-if-in-editor"&gt;&lt;/bdt&gt;.&lt;bdt class="else-block"&gt;&lt;/bdt&gt;&lt;/bdt&gt;&lt;/div&gt;&lt;div class="MsoNormal" style="line-height: 1.5; text-align: left;"&gt;&lt;br&gt;&lt;/div&gt;&lt;div class="MsoNormal" data-custom-class="heading_2" style="line-height: 1.5; text-align: left;"&gt;&lt;strong&gt;Restrictions&lt;/strong&gt;&lt;/div&gt;&lt;div class="MsoNormal" style="line-height: 1.5; text-align: left;"&gt;&lt;br&gt;&lt;/div&gt;&lt;div class="MsoNormal" data-custom-class="body_text" style="line-height: 1.5; text-align: left;"&gt;The Parties agree that any arbitration shall be limited to the Dispute between the Parties individually. To the full extent permitted by law, (a) no <text:soft-page-break/>arbitration shall be joined with any other proceeding; (b) there is no right or authority for any Dispute to be arbitrated on a class-action basis or to &lt;bdt class="block-component"&gt;&lt;/bdt&gt;utilize&lt;bdt class="statement-end-if-in-editor"&gt;&lt;/bdt&gt; class action procedures; and (c) there is no right or authority for any Dispute to be brought in a purported representative capacity on behalf of the general public or any other persons.&lt;/div&gt;&lt;div class="MsoNormal" style="line-height: 1.5; text-align: left;"&gt;&lt;br&gt;&lt;/div&gt;&lt;div class="MsoNormal" data-custom-class="heading_2" style="line-height: 1.5; text-align: left;"&gt;&lt;bdt class="block-component"&gt;&lt;/bdt&gt;&lt;strong&gt;Exceptions to Informal Negotiations and Arbitration&lt;/strong&gt;&lt;bdt class="statement-end-if-in-editor"&gt;&lt;/bdt&gt;&lt;/div&gt;&lt;div class="MsoNormal" style="line-height: 1.5; text-align: left;"&gt;&lt;br&gt;&lt;/div&gt;&lt;div class="MsoNormal" data-custom-class="body_text" style="line-height: 1.5; text-align: left;"&gt;&lt;bdt class="block-component"&gt;&lt;/bdt&gt;The Parties agree that the following Disputes are not subject to the above provisions concerning informal negotiations binding arbitration: (a) any Disputes seeking to enforce or protect, or concerning the validity of, any of the intellectual property rights of a Party; (b) any Dispute related to, or arising from, allegations of theft, piracy, invasion of privacy, or &lt;bdt class="block-component"&gt;&lt;/bdt&gt;unauthorized&lt;bdt class="statement-end-if-in-editor"&gt;&lt;/bdt&gt; use; and (c) any claim for injunctive relief. If this provision is found to be illegal or unenforceable, then neither Party will elect to arbitrate any Dispute falling within that portion of this provision found to be illegal or unenforceable and such Dispute shall be decided by a court of competent jurisdiction within the courts listed for jurisdiction above, and the Parties agree to submit to the personal jurisdiction of that court.&lt;bdt class="statement-end-if-in-editor"&gt;&lt;/bdt&gt;&lt;/div&gt;&lt;div class="MsoNormal" style="line-height: 1.5; text-align: left;"&gt;&lt;bdt class="statement-end-if-in-editor"&gt;&lt;bdt class="statement-end-if-in-editor"&gt;&lt;/bdt&gt;&lt;/bdt&gt;&lt;/div&gt;&lt;div class="MsoNormal" style="line-height: 1.5; text-align: left;"&gt;&lt;br&gt;&lt;/div&gt;&lt;div class="MsoNormal" data-custom-class="heading_1" id="corrections" style="line-height: 1.5; text-align: left;"&gt;&lt;strong&gt;&lt;span style="font-size: 19px;"&gt;&lt;strong&gt;&lt;span style="line-height: 24.5333px; font-size: 19px;"&gt;&lt;strong&gt;&lt;span style="line-height: 115%; font-family: Arial; font-size: 19px;"&gt;&lt;strong&gt;&lt;span style="line-height: 115%; font-family: Arial; font-size: 19px;"&gt;20.&lt;/span&gt;&lt;/strong&gt;&lt;/span&gt;&lt;/strong&gt;&lt;/span&gt; &lt;/strong&gt;CORRECTIONS&lt;/span&gt;&lt;/strong&gt;&lt;/div&gt;&lt;div class="MsoNormal" style="line-height: 1.5; text-align: left;"&gt;&lt;br&gt;&lt;/div&gt;&lt;div class="MsoNormal" data-custom-class="body_text" style="line-height: 1.5; text-align: left;"&gt;There may be information on the Services that contains typographical errors, inaccuracies, or omissions, including descriptions, pricing, availability, and various other information. We reserve the right to correct any errors, inaccuracies, or omissions and to change or update the information on the Services at any time, without prior notice.&lt;/div&gt;&lt;div class="MsoNormal" style="line-height: 1.5; text-align: left;"&gt;&lt;br&gt;&lt;/div&gt;&lt;div class="MsoNormal" data-custom-class="heading_1" id="disclaimer" style="line-height: 1.5; text-align: left;"&gt;&lt;span style="font-size: 19px; color: rgb(0, 0, 0);"&gt;&lt;strong&gt;&lt;span style="line-height: 24.5333px; font-size: 19px;"&gt;&lt;strong&gt;&lt;span style="line-height: 115%; font-family: Arial; font-size: 19px;"&gt;&lt;strong&gt;&lt;span style="line-height: 115%; font-family: Arial; font-size: 19px;"&gt;21.&lt;/span&gt;&lt;/strong&gt;&lt;/span&gt;&lt;/strong&gt;&lt;/span&gt; DISCLAIMER&lt;/strong&gt;&lt;/span&gt;&lt;/div&gt;&lt;div class="MsoNormal" style="line-height: 1.5; text-align: left;"&gt;&lt;br&gt;&lt;/div&gt;&lt;div class="MsoNormal" data-custom-class="body_text" style="line-height: 1.5; text-align: left;"&gt;&lt;span style="font-size:11.0pt;line-height:115%;font-family:Arial;</text:p>
      <text:p text:style-name="Standard">Calibri;color:#595959;mso-themecolor:text1;mso-themetint:166;"&gt;THE SERVICES ARE PROVIDED ON AN AS-IS AND AS-AVAILABLE BASIS. YOU AGREE THAT YOUR USE OF THE SERVICES WILL BE AT YOUR SOLE RISK. TO THE FULLEST EXTENT PERMITTED BY LAW, WE DISCLAIM ALL WARRANTIES, EXPRESS OR IMPLIED, IN CONNECTION WITH THE SERVICES AND YOUR USE THEREOF, INCLUDING, WITHOUT LIMITATION, THE IMPLIED WARRANTIES OF MERCHANTABILITY, FITNESS FOR A PARTICULAR PURPOSE, AND <text:soft-page-break/>NON-INFRINGEMENT. WE MAKE NO WARRANTIES OR REPRESENTATIONS ABOUT THE ACCURACY OR COMPLETENESS OF THE SERVICES' CONTENT OR THE CONTENT OF ANY WEBSITES OR MOBILE APPLICATIONS LINKED TO THE SERVICES AND WE WILL ASSUME NO LIABILITY OR RESPONSIBILITY FOR ANY (1) ERRORS, MISTAKES, OR INACCURACIES OF CONTENT AND MATERIALS, (2) PERSONAL INJURY OR PROPERTY DAMAGE, OF ANY NATURE WHATSOEVER, RESULTING FROM YOUR ACCESS TO AND USE OF THE SERVICES, (3) ANY &lt;bdt class="block-component"&gt;&lt;/bdt&gt;UNAUTHORIZED&lt;bdt class="statement-end-if-in-editor"&gt;&lt;/bdt&gt; ACCESS TO OR USE OF OUR SECURE SERVERS AND/OR ANY AND ALL PERSONAL INFORMATION AND/OR FINANCIAL INFORMATION STORED THEREIN, (4) ANY INTERRUPTION OR CESSATION OF TRANSMISSION TO OR FROM THE SERVICES, (5) ANY BUGS, VIRUSES, TROJAN HORSES, OR THE LIKE WHICH MAY BE TRANSMITTED TO OR THROUGH THE SERVICES BY ANY THIRD PARTY, AND/OR (6) ANY ERRORS OR OMISSIONS IN ANY CONTENT AND MATERIALS OR FOR ANY LOSS OR DAMAGE OF ANY KIND INCURRED AS A RESULT OF THE USE OF ANY CONTENT POSTED, TRANSMITTED, OR OTHERWISE MADE AVAILABLE VIA THE SERVICES. WE DO NOT WARRANT, ENDORSE, GUARANTEE, OR ASSUME RESPONSIBILITY FOR ANY PRODUCT OR SERVICE ADVERTISED OR OFFERED BY A THIRD PARTY THROUGH THE SERVICES, ANY HYPERLINKED WEBSITE, OR ANY WEBSITE OR MOBILE APPLICATION FEATURED IN ANY BANNER OR OTHER ADVERTISING, AND WE WILL NOT BE A PARTY TO OR IN ANY WAY BE RESPONSIBLE FOR MONITORING ANY TRANSACTION BETWEEN YOU AND ANY THIRD-PARTY PROVIDERS OF PRODUCTS OR SERVICES. AS WITH THE PURCHASE OF A PRODUCT OR SERVICE THROUGH ANY MEDIUM OR IN ANY ENVIRONMENT, YOU SHOULD USE YOUR BEST &lt;bdt class="block-component"&gt;&lt;/bdt&gt;JUDGMENT&lt;bdt class="statement-end-if-in-editor"&gt;&lt;/bdt&gt; AND EXERCISE CAUTION WHERE APPROPRIATE.&lt;/span&gt;&lt;/div&gt;&lt;div class="MsoNormal" style="line-height: 1.5; text-align: left;"&gt;&lt;br&gt;&lt;/div&gt;&lt;div class="MsoNormal" data-custom-class="heading_1" id="liability" style="line-height: 1.5; text-align: left;"&gt;&lt;strong&gt;&lt;span style="line-height: 115%; font-family: Arial; font-size: 19px;"&gt;&lt;strong&gt;&lt;span style="line-height: 24.5333px; font-size: 19px;"&gt;&lt;strong&gt;&lt;span style="line-height: 115%; font-family: Arial; font-size: 19px;"&gt;&lt;strong&gt;&lt;span style="line-height: 115%; font-family: Arial; font-size: 19px;"&gt;22.&lt;/span&gt;&lt;/strong&gt;&lt;/span&gt;&lt;/strong&gt;&lt;/span&gt; &lt;/strong&gt;LIMITATIONS OF LIABILITY&lt;/span&gt;&lt;/strong&gt;&lt;/div&gt;&lt;div class="MsoNormal" style="line-height: 1.5; text-align: left;"&gt;&lt;br&gt;&lt;/div&gt;&lt;div class="MsoNormal" style="line-height: 1.5; text-align: left;"&gt;&lt;span style="font-size:11.0pt;line-height:115%;font-family:Arial;</text:p>
      <text:p text:style-name="Standard">Calibri;color:#595959;mso-themecolor:text1;mso-themetint:166;"&gt;&lt;span data-custom-class="body_text"&gt;IN NO EVENT WILL WE OR OUR DIRECTORS, EMPLOYEES, OR AGENTS BE LIABLE TO YOU OR ANY THIRD PARTY FOR ANY DIRECT, INDIRECT, CONSEQUENTIAL, EXEMPLARY, INCIDENTAL, SPECIAL, OR PUNITIVE DAMAGES, INCLUDING LOST PROFIT, LOST REVENUE, LOSS OF DATA, OR OTHER DAMAGES ARISING FROM YOUR USE OF THE SERVICES, EVEN IF WE HAVE BEEN ADVISED OF THE POSSIBILITY OF SUCH DAMAGES.&lt;/span&gt; &lt;bdt class="block-container if" data-type="if" id="3c3071ce-c603-4812-b8ca-ac40b91b9943"&gt;&lt;span data-custom-class="body_text"&gt;&lt;bdt data-type="conditional-block"&gt;&lt;bdt class="block-component" data-record-question-key="limitations_liability_option" data-type="statement"&gt;&lt;/bdt&gt;&lt;bdt data-type="body"&gt;NOTWITHSTANDING ANYTHING TO THE CONTRARY CONTAINED HEREIN, OUR LIABILITY TO YOU FOR ANY CAUSE WHATSOEVER AND REGARDLESS OF THE <text:soft-page-break/>FORM OF THE ACTION, WILL AT ALL TIMES BE LIMITED TO &lt;bdt class="block-container if" data-type="if" id="73189d93-ed3a-d597-3efc-15956fa8e04e"&gt;&lt;bdt data-type="conditional-block"&gt;&lt;bdt class="block-component" data-record-question-key="limitations_liability_option" data-type="statement"&gt;&lt;/bdt&gt;&lt;bdt data-type="body"&gt;THE</text:p>
      <text:p text:style-name="Standard">AMOUNT PAID, IF ANY, BY YOU TO US&lt;bdt class="block-container if" data-type="if" id="19e172cb-4ccf-1904-7c06-4251800ba748"&gt;&lt;bdt data-type="conditional-block"&gt;&lt;bdt class="block-component" data-record-question-key="limilation_liability_time_option" data-type="statement"&gt;&lt;/bdt&gt;&lt;/bdt&gt;&lt;/bdt&gt;&lt;/bdt&gt;&lt;bdt data-type="conditional-block"&gt;&lt;bdt class="block-component" data-record-question-key="limitations_liability_option" data-type="statement"&gt;.&lt;/span&gt;&lt;/bdt&gt; &lt;/bdt&gt;&lt;/span&gt;&lt;span data-custom-class="body_text"&gt;CERTAIN US STATE LAWS AND INTERNATIONAL LAWS DO NOT ALLOW LIMITATIONS ON IMPLIED WARRANTIES OR THE EXCLUSION OR LIMITATION OF CERTAIN DAMAGES. IF THESE LAWS APPLY TO YOU, SOME OR ALL OF THE ABOVE DISCLAIMERS OR LIMITATIONS MAY NOT APPLY TO YOU, AND YOU MAY HAVE ADDITIONAL RIGHTS.&lt;/span&gt;&lt;/bdt&gt;&lt;/bdt&gt;&lt;/span&gt;&lt;bdt class="statement-end-if-in-editor" data-type="close"&gt;&lt;span data-custom-class="body_text"&gt;&lt;/span&gt;&lt;/bdt&gt;&lt;/bdt&gt;&lt;/span&gt;&lt;/div&gt;&lt;div class="MsoNormal" style="line-height: 1.5; text-align: left;"&gt;&lt;br&gt;&lt;/div&gt;&lt;div class="MsoNormal" data-custom-class="heading_1" id="indemnification" style="line-height: 1.5; text-align: left;"&gt;&lt;strong&gt;&lt;span style="line-height: 115%; font-family: Arial; font-size: 19px;"&gt;&lt;strong&gt;&lt;span style="line-height: 24.5333px; font-size: 19px;"&gt;&lt;strong&gt;&lt;span style="line-height: 115%; font-family: Arial; font-size: 19px;"&gt;&lt;strong&gt;&lt;span style="line-height: 115%; font-family: Arial; font-size: 19px;"&gt;23.&lt;/span&gt;&lt;/strong&gt;&lt;/span&gt;&lt;/strong&gt;&lt;/span&gt; &lt;/strong&gt;INDEMNIFICATION&lt;/span&gt;&lt;/strong&gt;&lt;/div&gt;&lt;div class="MsoNormal" style="line-height: 1.5; text-align: left;"&gt;&lt;br&gt;&lt;/div&gt;&lt;div class="MsoNormal" data-custom-class="body_text" style="line-height: 1.5; text-align: left;"&gt;&lt;span style="font-size:11.0pt;line-height:115%;font-family:Arial;</text:p>
      <text:p text:style-name="Standard">Calibri;color:#595959;mso-themecolor:text1;mso-themetint:166;"&gt;You agree to</text:p>
      <text:p text:style-name="Standard">defend, indemnify, and hold us harmless, including our subsidiaries,</text:p>
      <text:p text:style-name="Standard">affiliates, and all of our respective officers, agents, partners, and</text:p>
      <text:p text:style-name="Standard">employees, from and against any loss, damage, liability, claim, or demand, including</text:p>
      <text:p text:style-name="Standard">reasonable attorneys’ fees and expenses, made by any third party due to or</text:p>
      <text:p text:style-name="Standard">arising out of: &lt;bdt class="block-container if" data-type="if" id="475fffa5-05ca-def8-ac88-f426b238903c"&gt;&lt;bdt data-type="conditional-block"&gt;&lt;bdt class="block-component" data-record-question-key="user_post_content_option" data-type="statement"&gt;&lt;/bdt&gt;&lt;/bdt&gt;(&lt;span style="font-size: 14.6667px;"&gt;1&lt;/span&gt;) use of the Services; (&lt;span style="font-size: 14.6667px;"&gt;2&lt;/span&gt;) breach of these Legal Terms; (&lt;span style="font-size: 14.6667px;"&gt;3&lt;/span&gt;) any breach of your representations and warranties set forth in these Legal Terms; (&lt;span style="font-size: 14.6667px;"&gt;4&lt;/span&gt;) your violation of the rights of a third party, including but not limited to intellectual property rights; or (&lt;span style="font-size: 14.6667px;"&gt;5&lt;/span&gt;) any overt harmful act toward any other user of the Services with whom you connected via the Services. Notwithstanding the foregoing, we reserve the right, at your expense, to assume the exclusive &lt;bdt class="block-component"&gt;&lt;/bdt&gt;defense&lt;bdt class="statement-end-if-in-editor"&gt;&lt;/bdt&gt; and control of any matter for which you are required to indemnify us, and you agree to cooperate, at your expense, with our &lt;bdt class="block-component"&gt;&lt;/bdt&gt;defense&lt;bdt class="statement-end-if-in-editor"&gt;&lt;/bdt&gt; of such claims. We will use reasonable efforts to notify you of any such claim, action, or proceeding which is subject to this indemnification upon becoming aware of it.&lt;/span&gt;&lt;/div&gt;&lt;div class="MsoNormal" style="line-height: 1.5; text-align: left;"&gt;&lt;br&gt;&lt;/div&gt;&lt;div class="MsoNormal" data-custom-class="heading_1" id="userdata" style="line-height: 1.5; text-align: left;"&gt;&lt;strong&gt;&lt;span style="line-height: 115%; font-family: Arial; font-size: 19px;"&gt;&lt;strong&gt;&lt;span <text:soft-page-break/>style="line-height: 24.5333px; font-size: 19px;"&gt;&lt;strong&gt;&lt;span style="line-height: 115%; font-family: Arial; font-size: 19px;"&gt;&lt;strong&gt;&lt;span style="line-height: 115%; font-family: Arial; font-size: 19px;"&gt;24.&lt;/span&gt;&lt;/strong&gt;&lt;/span&gt;&lt;/strong&gt;&lt;/span&gt; &lt;/strong&gt;USER DATA&lt;/span&gt;&lt;/strong&gt;&lt;/div&gt;&lt;div class="MsoNormal" style="line-height: 1.5; text-align: left;"&gt;&lt;br&gt;&lt;/div&gt;&lt;div class="MsoNormal" data-custom-class="body_text" style="line-height: 1.5; text-align: left;"&gt;&lt;span style="font-size:11.0pt;line-height:115%;font-family:Arial;</text:p>
      <text:p text:style-name="Standard">Calibri;color:#595959;mso-themecolor:text1;mso-themetint:166;"&gt;We will maintain</text:p>
      <text:p text:style-name="Standard">certain data that you transmit to the Services for the purpose of managing the</text:p>
      <text:p text:style-name="Standard">performance of the Services, as well as data relating to your use of the Services. Although we perform regular routine backups</text:p>
      <text:p text:style-name="Standard">of data, you are solely responsible for all data that you transmit or that</text:p>
      <text:p text:style-name="Standard">relates to any activity you have undertaken using the Services. You agree</text:p>
      <text:p text:style-name="Standard">that we shall have no liability to you for any loss or corruption of any such</text:p>
      <text:p text:style-name="Standard">data, and you hereby waive any right of action against us arising from any such</text:p>
      <text:p text:style-name="Standard">loss or corruption of such data.&lt;/span&gt;&lt;/div&gt;&lt;div class="MsoNormal" style="line-height: 1.5; text-align: left;"&gt;&lt;br&gt;&lt;/div&gt;&lt;div class="MsoNormal" data-custom-class="heading_1" id="electronic" style="line-height: 1.5; text-align: left;"&gt;&lt;strong&gt;&lt;span style="line-height: 115%; font-family: Arial; font-size: 19px;"&gt;&lt;strong&gt;&lt;span style="line-height: 24.5333px; font-size: 19px;"&gt;&lt;strong&gt;&lt;span style="line-height: 115%; font-family: Arial; font-size: 19px;"&gt;&lt;strong&gt;&lt;span style="line-height: 115%; font-family: Arial; font-size: 19px;"&gt;25.&lt;/span&gt;&lt;/strong&gt;&lt;/span&gt;&lt;/strong&gt;&lt;/span&gt; &lt;/strong&gt;ELECTRONIC COMMUNICATIONS, TRANSACTIONS, AND SIGNATURES&lt;/span&gt;&lt;/strong&gt;&lt;/div&gt;&lt;div class="MsoNormal" style="line-height: 1.5; text-align: left;"&gt;&lt;br&gt;&lt;/div&gt;&lt;div class="MsoNormal" data-custom-class="body_text" style="line-height: 1.5; text-align: left;"&gt;&lt;span style="font-size:11.0pt;line-height:115%;font-family:Arial;</text:p>
      <text:p text:style-name="Standard">Calibri;color:#595959;mso-themecolor:text1;mso-themetint:166;"&gt;Visiting the Services, sending us emails, and completing online forms constitute electronic communications. You consent to receive electronic communications, and you agree that all agreements, notices, disclosures, and other communications we provide to you electronically, via email and on the Services, satisfy any legal requirement that such communication be in writing. YOU HEREBY AGREE TO THE USE OF ELECTRONIC SIGNATURES, CONTRACTS, ORDERS, AND OTHER RECORDS, AND TO ELECTRONIC DELIVERY OF NOTICES, POLICIES, AND RECORDS OF TRANSACTIONS INITIATED OR COMPLETED BY US OR VIA THE SERVICES. You hereby waive any rights or requirements under any statutes, regulations, rules, ordinances, or other laws in any jurisdiction which require an original signature or delivery or retention of non-electronic records, or to payments or the granting of credits by any means other than electronic means.&lt;/span&gt;&lt;/div&gt;&lt;div class="MsoNormal" style="line-height: 1.5; text-align: left;"&gt;&lt;br&gt;&lt;/div&gt;&lt;div class="MsoNormal" style="line-height: 1.5; text-align: left;"&gt;&lt;bdt class="block-component"&gt;&lt;span style="font-size: 15px;"&gt;&lt;/bdt&gt;&lt;/span&gt;&lt;bdt class="block-component"&gt;&lt;/bdt&gt;&lt;/div&gt;&lt;div class="MsoNormal" data-custom-class="heading_1" id="misc" style="line-height: 1.5; text-align: left;"&gt;&lt;strong&gt;&lt;span style="line-height: 115%; font-family: Arial; font-size: 19px;"&gt;&lt;strong&gt;&lt;span style="line-height: 24.5333px; font-size: 19px;"&gt;&lt;strong&gt;&lt;span style="line-height: 115%; font-family: Arial; font-size: 19px;"&gt;&lt;strong&gt;&lt;span style="line-height: 115%; font-family: Arial; font-size: 19px;"&gt;26.&lt;/span&gt;&lt;/strong&gt;&lt;/span&gt;&lt;/strong&gt;&lt;/span&gt; &lt;/strong&gt;MISCELLANEOUS&lt;/span&gt;&lt;/strong&gt;&lt;/div&gt;&lt;div class="MsoNormal" style="line-height: 1.5; text-align: left;"&gt;&lt;br&gt;&lt;/div&gt;&lt;div class="MsoNormal" data-custom-class="body_text" style="line-height: 1.5; text-align: left;"&gt;&lt;span style="font-size:11.0pt;line-height:115%;font-family:Arial;</text:p>
      <text:p text:style-name="Standard"><text:soft-page-break/>Calibri;color:#595959;mso-themecolor:text1;mso-themetint:166;"&gt;These Legal Terms and any policies or operating rules posted by us on the Services or in respect to the Services constitute the entire agreement and understanding between you and us. Our failure to exercise or enforce any right or provision of these Legal Terms shall not operate as a waiver of such right or provision. These Legal Terms operate to the fullest extent permissible by law. We may assign any or all of our rights and obligations to others at any time. We shall not be responsible or liable for any loss, damage, delay, or failure to act caused by any cause beyond our reasonable control. If any provision or part of a provision of these Legal Terms is determined to be unlawful, void, or unenforceable, that provision or part of the provision is deemed severable from these Legal Terms and does not affect the validity and enforceability of any remaining provisions. There is no joint venture, partnership, employment or agency relationship created between you and us as a result of these Legal Terms or use of the Services. You agree that these Legal Terms will not be construed against us by virtue of having drafted them. You hereby waive any and all &lt;bdt class="block-component"&gt;&lt;/bdt&gt;defenses&lt;bdt class="statement-end-if-in-editor"&gt;&lt;/bdt&gt; you may have based on the electronic form of these Legal Terms and the lack of signing by the parties hereto to execute these Legal Terms.&lt;/span&gt;&lt;/div&gt;&lt;div class="MsoNormal" style="line-height: 1.5; text-align: left;"&gt;&lt;bdt class="block-component"&gt;&lt;span style="font-size: 15px;"&gt;&lt;/bdt&gt;&lt;/span&gt;&lt;/div&gt;&lt;div class="MsoNormal" style="line-height: 1.5; text-align: left;"&gt;&lt;br&gt;&lt;/div&gt;&lt;div class="MsoNormal" data-custom-class="heading_1" id="contact" style="line-height: 1.5; text-align: left;"&gt;&lt;strong&gt;&lt;span style="line-height: 115%; font-family: Arial;"&gt;&lt;span style="font-size: 19px;"&gt;&lt;strong&gt;&lt;span style="line-height: 24.5333px; font-size: 19px;"&gt;&lt;strong&gt;&lt;span style="line-height: 115%; font-family: Arial; font-size: 19px;"&gt;&lt;strong&gt;&lt;span style="line-height: 115%; font-family: Arial; font-size: 19px;"&gt;27.&lt;/span&gt;&lt;/strong&gt;&lt;/span&gt;&lt;/strong&gt;&lt;/span&gt; &lt;/strong&gt;CONTACT US&lt;/span&gt;&lt;/span&gt;&lt;/strong&gt;&lt;/div&gt;&lt;div class="MsoNormal" style="line-height: 1.5; text-align: left;"&gt;&lt;br&gt;&lt;/div&gt;&lt;div class="MsoNormal" data-custom-class="body_text" style="line-height: 1.5; text-align: left;"&gt;&lt;span style="font-size:11.0pt;line-height:115%;font-family:Arial;</text:p>
      <text:p text:style-name="Standard">Calibri;color:#595959;mso-themecolor:text1;mso-themetint:166;"&gt;In order to resolve a complaint regarding the Services or to receive further information regarding use of the Services, please contact us at:&lt;/span&gt;&lt;/div&gt;&lt;div class="MsoNormal" style="line-height: 1.5; text-align: left;"&gt;&lt;br&gt;&lt;/div&gt;&lt;div class="MsoNormal" data-custom-class="body_text" style="line-height: 1.5; text-align: left;"&gt;&lt;span style="font-size: 15px;"&gt;&lt;span style="color: rgb(89, 89, 89);"&gt;&lt;bdt class="question"&gt;&lt;strong&gt;ekodoniczka.pl&lt;/strong&gt;&lt;/bdt&gt;&lt;strong&gt;&lt;bdt class="block-component"&gt;&lt;/bdt&gt;&lt;/span&gt;&lt;bdt class="block-component"&gt;&lt;/bdt&gt;&lt;/span&gt;&lt;/span&gt;&lt;/span&gt;&lt;/span&gt;&lt;/div&gt;&lt;div class="MsoNormal" data-custom-class="body_text" style="line-height: 1.5; text-align: left;"&gt;&lt;span style="font-size: 15px;"&gt;&lt;strong&gt;&lt;span style="color: rgb(89, 89, 89);"&gt;&lt;bdt class="question"&gt;&lt;bdt class="block-component"&gt;&lt;/bdt&gt;&lt;/bdt&gt;&lt;bdt class="block-component"&gt;&lt;/bdt&gt;&lt;bdt class="block-component"&gt;&lt;/bdt&gt;&lt;/span&gt;&lt;/strong&gt;&lt;strong&gt;&lt;span style="color: rgb(89, 89, 89);"&gt;&lt;bdt class="block-component"&gt;&lt;/bdt&gt;&lt;/span&gt;&lt;bdt class="block-component"&gt;&lt;/bdt&gt;&lt;/strong&gt;&lt;/span&gt;&lt;/div&gt;&lt;div class="MsoNormal" data-custom-class="body_text" style="line-height: 1.5; text-align: left;"&gt;&lt;bdt class="block-component"&gt;&lt;strong&gt;&lt;/bdt&gt;&lt;bdt class="question"&gt;Poland&lt;/bdt&gt;&lt;/strong&gt;&lt;/span&gt;&lt;bdt class="statement-end-if-in-editor"&gt;&lt;/bdt&gt;&lt;bdt class="statement-end-if-in-editor"&gt;&lt;/bdt&gt;&lt;/strong&gt;&lt;bdt class="statement-end-if-in-editor"&gt;&lt;strong&gt;&lt;/strong&gt;&lt;/bdt&gt;&lt;/div&gt;&lt;div class="MsoNormal" data-custom-class="body_text" style="line-height: 1.5; text-align: left;"&gt;&lt;strong&gt;&lt;span style="font-size:11.0pt;line-height:115%;font-family:Arial;</text:p>
      <text:p text:style-name="Standard"><text:soft-page-break/>Calibri;color:#595959;mso-themecolor:text1;mso-themetint:166;"&gt;&lt;strong&gt;&lt;bdt class="block-component"&gt;&lt;/bdt&gt;&lt;/strong&gt;&lt;/span&gt; &lt;/strong&gt;&lt;/div&gt;&lt;div class="MsoNormal" data-custom-class="body_text" style="line-height: 1.5; text-align: left;"&gt;&lt;strong&gt;&lt;span style="font-size:11.0pt;line-height:115%;font-family:Arial;</text:p>
      <text:p text:style-name="Standard">Calibri;color:#595959;mso-themecolor:text1;mso-themetint:166;"&gt;&lt;strong&gt;&lt;bdt class="block-component"&gt;&lt;/bdt&gt;&lt;/strong&gt;&lt;/span&gt;&lt;/strong&gt;&lt;/span&gt;&lt;/strong&gt;&lt;/div&gt;&lt;div class="MsoNormal" data-custom-class="body_text" style="line-height: 1.5; text-align: left;"&gt;&lt;strong&gt;&lt;span style="font-size:11.0pt;line-height:115%;font-family:Arial;</text:p>
      <text:p text:style-name="Standard">Calibri;color:#595959;mso-themecolor:text1;mso-themetint:166;"&gt;&lt;strong&gt;&lt;bdt class="question"&gt;&lt;bdt class="block-component"&gt;&lt;/bdt&gt;&lt;bdt class="question"&gt;bok@ekodoniczka.pl&lt;/bdt&gt;&lt;bdt class="statement-end-if-in-editor"&gt;&lt;/bdt&gt;&lt;/bdt&gt;&lt;/strong&gt;&lt;/span&gt;&lt;/strong&gt;&lt;/div&gt;&lt;/div&gt;&lt;/div&gt;&lt;style&gt;</text:p>
      <text:p text:style-name="Standard"><text:s text:c="6"/>ul {</text:p>
      <text:p text:style-name="Standard"><text:s text:c="8"/>list-style-type: square;</text:p>
      <text:p text:style-name="Standard"><text:s text:c="6"/>}</text:p>
      <text:p text:style-name="Standard"><text:s text:c="6"/>ul &gt; li &gt; ul {</text:p>
      <text:p text:style-name="Standard"><text:s text:c="8"/>list-style-type: circle;</text:p>
      <text:p text:style-name="Standard"><text:s text:c="6"/>}</text:p>
      <text:p text:style-name="Standard"><text:s text:c="6"/>ul &gt; li &gt; ul &gt; li &gt; ul {</text:p>
      <text:p text:style-name="Standard"><text:s text:c="8"/>list-style-type: square;</text:p>
      <text:p text:style-name="Standard"><text:s text:c="6"/>}</text:p>
      <text:p text:style-name="Standard"><text:s text:c="6"/>ol li {</text:p>
      <text:p text:style-name="Standard"><text:s text:c="8"/>font-family: Arial ;</text:p>
      <text:p text:style-name="Standard"><text:s text:c="6"/>}</text:p>
      <text:p text:style-name="Standard"><text:s text:c="4"/>&lt;/style&gt;</text:p>
      <text:p text:style-name="Standard"><text:s text:c="6"/>&lt;/div&gt;</text:p>
      <text:p text:style-name="Standard"><text:s text:c="6"/>&lt;style&gt;</text:p>
      <text:p text:style-name="Standard"><text:s text:c="2"/>[data-custom-class='body'], [data-custom-class='body'] * {</text:p>
      <text:p text:style-name="Standard"><text:s text:c="10"/>background: transparent !important;</text:p>
      <text:p text:style-name="Standard"><text:s text:c="8"/>}</text:p>
      <text:p text:style-name="Standard">[data-custom-class='title'], [data-custom-class='title'] * {</text:p>
      <text:p text:style-name="Standard"><text:s text:c="10"/>font-family: Arial !important;</text:p>
      <text:p text:style-name="Standard">font-size: 26px !important;</text:p>
      <text:p text:style-name="Standard">color: #000000 !important;</text:p>
      <text:p text:style-name="Standard"><text:s text:c="8"/>}</text:p>
      <text:p text:style-name="Standard">[data-custom-class='subtitle'], [data-custom-class='subtitle'] * {</text:p>
      <text:p text:style-name="Standard"><text:s text:c="10"/>font-family: Arial !important;</text:p>
      <text:p text:style-name="Standard">color: #595959 !important;</text:p>
      <text:p text:style-name="Standard">font-size: 14px !important;</text:p>
      <text:p text:style-name="Standard"><text:s text:c="8"/>}</text:p>
      <text:p text:style-name="Standard">[data-custom-class='heading_1'], [data-custom-class='heading_1'] * {</text:p>
      <text:p text:style-name="Standard"><text:s text:c="10"/>font-family: Arial !important;</text:p>
      <text:p text:style-name="Standard">font-size: 19px !important;</text:p>
      <text:p text:style-name="Standard">color: #000000 !important;</text:p>
      <text:p text:style-name="Standard"><text:s text:c="8"/>}</text:p>
      <text:p text:style-name="Standard">[data-custom-class='heading_2'], [data-custom-class='heading_2'] * {</text:p>
      <text:p text:style-name="Standard"><text:s text:c="10"/>font-family: Arial !important;</text:p>
      <text:p text:style-name="Standard"><text:soft-page-break/>font-size: 17px !important;</text:p>
      <text:p text:style-name="Standard">color: #000000 !important;</text:p>
      <text:p text:style-name="Standard"><text:s text:c="8"/>}</text:p>
      <text:p text:style-name="Standard">[data-custom-class='body_text'], [data-custom-class='body_text'] * {</text:p>
      <text:p text:style-name="Standard"><text:s text:c="10"/>color: #595959 !important;</text:p>
      <text:p text:style-name="Standard">font-size: 14px !important;</text:p>
      <text:p text:style-name="Standard">font-family: Arial !important;</text:p>
      <text:p text:style-name="Standard"><text:s text:c="8"/>}</text:p>
      <text:p text:style-name="Standard">[data-custom-class='link'], [data-custom-class='link'] * {</text:p>
      <text:p text:style-name="Standard"><text:s text:c="10"/>color: #3030F1 !important;</text:p>
      <text:p text:style-name="Standard">font-size: 14px !important;</text:p>
      <text:p text:style-name="Standard">font-family: Arial !important;</text:p>
      <text:p text:style-name="Standard">word-break: break-word !important;</text:p>
      <text:p text:style-name="Standard"><text:s text:c="8"/>}</text:p>
      <text:p text:style-name="Standard">&lt;/style&gt;</text:p>
      <text:p text:style-name="Standard"><text:s text:c="6"/>&lt;span style="display: block;margin: 0 auto 3.125rem;width: 11.125rem;height: 2.375rem;background: url(data:image/svg+xml;base64,PHN2ZyB4bWxucz0iaHR0cDovL3d3dy53My5vcmcvMjAwMC9zdmciIHdpZHRoPSIxNzgiIGhlaWdodD0iMzgiIHZpZXdCb3g9IjAgMCAxNzggMzgiPgogICAgPGcgZmlsbD0ibm9uZSIgZmlsbC1ydWxlPSJldmVub2RkIj4KICAgICAgICA8cGF0aCBmaWxsPSIjRDFEMUQxIiBkPSJNNC4yODMgMjQuMTA3Yy0uNzA1IDAtMS4yNTgtLjI1Ni0xLjY2LS43NjhoLS4wODVjLjA1Ny41MDIuMDg2Ljc5Mi4wODYuODd2Mi40MzRILjk4NXYtOC42NDhoMS4zMzJsLjIzMS43NzloLjA3NmMuMzgzLS41OTQuOTUtLjg5MiAxLjcwMi0uODkyLjcxIDAgMS4yNjQuMjc0IDEuNjY1LjgyMi40MDEuNTQ4LjYwMiAxLjMwOS42MDIgMi4yODMgMCAuNjQtLjA5NCAxLjE5OC0uMjgyIDEuNjctLjE4OC40NzMtLjQ1Ni44MzMtLjgwMyAxLjA4LS4zNDcuMjQ3LS43NTYuMzctMS4yMjUuMzd6TTMuOCAxOS4xOTNjLS40MDUgMC0uNy4xMjQtLjg4Ni4zNzMtLjE4Ny4yNDktLjI4My42Ni0uMjkgMS4yMzN2LjE3N2MwIC42NDUuMDk1IDEuMTA3LjI4NyAxLjM4Ni4xOTIuMjguNDk1LjQxOS45MS40MTkuNzM0IDAgMS4xMDEtLjYwNSAxLjEwMS0xLjgxNiAwLS41OS0uMDktMS4wMzQtLjI3LTEuMzI5LS4xODItLjI5NS0uNDY1LS40NDMtLjg1Mi0uNDQzem01LjU3IDEuNzk0YzAgLjU5NC4wOTggMS4wNDQuMjkzIDEuMzQ4LjE5Ni4zMDQuNTEzLjQ1Ny45NTQuNDU3LjQzNyAwIC43NS0uMTUyLjk0Mi0uNDU0LjE5Mi0uMzAzLjI4OC0uNzUzLjI4OC0xLjM1MSAwLS41OTUtLjA5Ny0xLjA0LS4yOS0xLjMzOC0uMTk0LS4yOTctLjUxLS40NDUtLjk1LS40NDUtLjQzOCAwLS43NTMuMTQ3LS45NDYuNDQzLS4xOTQuMjk1LS4yOS43NDItLjI5IDEuMzR6bTQuMTUzIDBjMCAuOTc3LS4yNTggMS43NDItLjc3NCAyLjI5My0uNTE1LjU1Mi0xLjIzMy44MjctMi4xNTQuODI3LS41NzYgMC0xLjA4NS0uMTI2LTEuNTI1LS4zNzhhMi41MiAyLjUyIDAgMCAxLTEuMDE1LTEuMDg4Yy0uMjM3LS40NzMtLjM1NS0xLjAyNC0uMzU1LTEuNjU0IDAtLjk4MS4yNTYtMS43NDQuNzY4LTIuMjg4LjUxMi0uNTQ1IDEuMjMyLS44MTcgMi4xNi0uODE3LjU3NiAwIDEuMDg1LjEyNiAxLjUyNS4zNzYuNDQuMjUxLjc3OS42MSAxLjAxNSAxLjA4LjIzNi40NjkuMzU1IDEuMDE5LjM1NSAxLjY0OXpNMTkuNzEgMjRsLS40NjItMi4xLS42MjMtMi42NTNoLS4wMzdMMTcuNDkzIDI0SDE1LjczbC0xLjcwOC02LjAwNWgxLjYzM2wuNjkzIDIuNjU5Yy4xMS40NzYuMjI0IDEuMTMzLjMzOCAxLjk3MWguMDMyYy4wMTUtLjI3Mi4wNzctLjcwNC4xODgtMS4yOTRsLjA4Ni0uNDU3Ljc0Mi0yLjg3OWgxLjgwNGwuNzA0IDIuODc5Yy4wMTQuMDc5LjAzNy4xOTUuMDY3LjM1YTIwLjk5OCAyMC45OTggMCAwIDEgLjE2NyAxLjAwMmMuMDIzLjE2NS4wMzYuMjk5LjA0LjM5OWguMDMyYy4wMzItLjI1OC4wOS0uNjExLjE3Mi0xLjA2LjA4Mi0uNDUuMTQxLS43NTQuMTc3LS45MTFsLjcyLTIuNjU5aDEuNjA2TDIxLjQ5NCAyNGgtMS43ODN6bTcuMDg2LTQuOTUyYy0uMzQ4IDAtLjYyLjExLS44MTcuMzMtLjE5Ny4yMi0uMzEuNTMzLS4zMzguOTM3aDIuMjk5Yy0uMDA4LS40MDQtLjExMy0uNzE3LS4zMTctLjkzNy0uMjA0LS4yMi0uNDgtLjMzLS44MjctLjMzem0uMj<text:soft-page-break/>MgNS4wNmMtLjk2NiAwLTEuNzIyLS4yNjctMi4yNjYtLjgtLjU0NC0uNTM0LS44MTYtMS4yOS0uODE2LTIuMjY3IDAtMS4wMDcuMjUxLTEuNzg1Ljc1NC0yLjMzNC41MDMtLjU1IDEuMTk5LS44MjUgMi4wODctLjgyNS44NDggMCAxLjUxLjI0MiAxLjk4Mi43MjUuNDcyLjQ4NC43MDkgMS4xNTIuNzA5IDIuMDA0di43OTVoLTMuODczYy4wMTguNDY1LjE1Ni44MjkuNDE0IDEuMDkuMjU4LjI2MS42Mi4zOTIgMS4wODUuMzkyLjM2MSAwIC43MDMtLjAzNyAxLjAyNi0uMTEzYTUuMTMzIDUuMTMzIDAgMCAwIDEuMDEtLjM2djEuMjY4Yy0uMjg3LjE0My0uNTkzLjI1LS45Mi4zMmE1Ljc5IDUuNzkgMCAwIDEtMS4xOTEuMTA0em03LjI1My02LjIyNmMuMjIyIDAgLjQwNi4wMTYuNTUzLjA0OWwtLjEyNCAxLjUzNmExLjg3NyAxLjg3NyAwIDAgMC0uNDgzLS4wNTRjLS41MjMgMC0uOTMuMTM0LTEuMjIyLjQwMy0uMjkyLjI2OC0uNDM4LjY0NC0uNDM4IDEuMTI4VjI0aC0xLjYzOHYtNi4wMDVoMS4yNGwuMjQyIDEuMDFoLjA4Yy4xODctLjMzNy40MzktLjYwOC43NTYtLjgxNGExLjg2IDEuODYgMCAwIDEgMS4wMzQtLjMwOXptNC4wMjkgMS4xNjZjLS4zNDcgMC0uNjIuMTEtLjgxNy4zMy0uMTk3LjIyLS4zMS41MzMtLjMzOC45MzdoMi4yOTljLS4wMDctLjQwNC0uMTEzLS43MTctLjMxNy0uOTM3LS4yMDQtLjIyLS40OC0uMzMtLjgyNy0uMzN6bS4yMyA1LjA2Yy0uOTY2IDAtMS43MjItLjI2Ny0yLjI2Ni0uOC0uNTQ0LS41MzQtLjgxNi0xLjI5LS44MTYtMi4yNjcgMC0xLjAwNy4yNTEtMS43ODUuNzU0LTIuMzM0LjUwNC0uNTUgMS4yLS44MjUgMi4wODctLjgyNS44NDkgMCAxLjUxLjI0MiAxLjk4Mi43MjUuNDczLjQ4NC43MDkgMS4xNTIuNzA5IDIuMDA0di43OTVoLTMuODczYy4wMTguNDY1LjE1Ni44MjkuNDE0IDEuMDkuMjU4LjI2MS42Mi4zOTIgMS4wODUuMzkyLjM2MiAwIC43MDQtLjAzNyAxLjAyNi0uMTEzYTUuMTMzIDUuMTMzIDAgMCAwIDEuMDEtLjM2djEuMjY4Yy0uMjg3LjE0My0uNTkzLjI1LS45MTkuMzJhNS43OSA1Ljc5IDAgMCAxLTEuMTkyLjEwNHptNS44MDMgMGMtLjcwNiAwLTEuMjYtLjI3NS0xLjY2My0uODIyLS40MDMtLjU0OC0uNjA0LTEuMzA3LS42MDQtMi4yNzggMC0uOTg0LjIwNS0xLjc1Mi42MTUtMi4zMDEuNDEtLjU1Ljk3NS0uODI1IDEuNjk1LS44MjUuNzU1IDAgMS4zMzIuMjk0IDEuNzI5Ljg4MWguMDU0YTYuNjk3IDYuNjk3IDAgMCAxLS4xMjQtMS4xOTh2LTEuOTIyaDEuNjQ0VjI0SDQ2LjQzbC0uMzE3LS43NzloLS4wN2MtLjM3Mi41OTEtLjk0Ljg4Ni0xLjcwMi44ODZ6bS41NzQtMS4zMDZjLjQyIDAgLjcyNi0uMTIxLjkyMS0uMzY1LjE5Ni0uMjQzLjMwMi0uNjU3LjMyLTEuMjR2LS4xNzhjMC0uNjQ0LS4xLTEuMTA2LS4yOTgtMS4zODYtLjE5OS0uMjc5LS41MjItLjQxOS0uOTctLjQxOWEuOTYyLjk2MiAwIDAgMC0uODUuNDY1Yy0uMjAzLjMxLS4zMDQuNzYtLjMwNCAxLjM1IDAgLjU5Mi4xMDIgMS4wMzUuMzA2IDEuMzMuMjA0LjI5Ni40OTYuNDQzLjg3NS40NDN6bTEwLjkyMi00LjkyYy43MDkgMCAxLjI2NC4yNzcgMS42NjUuODMuNC41NTMuNjAxIDEuMzEyLjYwMSAyLjI3NSAwIC45OTItLjIwNiAxLjc2LS42MiAyLjMwNC0uNDE0LjU0NC0uOTc3LjgxNi0xLjY5LjgxNi0uNzA1IDAtMS4yNTgtLjI1Ni0xLjY1OS0uNzY4aC0uMTEzbC0uMjc0LjY2MWgtMS4yNTF2LTguMzU3aDEuNjM4djEuOTQ0YzAgLjI0Ny0uMDIxLjY0My0uMDY0IDEuMTg3aC4wNjRjLjM4My0uNTk0Ljk1LS44OTIgMS43MDMtLjg5MnptLS41MjcgMS4zMWMtLjQwNCAwLS43LjEyNS0uODg2LjM3NC0uMTg2LjI0OS0uMjgzLjY2LS4yOSAxLjIzM3YuMTc3YzAgLjY0NS4wOTYgMS4xMDcuMjg3IDEuMzg2LjE5Mi4yOC40OTUuNDE5LjkxLjQxOS4zMzcgMCAuNjA1LS4xNTUuODA0LS40NjUuMTk5LS4zMS4yOTgtLjc2LjI5OC0xLjM1IDAtLjU5MS0uMS0xLjAzNS0uMy0xLjMzYS45NDMuOTQzIDAgMCAwLS44MjMtLjQ0M3ptMy4xODYtMS4xOTdoMS43OTRsMS4xMzQgMy4zNzljLjA5Ni4yOTMuMTYzLjY0LjE5OCAxLjA0MmguMDMzYy4wMzktLjM3LjExNi0uNzE3LjIzLTEuMDQybDEuMTEyLTMuMzc5aDEuNzU3bC0yLjU0IDYuNzczYy0uMjM0LjYyNy0uNTY2IDEuMDk2LS45OTcgMS40MDctLjQzMi4zMTItLjkzNi40NjgtMS41MTIuNDY4LS4yODMgMC0uNTYtLjAzLS44MzMtLjA5MnYtMS4zYTIuOCAyLjggMCAwIDAgLjY0NS4wN2MuMjkgMCAuNTQzLS4wODguNzYtLjI2Ni4yMTctLjE3Ny4zODYtLjQ0NC41MDgtLjgwM2wuMDk2LS4yOTUtMi4zODUtNS45NjJ6Ii8+CiAgICAgICAgPGcgdHJhbnNmb3JtPSJ0cmFuc2xhdGUoNzMpIj4KICAgICAgICAgICAgPGNpcmNsZSBjeD0iMTkiIGN5PSIxOSIgcj0iMTkiIGZpbGw9IiNFMEUwRTAiLz4KICAgICAgICAgICAgPHBhdGggZmlsbD0iI0ZGRiIgZD0iTTIyLjQ3NCAxNS40NDNoNS4xNjJMMTIuNDM2IDMwLjRWMTAuMzYzaDE1LjJsLTUuMTYyIDUuMDh6Ii8+CiAgICAgICAgPC9nPgogICAgICAgIDxwYXRoIGZpbGw9IiNEMkQyRDIiIGQ9Ik0xMjEuNTQ0IDE0LjU2di0xLjcyOGg4LjI3MnYxLj<text:soft-page-break/>cyOGgtMy4wMjRWMjRoLTIuMjR2LTkuNDRoLTMuMDA4em0xMy43NDQgOS41NjhjLTEuMjkgMC0yLjM0MS0uNDE5LTMuMTUyLTEuMjU2LS44MS0uODM3LTEuMjE2LTEuOTQ0LTEuMjE2LTMuMzJzLjQwOC0yLjQ3NyAxLjIyNC0zLjMwNGMuODE2LS44MjcgMS44NzItMS4yNCAzLjE2OC0xLjI0czIuMzYuNDAzIDMuMTkyIDEuMjA4Yy44MzIuODA1IDEuMjQ4IDEuODggMS4yNDggMy4yMjQgMCAuMzEtLjAyMS41OTctLjA2NC44NjRoLTYuNDY0Yy4wNTMuNTc2LjI2NyAxLjA0LjY0IDEuMzkyLjM3My4zNTIuODQ4LjUyOCAxLjQyNC41MjguNzc5IDAgMS4zNTUtLjMyIDEuNzI4LS45NmgyLjQzMmEzLjg5MSAzLjg5MSAwIDAgMS0xLjQ4OCAyLjA2NGMtLjczNi41MzMtMS42MjcuOC0yLjY3Mi44em0xLjQ4LTYuNjg4Yy0uNC0uMzUyLS44ODMtLjUyOC0xLjQ0OC0uNTI4cy0xLjAzNy4xNzYtMS40MTYuNTI4Yy0uMzc5LjM1Mi0uNjA1LjgyMS0uNjggMS40MDhoNC4xOTJjLS4wMzItLjU4Ny0uMjQ4LTEuMDU2LS42NDgtMS40MDh6bTcuMDE2LTIuMzA0djEuNTY4Yy41OTctMS4xMyAxLjQ2MS0xLjY5NiAyLjU5Mi0xLjY5NnYyLjMwNGgtLjU2Yy0uNjcyIDAtMS4xNzkuMTY4LTEuNTIuNTA0LS4zNDEuMzM2LS41MTIuOTE1LS41MTIgMS43MzZWMjRoLTIuMjU2di04Ljg2NGgyLjI1NnptNi40NDggMHYxLjMyOGMuNTY1LS45NyAxLjQ4My0xLjQ1NiAyLjc1Mi0xLjQ1Ni42NzIgMCAxLjI3Mi4xNTUgMS44LjQ2NC41MjguMzEuOTM2Ljc1MiAxLjIyNCAxLjMyOC4zMS0uNTU1LjczMy0uOTkyIDEuMjcyLTEuMzEyYTMuNDg4IDMuNDg4IDAgMCAxIDEuODE2LS40OGMxLjA1NiAwIDEuOTA3LjMzIDIuNTUyLjk5Mi42NDUuNjYxLjk2OCAxLjU5Ljk2OCAyLjc4NFYyNGgtMi4yNHYtNC44OTZjMC0uNjkzLS4xNzYtMS4yMjQtLjUyOC0xLjU5Mi0uMzUyLS4zNjgtLjgzMi0uNTUyLTEuNDQtLjU1MnMtMS4wOS4xODQtMS40NDguNTUyYy0uMzU3LjM2OC0uNTM2Ljg5OS0uNTM2IDEuNTkyVjI0aC0yLjI0di00Ljg5NmMwLS42OTMtLjE3Ni0xLjIyNC0uNTI4LTEuNTkyLS4zNTItLjM2OC0uODMyLS41NTItMS40NC0uNTUycy0xLjA5LjE4NC0xLjQ0OC41NTJjLS4zNTcuMzY4LS41MzYuODk5LS41MzYgMS41OTJWMjRoLTIuMjU2di04Ljg2NGgyLjI1NnpNMTY0LjkzNiAyNFYxMi4xNmgyLjI1NlYyNGgtMi4yNTZ6bTcuMDQtLjE2bC0zLjQ3Mi04LjcwNGgyLjUyOGwyLjI1NiA2LjMwNCAyLjM4NC02LjMwNGgyLjM1MmwtNS41MzYgMTMuMDU2aC0yLjM1MmwxLjg0LTQuMzUyeiIvPgogICAgPC9nPgo8L3N2Zz4K) center no-repeat;"&gt;&lt;/span&gt;</text:p>
      <text:p text:style-name="Standard"/>
      <text:p text:style-name="Standard"><text:s text:c="6"/>&lt;div data-custom-class="body"&gt;</text:p>
      <text:p text:style-name="Standard"><text:s text:c="6"/>&lt;div align="center" style="text-align: left;"&gt;&lt;div class="MsoNormal" data-custom-class="title" style="line-height: 1.5;"&gt;&lt;bdt class="block-component"&gt;&lt;span style="font-size: 19px;"&gt;&lt;/bdt&gt;&lt;bdt class="question"&gt;&lt;strong&gt;TERMS OF SERVICE&lt;/strong&gt;&lt;/bdt&gt;&lt;bdt class="statement-end-if-in-editor"&gt;&lt;/bdt&gt;&lt;/span&gt;&lt;/div&gt;&lt;div class="MsoNormal" style="line-height: 1.5;"&gt;&lt;br&gt;&lt;/div&gt;&lt;div class="MsoNormal" data-custom-class="subtitle" style="line-height: 1.5;"&gt;&lt;strong&gt;Last updated&lt;/strong&gt; &lt;bdt class="question"&gt;&lt;strong&gt;July 28, 2024&lt;/strong&gt;&lt;/bdt&gt;&lt;/div&gt;&lt;div class="MsoNormal" style="line-height: 1.1;"&gt;&lt;br&gt;&lt;/div&gt;&lt;div class="MsoNormal" style="line-height: 115%;"&gt;&lt;br&gt;&lt;/div&gt;&lt;div class="MsoNormal" style="line-height: 115%;"&gt;&lt;br&gt;&lt;/div&gt;&lt;div style="line-height: 1.5;"&gt;&lt;strong&gt;&lt;span data-custom-class="heading_1"&gt;AGREEMENT TO OUR LEGAL TERMS&lt;/span&gt;&lt;/strong&gt;&lt;/div&gt;&lt;/div&gt;&lt;div align="center" style="text-align: left;"&gt;&lt;div class="MsoNormal" id="agreement" style="line-height: 1.5;"&gt;&lt;a name="_6aa3gkhykvst"&gt;&lt;/a&gt;&lt;/div&gt;&lt;/div&gt;&lt;div align="center" style="line-height: 1;"&gt;&lt;br&gt;&lt;/div&gt;&lt;div align="center" style="text-align: left;"&gt;&lt;div class="MsoNormal" data-custom-class="body_text" style="line-height: 1.5;"&gt;&lt;span style="font-size:11.0pt;line-height:115%;font-family:Arial;</text:p>
      <text:p text:style-name="Standard">Calibri;color:#595959;mso-themecolor:text1;mso-themetint:166;"&gt;We are &lt;bdt class="block-container question question-in-editor" data-id="9d459c4e-c548-e5cb-7729-a118548965d2" data-type="question"&gt;ekodoniczka.pl&lt;/bdt&gt;&lt;bdt class="block-component"&gt;&lt;/bdt&gt; (&lt;bdt class="block-component"&gt;&lt;/bdt&gt;"&lt;strong&gt;Company&lt;/strong&gt;," "&lt;strong&gt;we&lt;/strong&gt;," "&lt;strong&gt;us&lt;/strong&gt;," "&lt;strong&gt;our&lt;/strong&gt;"&lt;bdt class="statement-end-if-in-editor"&gt;&lt;/bdt&gt;)&lt;span style="font-size:11.0pt;line-height:115%;</text:p>
      <text:p text:style-name="Standard"><text:soft-page-break/>Arial;mso-fareast-font-family:Calibri;color:#595959;mso-themecolor:text1;</text:p>
      <text:p text:style-name="Standard">mso-themetint:166;"&gt;&lt;span style="font-size:11.0pt;line-height:115%;</text:p>
      <text:p text:style-name="Standard">Arial;mso-fareast-font-family:Calibri;color:#595959;mso-themecolor:text1;</text:p>
      <text:p text:style-name="Standard">mso-themetint:166;"&gt;&lt;span style="font-size:11.0pt;line-height:115%;</text:p>
      <text:p text:style-name="Standard">Arial;mso-fareast-font-family:Calibri;color:#595959;mso-themecolor:text1;</text:p>
      <text:p text:style-name="Standard">mso-themetint:166;"&gt;&lt;bdt class="question"&gt;&lt;bdt class="block-component"&gt;.&lt;/bdt&gt;&lt;/span&gt;&lt;bdt class="block-component"&gt;&lt;/bdt&gt;&lt;/span&gt;&lt;/span&gt;&lt;/span&gt;&lt;/span&gt;&lt;/span&gt;&lt;/span&gt;&lt;/div&gt;&lt;/div&gt;&lt;div align="center" style="line-height: 1;"&gt;&lt;br&gt;&lt;/div&gt;&lt;div align="center" style="text-align: left;"&gt;&lt;div class="MsoNormal" data-custom-class="body_text" style="line-height: 1.5;"&gt;&lt;span style="font-size:11.0pt;line-height:115%;font-family:Arial;</text:p>
      <text:p text:style-name="Standard">Calibri;color:#595959;mso-themecolor:text1;mso-themetint:166;"&gt;We operate &lt;bdt class="block-component"&gt;&lt;/bdt&gt;the website &lt;span style="color: rgb(0, 58, 250);"&gt;&lt;bdt class="question"&gt;&lt;a href="https://www.ekodoniczka.pl" target="_blank" data-custom-class="link"&gt;https://www.ekodoniczka.pl&lt;/a&gt;&lt;/bdt&gt;&lt;/span&gt; (the &lt;bdt class="block-component"&gt;&lt;/bdt&gt;"&lt;strong&gt;Site&lt;/strong&gt;"&lt;bdt class="statement-end-if-in-editor"&gt;&lt;/bdt&gt;)&lt;bdt class="block-component"&gt;&lt;/bdt&gt;&lt;bdt class="block-component"&gt;&lt;/bdt&gt;, as well as any other related products and services that refer or link to these legal terms (the &lt;bdt class="block-component"&gt;&lt;/bdt&gt;"&lt;strong&gt;Legal Terms&lt;/strong&gt;"&lt;bdt class="statement-end-if-in-editor"&gt;&lt;/bdt&gt;) (collectively, the &lt;bdt class="block-component"&gt;&lt;/bdt&gt;"&lt;strong&gt;Services&lt;/strong&gt;"&lt;bdt class="statement-end-if-in-editor"&gt;&lt;/bdt&gt;).&lt;bdt class="block-component"&gt;&lt;/bdt&gt;&lt;/span&gt;&lt;/div&gt;&lt;div class="MsoNormal" style="line-height: 1;"&gt;&lt;br&gt;&lt;/div&gt;&lt;div class="MsoNormal" data-custom-class="body_text" style="line-height: 1.5;"&gt;&lt;span style="font-size:11.0pt;line-height:115%;font-family:Arial;</text:p>
      <text:p text:style-name="Standard">Calibri;color:#595959;mso-themecolor:text1;mso-themetint:166;"&gt;You can contact us by &lt;bdt class="block-component"&gt;email at &lt;bdt class="question"&gt;bok@ekodoniczka.pl&lt;/bdt&gt;&lt;bdt class="block-component"&gt;&lt;/bdt&gt; or by mail to &lt;bdt class="question"&gt;__________&lt;/bdt&gt;&lt;bdt class="block-component"&gt;&lt;/bdt&gt;, &lt;bdt class="question"&gt;__________&lt;/bdt&gt;&lt;bdt class="block-component"&gt;&lt;/bdt&gt;&lt;bdt class="block-component"&gt;&lt;/bdt&gt;&lt;bdt class="block-component"&gt;&lt;bdt class="block-component"&gt;, &lt;/bdt&gt;&lt;bdt class="question"&gt;Poland&lt;/bdt&gt;&lt;bdt class="statement-end-if-in-editor"&gt;&lt;/bdt&gt;&lt;/bdt&gt;.&lt;/span&gt;&lt;/div&gt;&lt;div class="MsoNormal" style="line-height: 1;"&gt;&lt;br&gt;&lt;/div&gt;&lt;div class="MsoNormal" data-custom-class="body_text" style="line-height: 1.5;"&gt;&lt;span style="font-size:11.0pt;line-height:115%;font-family:Arial;</text:p>
      <text:p text:style-name="Standard">Calibri;color:#595959;mso-themecolor:text1;mso-themetint:166;"&gt;These Legal Terms constitute a legally binding agreement made between you, whether personally or on behalf of an entity (&lt;bdt class="block-component"&gt;&lt;/bdt&gt;"&lt;strong&gt;you&lt;/strong&gt;"&lt;bdt class="statement-end-if-in-editor"&gt;&lt;/bdt&gt;), and &lt;bdt class="question"&gt;ekodoniczka.pl&lt;/bdt&gt;, concerning your access to and use of the Services. You agree that by accessing the Services, you have read, understood, and agreed to be bound by all of these Legal Terms. IF YOU DO NOT AGREE WITH ALL OF THESE LEGAL TERMS, THEN YOU ARE EXPRESSLY PROHIBITED FROM USING THE SERVICES AND YOU MUST DISCONTINUE USE IMMEDIATELY.&lt;bdt class="block-component"&gt;&lt;/bdt&gt;&lt;bdt class="block-component"&gt;&lt;/bdt&gt;&lt;/span&gt;&lt;/div&gt;&lt;div class="MsoNormal" style="line-height: 1;"&gt;&lt;br&gt;&lt;/div&gt;&lt;div class="MsoNormal" data-custom-class="body_text" style="line-height: 1.5;"&gt;&lt;span style="font-size:11.0pt;line-height:115%;font-family:Arial;</text:p>
      <text:p text:style-name="Standard">Calibri;color:#595959;mso-themecolor:text1;mso-themetint:166;"&gt;We will provide you with prior notice of any scheduled changes to the Services you are using. The modified Legal Terms will become effective upon posting or notifying you by &lt;bdt class="question"&gt;no-reply@ekodoniczka.pl&lt;/bdt&gt;, as <text:soft-page-break/>stated in the email message. By continuing to use the Services after the effective date of any changes, you agree to be bound by the modified terms.&lt;bdt class="block-component"&gt;&lt;/bdt&gt;&lt;bdt class="statement-end-if-in-editor"&gt;&lt;/bdt&gt;&lt;/span&gt;&lt;/div&gt;&lt;/div&gt;&lt;div align="center" style="line-height: 1;"&gt;&lt;br&gt;&lt;/div&gt;&lt;div align="center" style="text-align: left;"&gt;&lt;div class="MsoNormal" data-custom-class="body_text" style="line-height: 1.5;"&gt;&lt;bdt class="block-container if" data-type="if" id="a2595956-7028-dbe5-123e-d3d3a93ed076"&gt;&lt;bdt data-type="conditional-block"&gt;&lt;bdt data-type="body"&gt;&lt;span style="font-size:11.0pt;line-height:115%;font-family:Arial;</text:p>
      <text:p text:style-name="Standard">Calibri;color:#595959;mso-themecolor:text1;mso-themetint:166;"&gt;&lt;bdt class="block-component"&gt;&lt;/bdt&gt;&lt;bdt class="block-container if" data-type="if" id="a2595956-7028-dbe5-123e-d3d3a93ed076"&gt;&lt;bdt data-type="conditional-block"&gt;&lt;bdt data-type="body"&gt;&lt;span style="color: rgb(89, 89, 89); font-size: 14.6667px;"&gt;The Services are intended for users who are at least 13 years of age. All users who are minors in the jurisdiction in which they reside (generally under the age of 18) must have the permission of, and be directly supervised by, their parent or guardian to use the Services. If you are a minor, you must have your parent or guardian read and agree to these Legal Terms prior to you using the Services.&lt;/span&gt;&lt;/bdt&gt;&lt;/bdt&gt;&lt;/bdt&gt;&lt;bdt data-type="body"&gt;&lt;span style="color: rgb(89, 89, 89); font-size: 14.6667px;"&gt;&lt;bdt class="block-component"&gt;&lt;/bdt&gt;&lt;/bdt&gt;&lt;/div&gt;&lt;div class="MsoNormal" style="line-height: 1;"&gt;&lt;br&gt;&lt;/div&gt;&lt;div class="MsoNormal" data-custom-class="body_text" style="line-height: 1.5;"&gt;We recommend that you print a copy of these Legal Terms for your records.&lt;/div&gt;&lt;div class="MsoNormal" style="line-height: 1.5;"&gt;&lt;br&gt;&lt;/div&gt;&lt;div class="MsoNormal" style="line-height: 1.5;"&gt;&lt;br&gt;&lt;/div&gt;&lt;div class="MsoNormal" data-custom-class="heading_1" style="line-height: 1.5;"&gt;&lt;strong&gt;TABLE OF CONTENTS&lt;/strong&gt;&lt;/div&gt;&lt;div class="MsoNormal" style="line-height: 1.5;"&gt;&lt;br&gt;&lt;/div&gt;&lt;div class="MsoNormal" style="line-height: 1.5;"&gt;&lt;a href="#services"&gt;&lt;span data-custom-class="link"&gt;&lt;span style="color: rgb(0, 58, 250); font-size: 15px;"&gt;&lt;span data-custom-class="body_text"&gt;1. OUR SERVICES&lt;/span&gt;&lt;/span&gt;&lt;/span&gt;&lt;/a&gt;&lt;/div&gt;&lt;div class="MsoNormal" style="line-height: 1.5;"&gt;&lt;a data-custom-class="link" href="#ip"&gt;&lt;span style="color: rgb(0, 58, 250);"&gt;&lt;span data-custom-class="body_text"&gt;2. INTELLECTUAL PROPERTY RIGHTS&lt;/span&gt;&lt;/span&gt;&lt;/a&gt;&lt;/div&gt;&lt;div class="MsoNormal" style="line-height: 1.5;"&gt;&lt;a data-custom-class="link" href="#userreps"&gt;&lt;/a&gt;&lt;a data-custom-class="link" href="#userreps"&gt;&lt;span style="color: rbg(0, 58, 250); font-size: 15px;"&gt;&lt;span data-custom-class="body_text"&gt;3. USER REPRESENTATIONS&lt;/span&gt;&lt;/span&gt;&lt;/a&gt;&lt;/div&gt;&lt;div class="MsoNormal" style="line-height: 1.5;"&gt;&lt;span style="font-size: 15px;"&gt;&lt;span data-custom-class="body_text"&gt;&lt;bdt class="block-component"&gt;&lt;/bdt&gt;&lt;/span&gt;&lt;/span&gt;&lt;a data-custom-class="link" href="#userreg"&gt;&lt;span style="color: rgb(0, 58, 250); font-size: 15px;"&gt;&lt;span data-custom-class="body_text"&gt;4. USER REGISTRATION&lt;/span&gt;&lt;/span&gt;&lt;/a&gt;&lt;span style="font-size: 15px;"&gt;&lt;span data-custom-class="body_text"&gt;&lt;bdt class="statement-end-if-in-editor"&gt;&lt;/bdt&gt;&lt;/span&gt;&lt;/span&gt; &lt;a data-custom-class="link" href="#products"&gt;&lt;/a&gt;&lt;/div&gt;&lt;div class="MsoNormal" style="line-height: 1.5;"&gt;&lt;a data-custom-class="link" href="#products"&gt;&lt;span style="color: rgb(0, 58, 250); font-size: 15px;"&gt;&lt;span data-custom-class="body_text"&gt;&lt;bdt class="block-component"&gt;&lt;/bdt&gt;&lt;bdt class="block-component"&gt;&lt;/bdt&gt;5. PRODUCTS&lt;bdt class="statement-end-if-in-editor"&gt;&lt;/bdt&gt;&lt;bdt class="statement-end-if-in-editor"&gt;&lt;/bdt&gt;&lt;/span&gt;&lt;/span&gt;&lt;/a&gt; &lt;a data-custom-class="link" href="#purchases"&gt;&lt;/a&gt;&lt;/div&gt;&lt;div class="MsoNormal" style="line-height: 1.5;"&gt;&lt;a data-custom-class="link" href="#purchases"&gt;&lt;span style="color: rgb(0, 58, 250); font-size: 15px;"&gt;&lt;span data-custom-class="body_text"&gt;&lt;bdt class="block-component"&gt;&lt;/bdt&gt;6. PURCHASES AND PAYMENT&lt;bdt class="statement-end-if-in-editor"&gt;&lt;/bdt&gt;&lt;/span&gt;&lt;/span&gt;&lt;/a&gt;&lt;/div&gt;&lt;div class="MsoNormal" style="line-height: 1.5;"&gt;&lt;bdt class="block-component"&gt;&lt;span style="font-size: 15px;"&gt;&lt;/span&gt;&lt;/bdt&gt;&lt;/div&gt;&lt;div class="MsoNormal" style="line-height: 1.5;"&gt;&lt;span style="font-<text:soft-page-break/>size: 15px;"&gt;&lt;span data-custom-class="body_text"&gt;&lt;bdt class="block-component"&gt;&lt;/bdt&gt;&lt;bdt class="block-component"&gt;&lt;/bdt&gt;&lt;/span&gt;&lt;/span&gt;&lt;a data-custom-class="link" href="#returnyes"&gt;&lt;span style="color: rgb(0, 58, 250); font-size: 15px;"&gt;&lt;span data-custom-class="body_text"&gt;7. &lt;bdt class="block-component"&gt;&lt;/bdt&gt;RETURN&lt;bdt class="statement-end-if-in-editor"&gt;&lt;/bdt&gt; POLICY&lt;/span&gt;&lt;/span&gt;&lt;/a&gt;&lt;span style="font-size: 15px;"&gt;&lt;span data-custom-class="body_text"&gt;&lt;bdt class="block-component"&gt;&lt;/bdt&gt;&lt;bdt class="statement-end-if-in-editor"&gt;&lt;/bdt&gt;&lt;/span&gt;&lt;/span&gt; &lt;a data-custom-class="link" href="#software"&gt;&lt;/a&gt; &lt;a data-custom-class="link" href="#software"&gt;&lt;/a&gt;&lt;/div&gt;&lt;div class="MsoNormal" style="line-height: 1.5;"&gt;&lt;a data-custom-class="link" href="#software"&gt;&lt;span style="color: rgb(0, 58, 250); font-size: 15px;"&gt;&lt;span data-custom-class="body_text"&gt;&lt;bdt class="block-component"&gt;&lt;/bdt&gt;&lt;/span&gt;&lt;/span&gt;&lt;/a&gt; &lt;a data-custom-class="link" href="#prohibited"&gt;&lt;/a&gt;&lt;/div&gt;&lt;div class="MsoNormal" style="line-height: 1.5;"&gt;&lt;a data-custom-class="link" href="#prohibited"&gt;&lt;span style="color: rgb(0, 58, 250); font-size: 15px;"&gt;&lt;span data-custom-class="body_text"&gt;8. PROHIBITED ACTIVITIES&lt;/span&gt;&lt;/span&gt;&lt;/a&gt; &lt;a data-custom-class="link" href="#ugc"&gt;&lt;/a&gt;&lt;/div&gt;&lt;div class="MsoNormal" style="line-height: 1.5;"&gt;&lt;a data-custom-class="link" href="#ugc"&gt;&lt;span style="color: rgb(0, 58, 250); font-size: 15px;"&gt;&lt;span data-custom-class="body_text"&gt;9. USER GENERATED CONTRIBUTIONS&lt;/span&gt;&lt;/span&gt;&lt;/a&gt; &lt;a data-custom-class="link" href="#license"&gt;&lt;/a&gt;&lt;/div&gt;&lt;div class="MsoNormal" style="line-height: 1.5;"&gt;&lt;a data-custom-class="link" href="#license"&gt;&lt;span style="color: rgb(0, 58, 250); font-size: 15px;"&gt;&lt;span data-custom-class="body_text"&gt;10. CONTRIBUTION &lt;bdt class="block-component"&gt;&lt;/bdt&gt;LICENSE&lt;bdt class="statement-end-if-in-editor"&gt;&lt;/bdt&gt;&lt;/span&gt;&lt;/span&gt;&lt;/a&gt; &lt;a data-custom-class="link" href="#reviews"&gt;&lt;/a&gt;&lt;/div&gt;&lt;div class="MsoNormal" style="line-height: 1.5;"&gt;&lt;a data-custom-class="link" href="#reviews"&gt;&lt;span style="color: rgb(0, 58, 250); font-size: 15px;"&gt;&lt;span data-custom-class="body_text"&gt;&lt;bdt class="block-component"&gt;&lt;/bdt&gt;11. GUIDELINES FOR REVIEWS&lt;bdt class="statement-end-if-in-editor"&gt;&lt;/bdt&gt;&lt;/span&gt;&lt;/span&gt;&lt;/a&gt; &lt;a data-custom-class="link" href="#mobile"&gt;&lt;/a&gt;&lt;/div&gt;&lt;div class="MsoNormal" style="line-height: 1.5;"&gt;&lt;a data-custom-class="link" href="#mobile"&gt;&lt;span style="color: rgb(0, 58, 250); font-size: 15px;"&gt;&lt;span data-custom-class="body_text"&gt;&lt;bdt class="block-component"&gt;&lt;/bdt&gt;&lt;/span&gt;&lt;/span&gt;&lt;/a&gt; &lt;a data-custom-class="link" href="#socialmedia"&gt;&lt;/a&gt;&lt;/div&gt;&lt;div class="MsoNormal" style="line-height: 1.5;"&gt;&lt;a data-custom-class="link" href="#socialmedia"&gt;&lt;span style="color: rgb(0, 58, 250); font-size: 15px;"&gt;&lt;span data-custom-class="body_text"&gt;&lt;bdt class="block-component"&gt;&lt;/bdt&gt;12. SOCIAL MEDIA&lt;bdt class="statement-end-if-in-editor"&gt;&lt;/bdt&gt;&lt;/span&gt;&lt;/span&gt;&lt;/a&gt; &lt;a data-custom-class="link" href="#thirdparty"&gt;&lt;/a&gt;&lt;/div&gt;&lt;div class="MsoNormal" style="line-height: 1.5;"&gt;&lt;a data-custom-class="link" href="#thirdparty"&gt;&lt;span style="color: rgb(0, 58, 250); font-size: 15px;"&gt;&lt;span data-custom-class="body_text"&gt;&lt;bdt class="block-component"&gt;&lt;/bdt&gt;13. THIRD-PARTY WEBSITES AND CONTENT&lt;bdt class="statement-end-if-in-editor"&gt;&lt;/bdt&gt;&lt;/span&gt;&lt;/span&gt;&lt;/a&gt; &lt;a data-custom-class="link" href="#advertisers"&gt;&lt;/a&gt;&lt;/div&gt;&lt;div class="MsoNormal" style="line-height: 1.5;"&gt;&lt;a data-custom-class="link" href="#advertisers"&gt;&lt;span style="color: rgb(0, 58, 250); font-size: 15px;"&gt;&lt;span data-custom-class="body_text"&gt;&lt;bdt class="block-component"&gt;&lt;/bdt&gt;&lt;/span&gt;&lt;/span&gt;&lt;/a&gt; &lt;a data-custom-class="link" href="#sitemanage"&gt;&lt;/a&gt;&lt;/div&gt;&lt;div class="MsoNormal" style="line-height: 1.5;"&gt;&lt;a data-custom-class="link" href="#sitemanage"&gt;&lt;span style="color: rgb(0, 58, 250); font-size: 15px;"&gt;&lt;span data-custom-class="body_text"&gt;14. SERVICES MANAGEMENT&lt;/span&gt;&lt;/span&gt;&lt;/a&gt; &lt;a data-custom-class="link" href="#ppyes"&gt;&lt;/a&gt;&lt;/div&gt;&lt;div class="MsoNormal" style="line-height: 1.5;"&gt;&lt;a data-custom-class="link" href="#ppyes"&gt;&lt;span style="color: rgb(0, 58, 250); font-size: 15px;"&gt;&lt;span data-custom-class="body_text"&gt;&lt;bdt class="block-component"&gt;&lt;/bdt&gt;15. PRIVACY POLICY&lt;bdt <text:soft-page-break/>class="statement-end-if-in-editor"&gt;&lt;/bdt&gt;&lt;/span&gt;&lt;/span&gt;&lt;/a&gt; &lt;a data-custom-class="link" href="#ppno"&gt;&lt;/a&gt;&lt;/div&gt;&lt;div class="MsoNormal" style="line-height: 1.5;"&gt;&lt;a data-custom-class="link" href="#ppno"&gt;&lt;span style="color: rgb(0, 58, 250); font-size: 15px;"&gt;&lt;span data-custom-class="body_text"&gt;&lt;bdt class="block-component"&gt;&lt;/bdt&gt;&lt;/span&gt;&lt;/span&gt;&lt;/a&gt; &lt;a data-custom-class="link" href="#dmca"&gt;&lt;/a&gt;&lt;/div&gt;&lt;div class="MsoNormal" style="line-height: 1.5;"&gt;&lt;a data-custom-class="link" href="#dmca"&gt;&lt;span style="color: rgb(0, 58, 250); font-size: 15px;"&gt;&lt;span data-custom-class="body_text"&gt;&lt;bdt class="block-component"&gt;&lt;/bdt&gt;&lt;/span&gt;&lt;/span&gt;&lt;/a&gt;&lt;/div&gt;&lt;div class="MsoNormal" style="line-height: 1.5;"&gt;&lt;span style="font-size: 15px;"&gt;&lt;span data-custom-class="body_text"&gt;&lt;bdt class="block-component"&gt;&lt;/bdt&gt;&lt;bdt class="block-component"&gt;&lt;/bdt&gt;&lt;bdt class="statement-end-if-in-editor"&gt;&lt;/bdt&gt;&lt;/span&gt;&lt;/span&gt; &lt;a data-custom-class="link" href="#terms"&gt;&lt;/a&gt;&lt;/div&gt;&lt;div class="MsoNormal" style="line-height: 1.5;"&gt;&lt;a data-custom-class="link" href="#terms"&gt;&lt;span style="color: rgb(0, 58, 250); font-size: 15px;"&gt;&lt;span data-custom-class="body_text"&gt;16. TERM AND TERMINATION&lt;/span&gt;&lt;/span&gt;&lt;/a&gt; &lt;a data-custom-class="link" href="#modifications"&gt;&lt;/a&gt;&lt;/div&gt;&lt;div class="MsoNormal" style="line-height: 1.5;"&gt;&lt;a data-custom-class="link" href="#modifications"&gt;&lt;span style="color: rgb(0, 58, 250); font-size: 15px;"&gt;&lt;span data-custom-class="body_text"&gt;17. MODIFICATIONS AND INTERRUPTIONS&lt;/span&gt;&lt;/span&gt;&lt;/a&gt; &lt;a data-custom-class="link" href="#law"&gt;&lt;/a&gt;&lt;/div&gt;&lt;div class="MsoNormal" style="line-height: 1.5;"&gt;&lt;a data-custom-class="link" href="#law"&gt;&lt;span style="color: rgb(0, 58, 250); font-size: 15px;"&gt;&lt;span data-custom-class="body_text"&gt;18. GOVERNING LAW&lt;/span&gt;&lt;/span&gt;&lt;/a&gt; &lt;a data-custom-class="link" href="#disputes"&gt;&lt;/a&gt;&lt;/div&gt;&lt;div class="MsoNormal" style="line-height: 1.5;"&gt;&lt;a data-custom-class="link" href="#disputes"&gt;&lt;span style="color: rgb(0, 58, 250); font-size: 15px;"&gt;&lt;span data-custom-class="body_text"&gt;19. DISPUTE RESOLUTION&lt;/span&gt;&lt;/span&gt;&lt;/a&gt; &lt;a data-custom-class="link" href="#corrections"&gt;&lt;/a&gt;&lt;/div&gt;&lt;div class="MsoNormal" style="line-height: 1.5;"&gt;&lt;a data-custom-class="link" href="#corrections"&gt;&lt;span style="color: rgb(0, 58, 250); font-size: 15px;"&gt;&lt;span data-custom-class="body_text"&gt;20. CORRECTIONS&lt;/span&gt;&lt;/span&gt;&lt;/a&gt; &lt;a data-custom-class="link" href="#disclaimer"&gt;&lt;/a&gt;&lt;/div&gt;&lt;div class="MsoNormal" style="line-height: 1.5;"&gt;&lt;a data-custom-class="link" href="#disclaimer"&gt;&lt;span style="color: rgb(0, 58, 250); font-size: 15px;"&gt;&lt;span data-custom-class="body_text"&gt;21. DISCLAIMER&lt;/span&gt;&lt;/span&gt;&lt;/a&gt; &lt;a data-custom-class="link" href="#liability"&gt;&lt;/a&gt;&lt;/div&gt;&lt;div class="MsoNormal" style="line-height: 1.5;"&gt;&lt;a data-custom-class="link" href="#liability"&gt;&lt;span style="color: rgb(0, 58, 250); font-size: 15px;"&gt;&lt;span data-custom-class="body_text"&gt;22. LIMITATIONS OF LIABILITY&lt;/span&gt;&lt;/span&gt;&lt;/a&gt; &lt;a data-custom-class="link" href="#indemnification"&gt;&lt;/a&gt;&lt;/div&gt;&lt;div class="MsoNormal" style="line-height: 1.5;"&gt;&lt;a data-custom-class="link" href="#indemnification"&gt;&lt;span style="color: rgb(0, 58, 250); font-size: 15px;"&gt;&lt;span data-custom-class="body_text"&gt;23. INDEMNIFICATION&lt;/span&gt;&lt;/span&gt;&lt;/a&gt; &lt;a data-custom-class="link" href="#userdata"&gt;&lt;/a&gt;&lt;/div&gt;&lt;div class="MsoNormal" style="line-height: 1.5;"&gt;&lt;a data-custom-class="link" href="#userdata"&gt;&lt;span style="color: rgb(0, 58, 250); font-size: 15px;"&gt;&lt;span data-custom-class="body_text"&gt;24. USER DATA&lt;/span&gt;&lt;/span&gt;&lt;/a&gt; &lt;a data-custom-class="link" href="#electronic"&gt;&lt;/a&gt;&lt;/div&gt;&lt;div class="MsoNormal" style="line-height: 1.5;"&gt;&lt;a data-custom-class="link" href="#electronic"&gt;&lt;span style="color: rgb(0, 58, 250); font-size: 15px;"&gt;&lt;span data-custom-class="body_text"&gt;25. ELECTRONIC COMMUNICATIONS, TRANSACTIONS, AND SIGNATURES&lt;/span&gt;&lt;/span&gt;&lt;/a&gt; &lt;a data-custom-class="link" href="#california"&gt;&lt;/a&gt;&lt;/div&gt;&lt;div class="MsoNormal" style="line-height: 1.5;"&gt;&lt;bdt class="block-component"&gt;&lt;span style="font-size: 15px;"&gt;&lt;/span&gt;&lt;/bdt&gt;&lt;/div&gt;&lt;div class="MsoNormal" style="line-height: 1.5;"&gt;&lt;a data-custom-class="link" href="#california"&gt;&lt;span style="color: rgb(0, 58, 250); font-size: 15px;"&gt;&lt;span data-custom-class="body_text"&gt;&lt;bdt class="block-component"&gt;&lt;/bdt&gt;&lt;/span&gt;&lt;/span&gt;&lt;/a&gt; &lt;a data-custom-class="link" href="#misc"&gt;&lt;/a&gt;&lt;/div&gt;&lt;div class="MsoNormal" style="line-height: 1.5;"&gt;&lt;a data-custom-class="link" href="#misc"&gt;&lt;span style="color: rgb(0, 58, 250); font-size: 15px;"&gt;&lt;span data-<text:soft-page-break/>custom-class="body_text"&gt;26. MISCELLANEOUS&lt;/span&gt;&lt;/span&gt;&lt;/a&gt; &lt;a data-custom-class="link" href="#contact"&gt;&lt;/a&gt;&lt;/div&gt;&lt;div class="MsoNormal" style="line-height: 1.5;"&gt;&lt;bdt class="block-component"&gt;&lt;/span&gt;&lt;/bdt&gt;&lt;/div&gt;&lt;div class="MsoNormal" style="line-height: 1.5;"&gt;&lt;bdt class="block-component"&gt;&lt;/bdt&gt;&lt;/div&gt;&lt;div class="MsoNormal" style="line-height: 1.5;"&gt;&lt;bdt class="block-component"&gt;&lt;/bdt&gt;&lt;/div&gt;&lt;div class="MsoNormal" style="line-height: 1.5;"&gt;&lt;bdt class="block-component"&gt;&lt;/bdt&gt;&lt;/div&gt;&lt;div class="MsoNormal" style="line-height: 1.5;"&gt;&lt;bdt class="block-component"&gt;&lt;/bdt&gt;&lt;/div&gt;&lt;div class="MsoNormal" style="line-height: 1.5;"&gt;&lt;bdt class="block-component"&gt;&lt;/bdt&gt;&lt;/div&gt;&lt;div class="MsoNormal" style="line-height: 1.5;"&gt;&lt;bdt class="block-component"&gt;&lt;/bdt&gt;&lt;/div&gt;&lt;div class="MsoNormal" style="line-height: 1.5;"&gt;&lt;bdt class="block-component"&gt;&lt;/bdt&gt;&lt;/div&gt;&lt;div class="MsoNormal" style="line-height: 1.5;"&gt;&lt;bdt class="block-component"&gt;&lt;/bdt&gt;&lt;/div&gt;&lt;div class="MsoNormal" style="line-height: 1.5;"&gt;&lt;bdt class="block-component"&gt;&lt;/bdt&gt;&lt;/div&gt;&lt;div class="MsoNormal" style="line-height: 1.5;"&gt;&lt;a data-custom-class="link" href="#contact"&gt;&lt;span style="color: rgb(0, 58, 250); font-size: 15px;"&gt;&lt;span data-custom-class="body_text"&gt;27. CONTACT US&lt;/span&gt;&lt;/span&gt;&lt;/a&gt;&lt;/div&gt;&lt;/div&gt;&lt;div align="center" style="text-align: left;"&gt;&lt;div class="MsoNormal" data-custom-class="heading_1" style="line-height: 1.5;"&gt;&lt;a name="_b6y29mp52qvx"&gt;&lt;/a&gt;&lt;/div&gt;&lt;div class="MsoNormal" style="line-height: 1.5;"&gt;&lt;br&gt;&lt;/div&gt;&lt;div class="MsoNormal" style="line-height: 1.5;"&gt;&lt;br&gt;&lt;/div&gt;&lt;div class="MsoNormal" data-custom-class="heading_1" id="services" style="line-height: 1.5;"&gt;&lt;strong&gt;&lt;span style="font-size: 19px;"&gt;1. OUR SERVICES&lt;/span&gt;&lt;/strong&gt;&lt;/div&gt;&lt;div class="MsoNormal" style="line-height: 1.5;"&gt;&lt;br&gt;&lt;/div&gt;&lt;div class="MsoNormal" data-custom-class="body_text" style="line-height: 1.5;"&gt;&lt;span style="font-size: 15px;"&gt;The information provided when using the Services is not intended for distribution to or use by any person or entity in any jurisdiction or country where such distribution or use would be contrary to law or regulation or which would subject us to any registration requirement within such jurisdiction or country. Accordingly, those persons who choose to access the Services from other locations do so on their own initiative and are solely responsible for compliance with local laws, if and to the extent local laws are applicable.&lt;bdt class="block-component"&gt;&lt;/bdt&gt;&lt;/div&gt;&lt;div class="MsoNormal" style="line-height: 1.5;"&gt;&lt;br&gt;&lt;/div&gt;&lt;/div&gt;&lt;div align="center" data-custom-class="heading_1" style="text-align: left; line-height: 1.5;"&gt;&lt;strong&gt;&lt;span id="ip" style="font-size: 19px;"&gt;2. INTELLECTUAL PROPERTY RIGHTS&lt;/span&gt;&lt;/strong&gt;&lt;/div&gt;&lt;div align="center" style="line-height: 1.5;"&gt;&lt;br&gt;&lt;/div&gt;&lt;div align="center" style="text-align: left;"&gt;&lt;div class="MsoNormal" data-custom-class="heading_2" style="line-height: 1.5;"&gt;&lt;strong&gt;Our intellectual property&lt;/strong&gt;&lt;/div&gt;&lt;div class="MsoNormal" style="line-height: 1.5;"&gt;&lt;br&gt;&lt;/div&gt;&lt;div class="MsoNormal" data-custom-class="body_text" style="line-height: 1.5;"&gt;&lt;span style="font-size:11.0pt;line-height:115%;font-family:Arial;</text:p>
      <text:p text:style-name="Standard">Calibri;color:#595959;mso-themecolor:text1;mso-themetint:166;"&gt;We are the owner or the licensee of all intellectual property rights in our Services, including all source code, databases, functionality, software, website designs, audio, video, text, photographs, and graphics in the Services (collectively, the &lt;bdt class="block-component"&gt;&lt;/bdt&gt;"Content"&lt;bdt class="statement-end-if-in-editor"&gt;&lt;/bdt&gt;), as well as the trademarks, service marks, and logos contained therein (the &lt;bdt class="block-component"&gt;&lt;/bdt&gt;"Marks"&lt;bdt class="statement-end-if-in-editor"&gt;&lt;/bdt&gt;).&lt;/span&gt;&lt;/div&gt;&lt;div class="MsoNormal" style="line-height: 1.5;"&gt;&lt;br&gt;&lt;/div&gt;&lt;div class="MsoNormal" data-custom-class="body_text" style="line-height: 1.5;"&gt;&lt;span style="font-size:11.0pt;line-height:115%;font-family:Arial;</text:p>
      <text:p text:style-name="Standard">Calibri;color:#595959;mso-themecolor:text1;mso-themetint:166;"&gt;Our Content and Marks are protected by copyright and trademark laws (and various</text:p>
      <text:p text:style-name="Standard">other intellectual property rights and unfair competition laws) and treaties in the United</text:p>
      <text:p text:style-name="Standard"><text:soft-page-break/>States and around the world.&lt;/span&gt;&lt;/div&gt;&lt;div class="MsoNormal" style="line-height: 1.5;"&gt;&lt;br&gt;&lt;/div&gt;&lt;div class="MsoNormal" data-custom-class="body_text" style="line-height: 1.5;"&gt;&lt;span style="font-size:11.0pt;line-height:115%;font-family:Arial;</text:p>
      <text:p text:style-name="Standard">Calibri;color:#595959;mso-themecolor:text1;mso-themetint:166;"&gt;The Content and Marks are provided in or through the Services &lt;bdt class="block-component"&gt;&lt;/bdt&gt;"AS IS"&lt;bdt class="statement-end-if-in-editor"&gt;&lt;/bdt&gt; for your &lt;bdt class="block-component"&gt;&lt;/bdt&gt;personal, non-commercial use or internal business purpose&lt;bdt class="statement-end-if-in-editor"&gt;&lt;/bdt&gt; only.&lt;/span&gt;&lt;/div&gt;&lt;div class="MsoNormal" style="line-height: 1.5;"&gt;&lt;br&gt;&lt;/div&gt;&lt;div class="MsoNormal" data-custom-class="heading_2" style="line-height: 1.5;"&gt;&lt;strong&gt;Your use of our Services&lt;/strong&gt;&lt;/div&gt;&lt;div class="MsoNormal" style="line-height: 1.5;"&gt;&lt;br&gt;&lt;/div&gt;&lt;div class="MsoNormal" data-custom-class="body_text" style="line-height: 1.5;"&gt;&lt;span style="font-size: 15px;"&gt;Subject to your compliance with these Legal Terms, including the &lt;bdt class="block-component"&gt;&lt;/bdt&gt;"&lt;bdt class="statement-end-if-in-editor"&gt;&lt;/bdt&gt;&lt;/span&gt;&lt;a data-custom-class="link" href="#prohibited"&gt;&lt;span style="color: rgb(0, 58, 250); font-size: 15px;"&gt;PROHIBITED ACTIVITIES&lt;/span&gt;&lt;/a&gt;&lt;span style="font-size: 15px;"&gt;&lt;bdt class="block-component"&gt;&lt;/bdt&gt;"&lt;bdt class="statement-end-if-in-editor"&gt;&lt;/bdt&gt; section below, we grant you a non-exclusive, non-transferable, revocable &lt;bdt class="block-component"&gt;&lt;/bdt&gt;license&lt;bdt class="statement-end-if-in-editor"&gt;&lt;/bdt&gt; to:&lt;/span&gt;&lt;/div&gt;&lt;ul&gt;&lt;li class="MsoNormal" data-custom-class="body_text" style="line-height: 1.5;"&gt;&lt;span style="font-size: 15px;"&gt;access the Services; and&lt;/span&gt;&lt;/li&gt;&lt;li class="MsoNormal" data-custom-class="body_text" style="line-height: 1.5;"&gt;&lt;span style="font-size: 15px;"&gt;download or print a copy of any portion of the Content to which you have properly gained access.&lt;/span&gt;&lt;/li&gt;&lt;/ul&gt;&lt;div class="MsoNormal" data-custom-class="body_text" style="line-height: 1.5;"&gt;&lt;span style="font-size:11.0pt;line-height:115%;font-family:Arial;</text:p>
      <text:p text:style-name="Standard">Calibri;color:#595959;mso-themecolor:text1;mso-themetint:166;"&gt;solely for your &lt;bdt class="block-component"&gt;&lt;/bdt&gt;personal, non-commercial use or internal business purpose&lt;bdt class="statement-end-if-in-editor"&gt;&lt;/bdt&gt;.&lt;/span&gt;&lt;/div&gt;&lt;div class="MsoNormal" style="line-height: 1.5;"&gt;&lt;br&gt;&lt;/div&gt;&lt;div class="MsoNormal" data-custom-class="body_text" style="line-height: 1.5;"&gt;&lt;span style="font-size:11.0pt;line-height:115%;font-family:Arial;</text:p>
      <text:p text:style-name="Standard">Calibri;color:#595959;mso-themecolor:text1;mso-themetint:166;"&gt;Except as set out in this section or elsewhere in our Legal Terms, no part of the Services and no Content or Marks may be copied, reproduced,</text:p>
      <text:p text:style-name="Standard">aggregated, republished, uploaded, posted, publicly displayed, encoded,</text:p>
      <text:p text:style-name="Standard">translated, transmitted, distributed, sold, licensed, or otherwise exploited</text:p>
      <text:p text:style-name="Standard">for any commercial purpose whatsoever, without our express prior written</text:p>
      <text:p text:style-name="Standard">permission.&lt;/span&gt;&lt;/div&gt;&lt;div class="MsoNormal" style="line-height: 1.5;"&gt;&lt;br&gt;&lt;/div&gt;&lt;div class="MsoNormal" data-custom-class="body_text" style="line-height: 1.5;"&gt;&lt;span style="font-size:11.0pt;line-height:115%;font-family:Arial;</text:p>
      <text:p text:style-name="Standard">Calibri;color:#595959;mso-themecolor:text1;mso-themetint:166;"&gt;If you wish to make any use of the Services, Content, or Marks other than as set out in this section or elsewhere in our Legal Terms, please address your request to: &lt;bdt class="question"&gt;bok@ekodoniczka.pl&lt;/bdt&gt;. If we ever grant you the permission to post, reproduce, or publicly display any part of our Services or Content, you must identify us as the owners or licensors of the Services, Content, or Marks and ensure that any copyright or proprietary notice appears or is visible on posting, reproducing, or displaying our Content.&lt;/span&gt;&lt;/div&gt;&lt;/div&gt;&lt;div align="center" style="line-height: 1.5;"&gt;&lt;br&gt;&lt;/div&gt;&lt;div align="center" style="text-align: left;"&gt;&lt;div class="MsoNormal" data-custom-class="body_text" style="line-height: 1.5;"&gt;&lt;span style="font-size:11.0pt;line-height:115%;font-family:Arial;</text:p>
      <text:p text:style-name="Standard"><text:soft-page-break/>Calibri;color:#595959;mso-themecolor:text1;mso-themetint:166;"&gt;We reserve all rights not expressly granted to you in and to the Services, Content, and Marks.&lt;/span&gt;&lt;/div&gt;&lt;div class="MsoNormal" style="line-height: 1.5;"&gt;&lt;br&gt;&lt;/div&gt;&lt;div class="MsoNormal" data-custom-class="body_text" style="line-height: 1.5;"&gt;&lt;span style="font-size:11.0pt;line-height:115%;font-family:Arial;</text:p>
      <text:p text:style-name="Standard">Calibri;color:#595959;mso-themecolor:text1;mso-themetint:166;"&gt;Any breach of these Intellectual Property Rights will constitute a material breach of our Legal Terms and your right to use our Services will terminate immediately.&lt;/span&gt;&lt;/div&gt;&lt;div class="MsoNormal" style="line-height: 1.5;"&gt;&lt;br&gt;&lt;/div&gt;&lt;div class="MsoNormal" data-custom-class="heading_2" style="line-height: 1.5;"&gt;&lt;span style="font-size:11.0pt;line-height:115%;font-family:Arial;</text:p>
      <text:p text:style-name="Standard">Calibri;color:#595959;mso-themecolor:text1;mso-themetint:166;"&gt;&lt;strong&gt;Your submissions&lt;bdt class="block-component"&gt;&lt;/strong&gt;&lt;/bdt&gt;&lt;/span&gt;&lt;/div&gt;&lt;div class="MsoNormal" style="line-height: 1.5;"&gt;&lt;br&gt;&lt;/div&gt;&lt;div class="MsoNormal" data-custom-class="body_text" style="line-height: 1.5;"&gt;&lt;span style="font-size: 15px;"&gt;Please review this section and the &lt;bdt class="block-component"&gt;&lt;/bdt&gt;"&lt;bdt class="statement-end-if-in-editor"&gt;&lt;/bdt&gt;&lt;a data-custom-class="link" href="#prohibited"&gt;&lt;span style="color: rgb(0, 58, 250);"&gt;PROHIBITED ACTIVITIES&lt;/span&gt;&lt;/a&gt;&lt;bdt class="block-component"&gt;&lt;/bdt&gt;"&lt;bdt class="statement-end-if-in-editor"&gt;&lt;/bdt&gt; section carefully prior to using our Services to understand the (a) rights you give us and (b) obligations you have when you post or upload any content through the Services.&lt;/span&gt;&lt;/div&gt;&lt;div class="MsoNormal" style="line-height: 1.5;"&gt;&lt;br&gt;&lt;/div&gt;&lt;div class="MsoNormal" data-custom-class="body_text" style="line-height: 1.5;"&gt;&lt;span style="font-size: 15px;"&gt;&lt;strong&gt;Submissions:&lt;/strong&gt; By directly sending us any question, comment, suggestion, idea, feedback, or other information about the Services (&lt;bdt class="block-component"&gt;&lt;/bdt&gt;"Submissions"&lt;bdt class="statement-end-if-in-editor"&gt;&lt;/bdt&gt;), you agree to assign to us all intellectual property rights in such Submission. You agree that we shall own this Submission and be entitled to its unrestricted use and dissemination for any lawful purpose, commercial or otherwise, without acknowledgment or compensation to you.&lt;bdt class="block-component"&gt;&lt;/bdt&gt;&lt;/span&gt;&lt;/div&gt;&lt;div class="MsoNormal" style="line-height: 1.5;"&gt;&lt;br&gt;&lt;/div&gt;&lt;div class="MsoNormal" data-custom-class="body_text" style="line-height: 1.5;"&gt;&lt;span style="font-size: 15px;"&gt;&lt;strong&gt;You are responsible for what you post or upload:&lt;/strong&gt; By sending us Submissions&lt;bdt class="block-component"&gt;&lt;/bdt&gt; through any part of the Services&lt;bdt class="block-component"&gt;&lt;/bdt&gt; you:&lt;/span&gt;&lt;/div&gt;&lt;ul&gt;&lt;li class="MsoNormal" data-custom-class="body_text" style="line-height: 1.5;"&gt;&lt;span style="font-size: 15px;"&gt;confirm that you have read and agree with our &lt;bdt class="block-component"&gt;&lt;/bdt&gt;"&lt;bdt class="statement-end-if-in-editor"&gt;&lt;/bdt&gt;&lt;/span&gt;&lt;a data-custom-class="link" href="#prohibited"&gt;&lt;span style="color: rgb(0, 58, 250); font-size: 15px;"&gt;PROHIBITED ACTIVITIES&lt;/span&gt;&lt;/a&gt;&lt;span style="font-size: 15px;"&gt;&lt;bdt class="block-component"&gt;&lt;/bdt&gt;"&lt;bdt class="statement-end-if-in-editor"&gt;&lt;/bdt&gt; and will not post, send, publish, upload, or transmit through the Services any Submission&lt;bdt class="block-component"&gt;&lt;/bdt&gt; that is illegal, harassing, hateful, harmful, defamatory, obscene, bullying, abusive, discriminatory, threatening to any person or group, sexually explicit, false, inaccurate, deceitful, or misleading;&lt;/span&gt;&lt;/li&gt;&lt;li class="MsoNormal" data-custom-class="body_text" style="line-height: 1.5;"&gt;&lt;span style="font-size: 15px;"&gt;to the extent permissible by applicable law, waive any and all moral rights to any such Submission&lt;bdt class="block-component"&gt;&lt;/bdt&gt;;&lt;/span&gt;&lt;/li&gt;&lt;li class="MsoNormal" data-custom-class="body_text" style="line-height: 1.5;"&gt;&lt;span style="font-size: 15px;"&gt;warrant that any such Submission&lt;bdt class="block-component"&gt;&lt;/bdt&gt; are original to you or that you have the necessary rights and &lt;bdt class="block-component"&gt;&lt;/bdt&gt;licenses&lt;bdt class="statement-end-if-in-editor"&gt;&lt;/bdt&gt; to submit such Submissions&lt;bdt class="block-component"&gt;&lt;/bdt&gt; and that you have full authority to grant us the above-mentioned rights in relation <text:soft-page-break/>to your Submissions&lt;bdt class="block-component"&gt;&lt;/bdt&gt;; and&lt;/span&gt;&lt;/li&gt;&lt;li class="MsoNormal" data-custom-class="body_text" style="line-height: 1.5;"&gt;&lt;span style="font-size: 15px;"&gt;warrant and represent that your Submissions&lt;bdt class="block-component"&gt;&lt;/bdt&gt; do not constitute confidential information.&lt;/span&gt;&lt;/li&gt;&lt;/ul&gt;&lt;div class="MsoNormal" data-custom-class="body_text" style="line-height: 1.5;"&gt;You are solely responsible for your Submissions&lt;bdt class="block-component"&gt;&lt;/bdt&gt; and you expressly agree to reimburse us for any and all losses that we may suffer because of your breach of (a) this section, (b) any third party’s intellectual property rights, or (c) applicable law.&lt;bdt class="block-component"&gt;&lt;/bdt&gt;&lt;bdt class="block-component"&gt;&lt;/bdt&gt;&lt;/div&gt;&lt;div class="MsoNormal" style="line-height: 1.5;"&gt;&lt;br&gt;&lt;/div&gt;&lt;/div&gt;&lt;div align="center" style="text-align: left;"&gt;&lt;div class="MsoNormal" data-custom-class="heading_1" id="userreps" style="line-height: 1.5;"&gt;&lt;a name="_5hg7kgyv9l8z"&gt;&lt;/a&gt;&lt;strong&gt;&lt;span style="line-height: 115%; font-family: Arial; font-size: 19px;"&gt;&lt;strong&gt;&lt;span style="line-height: 115%; font-family: Arial; font-size: 19px;"&gt;&lt;strong&gt;&lt;span style="line-height: 115%; font-family: Arial; font-size: 19px;"&gt;&lt;strong&gt;&lt;span style="line-height: 115%; font-family: Arial; font-size: 19px;"&gt;3.&lt;/span&gt;&lt;/strong&gt;&lt;/span&gt; &lt;/strong&gt;&lt;/span&gt;&lt;/strong&gt;USER REPRESENTATIONS&lt;/span&gt;&lt;/strong&gt;&lt;/div&gt;&lt;/div&gt;&lt;div align="center" style="line-height: 1.5;"&gt;&lt;br&gt;&lt;/div&gt;&lt;div align="center" style="text-align: left;"&gt;&lt;div class="MsoNormal" data-custom-class="body_text" style="line-height: 1.5;"&gt;&lt;span style="font-size:11.0pt;line-height:115%;font-family:Arial;</text:p>
      <text:p text:style-name="Standard">Calibri;color:#595959;mso-themecolor:text1;mso-themetint:166;"&gt;By using the Services, you represent and warrant that:&lt;/span&gt;&lt;bdt class="block-container if" data-type="if" id="d2d82ca8-275f-3f86-8149-8a5ef8054af6"&gt;&lt;bdt data-type="conditional-block"&gt;&lt;bdt class="block-component" data-record-question-key="user_account_option" data-type="statement"&gt;&lt;/bdt&gt; &lt;bdt data-type="body"&gt;&lt;span style="color: rgb(89, 89, 89); font-size: 11pt;"&gt;(&lt;/span&gt;&lt;span style="color: rgb(89, 89, 89); font-size: 14.6667px;"&gt;1&lt;/span&gt;&lt;span style="color: rgb(89, 89, 89); font-size: 11pt;"&gt;) all registration information you submit</text:p>
      <text:p text:style-name="Standard">will be true, accurate, current, and complete; (&lt;/span&gt;&lt;span style="color: rgb(89, 89, 89); font-size: 14.6667px;"&gt;2&lt;/span&gt;&lt;span style="color: rgb(89, 89, 89); font-size: 11pt;"&gt;) you will maintain the accuracy of such information and promptly update such registration information as necessary;&lt;/span&gt;&lt;/bdt&gt;&lt;/bdt&gt;&lt;bdt class="statement-end-if-in-editor" data-type="close"&gt;&lt;/bdt&gt; &lt;/bdt&gt;&lt;span style="color: rgb(89, 89, 89); font-size: 11pt;"&gt;(&lt;/span&gt;&lt;span style="color: rgb(89, 89, 89); font-size: 14.6667px;"&gt;3&lt;/span&gt;&lt;span style="color: rgb(89, 89, 89); font-size: 11pt;"&gt;) you have the legal capacity and you agree to comply with these Legal Terms;&lt;/span&gt;&lt;bdt class="block-container if" data-type="if" id="8d4c883b-bc2c-f0b4-da3e-6d0ee51aca13"&gt;&lt;bdt data-type="conditional-block"&gt;&lt;bdt class="block-component" data-record-question-key="user_u13_option" data-type="statement"&gt;&lt;/bdt&gt; &lt;bdt data-type="body"&gt;&lt;span style="color: rgb(89, 89, 89); font-size: 11pt;"&gt;(&lt;/span&gt;&lt;span style="color: rgb(89, 89, 89); font-size: 14.6667px;"&gt;4&lt;/span&gt;&lt;span style="color: rgb(89, 89, 89); font-size: 11pt;"&gt;) you are not under the age of 13;&lt;/span&gt;&lt;/bdt&gt;&lt;/bdt&gt;&lt;bdt class="statement-end-if-in-editor" data-type="close"&gt;&lt;/bdt&gt; &lt;/bdt&gt;&lt;span style="color: rgb(89, 89, 89); font-size: 11pt;"&gt;(&lt;/span&gt;&lt;span style="color: rgb(89, 89, 89); font-size: 14.6667px;"&gt;5&lt;/span&gt;&lt;span style="color: rgb(89, 89, 89); font-size: 11pt;"&gt;) you are not a</text:p>
      <text:p text:style-name="Standard">minor in the jurisdiction in which you reside&lt;bdt class="block-container if" data-type="if" id="76948fab-ec9e-266a-bb91-948929c050c9"&gt;&lt;bdt data-type="conditional-block"&gt;&lt;bdt class="block-component" data-record-question-key="user_o18_option" data-type="statement"&gt;&lt;/bdt&gt;&lt;bdt data-type="body"&gt;, or if a minor, you have</text:p>
      <text:p text:style-name="Standard"><text:soft-page-break/>received parental permission to use the Services&lt;/bdt&gt;&lt;/bdt&gt;&lt;bdt class="statement-end-if-in-editor" data-type="close"&gt;&lt;/bdt&gt;&lt;/bdt&gt;; (&lt;/span&gt;&lt;span style="color: rgb(89, 89, 89); font-size: 14.6667px;"&gt;6&lt;/span&gt;&lt;span style="color: rgb(89, 89, 89); font-size: 11pt;"&gt;) you will not access the Services through automated or non-human means, whether through a bot, script or</text:p>
      <text:p text:style-name="Standard">otherwise; (&lt;/span&gt;&lt;span style="color: rgb(89, 89, 89); font-size: 14.6667px;"&gt;7&lt;/span&gt;&lt;span style="color: rgb(89, 89, 89); font-size: 11pt;"&gt;) you will not use the Services for any illegal or &lt;bdt class="block-component"&gt;&lt;/bdt&gt;unauthorized&lt;bdt class="statement-end-if-in-editor"&gt;&lt;/bdt&gt; purpose; and (&lt;/span&gt;&lt;span style="color: rgb(89, 89, 89); font-size: 14.6667px;"&gt;8&lt;/span&gt;&lt;span style="color: rgb(89, 89, 89); font-size: 11pt;"&gt;) your use of the Services will not violate any applicable law or regulation.&lt;/span&gt;&lt;span style="color: rgb(89, 89, 89); font-size: 14.6667px;"&gt;&lt;/span&gt;&lt;/div&gt;&lt;/div&gt;&lt;div align="center" style="line-height: 1.5;"&gt;&lt;br&gt;&lt;/div&gt;&lt;div align="center" style="text-align: left;"&gt;&lt;div class="MsoNormal" style="text-align: justify; line-height: 115%;"&gt;&lt;div class="MsoNormal" style="line-height: 17.25px;"&gt;&lt;div class="MsoNormal" data-custom-class="body_text" style="line-height: 1.5; text-align: left;"&gt;&lt;span style="font-size: 11pt; line-height: 16.8667px; color: rgb(89, 89, 89);"&gt;If you provide any information that is untrue, inaccurate, not current, or incomplete, we have the right to suspend or terminate your account and refuse any and all current or future use of the Services (or any portion thereof).&lt;/span&gt;&lt;/div&gt;&lt;div class="MsoNormal" style="line-height: 1.1; text-align: left;"&gt;&lt;bdt class="block-component"&gt;&lt;/bdt&gt;&lt;/div&gt;&lt;div class="MsoNormal" style="line-height: 1.5; text-align: left;"&gt;&lt;br&gt;&lt;/div&gt;&lt;/div&gt;&lt;div class="MsoNormal" style="line-height: 1;"&gt;&lt;bdt data-type="conditional-block"&gt;&lt;bdt data-type="body"&gt;&lt;div class="MsoNormal" data-custom-class="heading_1" id="userreg" style="line-height: 1.5; text-align: left;"&gt;&lt;strong&gt;&lt;span style="line-height: 24.5333px; font-size: 19px;"&gt;&lt;strong&gt;&lt;span style="line-height: 115%; font-family: Arial; font-size: 19px;"&gt;&lt;strong&gt;&lt;span style="line-height: 115%; font-family: Arial; font-size: 19px;"&gt;&lt;strong&gt;&lt;span style="line-height: 115%; font-family: Arial; font-size: 19px;"&gt;4.&lt;/span&gt;&lt;/strong&gt;&lt;/span&gt; &lt;/strong&gt;&lt;/span&gt;&lt;/strong&gt;USER REGISTRATION&lt;/span&gt;&lt;/strong&gt;&lt;/div&gt;&lt;/bdt&gt;&lt;/bdt&gt;&lt;/div&gt;&lt;div class="MsoNormal" style="line-height: 1.5; text-align: left;"&gt;&lt;br&gt;&lt;/div&gt;&lt;div class="MsoNormal" style="line-height: 1;"&gt;&lt;bdt data-type="conditional-block"&gt;&lt;bdt data-type="body"&gt;&lt;div class="MsoNormal" data-custom-class="body_text" style="text-align: left; line-height: 1.5;"&gt;&lt;span style="font-size: 11pt; line-height: 16.8667px; color: rgb(89, 89, 89);"&gt;You may be required to register to use the Services. You agree to keep your password confidential and will be responsible for all use of your account and password. We reserve the right to remove, reclaim, or change a username you select if we determine, in our sole discretion, that such username is inappropriate, obscene, or otherwise objectionable.&lt;bdt class="statement-end-if-in-editor" data-type="close"&gt;&lt;/bdt&gt;&lt;/span&gt;&lt;/div&gt;&lt;/bdt&gt;&lt;/bdt&gt;&lt;/div&gt;&lt;div class="MsoNormal" style="line-height: 1.5; text-align: left;"&gt;&lt;bdt class="block-component"&gt;&lt;span style="font-size: 15px;"&gt;&lt;/span&gt;&lt;/bdt&gt;&lt;span style="font-size: 15px;"&gt;&lt;bdt class="block-component"&gt;&lt;/bdt&gt;&lt;/span&gt;&lt;/div&gt;&lt;div class="MsoNormal" style="line-height: 1.5; text-align: left;"&gt;&lt;br&gt;&lt;/div&gt;&lt;div class="MsoNormal" data-custom-class="heading_1" id="products" style="line-height: 1.5; text-align: left;"&gt;&lt;span style="font-size: 19px;"&gt;&lt;strong&gt;5. PRODUCTS&lt;/strong&gt;&lt;/span&gt;&lt;/div&gt;&lt;div class="MsoNormal" style="line-height: 1.5; text-align: left;"&gt;&lt;br&gt;&lt;/div&gt;&lt;div class="MsoNormal" data-custom-class="body_text" style="line-height: 1.5; text-align: left;"&gt;&lt;bdt class="block-component"&gt;&lt;span style="font-size: 15px;"&gt;&lt;/span&gt;&lt;/bdt&gt;&lt;span style="font-size: 15px;"&gt;We make every effort to display as accurately as possible the &lt;bdt class="block-component"&gt;&lt;/bdt&gt;colors&lt;bdt class="statement-end-if-in-editor"&gt;&lt;/bdt&gt;, features, specifications, and details of the products available on the Services. However, we do not guarantee that the &lt;bdt class="block-component"&gt;&lt;/bdt&gt;colors&lt;bdt class="statement-end-if-in-editor"&gt;&lt;/bdt&gt;, <text:soft-page-break/>features, specifications, and details of the products will be accurate, complete, reliable, current, or free of other errors, and your electronic display may not accurately reflect the actual &lt;bdt class="block-component"&gt;&lt;/bdt&gt;colors&lt;bdt class="statement-end-if-in-editor"&gt;&lt;/bdt&gt; and details of the products. &lt;bdt class="statement-end-if-in-editor"&gt;&lt;/bdt&gt;All products are subject to availability&lt;bdt class="block-component"&gt;&lt;/bdt&gt;, and we cannot guarantee that items will be in stock&lt;bdt class="statement-end-if-in-editor"&gt;&lt;/bdt&gt;. We reserve the right to discontinue any products at any time for any reason. Prices for all products are subject to change.&lt;bdt class="statement-end-if-in-editor"&gt;&lt;/bdt&gt;&lt;bdt class="statement-end-if-in-editor"&gt;&lt;/bdt&gt;&lt;/span&gt;&lt;/div&gt;&lt;div class="MsoNormal" style="line-height: 1.5; text-align: left;"&gt;&lt;bdt class="block-component"&gt;&lt;span style="font-size: 15px;"&gt;&lt;/span&gt;&lt;/bdt&gt;&lt;/div&gt;&lt;div class="MsoNormal" style="line-height: 1.5; text-align: left;"&gt;&lt;br&gt;&lt;/div&gt;&lt;/div&gt;&lt;/div&gt;&lt;div align="center" style="text-align: left;"&gt;&lt;div class="MsoNormal" data-custom-class="heading_1" id="purchases" style="line-height: 1.5;"&gt;&lt;a name="_ynub0jdx8pob"&gt;&lt;/a&gt;&lt;strong&gt;&lt;span style="line-height: 115%; font-family: Arial; font-size: 19px;"&gt;&lt;strong&gt;&lt;span style="line-height: 115%; font-family: Arial; font-size: 19px;"&gt;&lt;strong&gt;&lt;span style="line-height: 115%; font-family: Arial; font-size: 19px;"&gt;&lt;strong&gt;&lt;span style="line-height: 115%; font-family: Arial; font-size: 19px;"&gt;6.&lt;/span&gt;&lt;/strong&gt;&lt;/span&gt;&lt;/strong&gt;&lt;/span&gt; &lt;/strong&gt;PURCHASES AND PAYMENT&lt;/span&gt;&lt;/strong&gt;&lt;/div&gt;&lt;/div&gt;&lt;div align="center" style="line-height: 1.5;"&gt;&lt;br&gt;&lt;/div&gt;&lt;div align="center" style="text-align: left;"&gt;&lt;div class="MsoNormal" style="line-height: 1.5;"&gt;&lt;bdt class="block-component"&gt;&lt;span style="font-size: 15px;"&gt;&lt;/span&gt;&lt;/bdt&gt;&lt;/div&gt;&lt;div class="MsoNormal" data-custom-class="body_text" style="line-height: 1.5;"&gt;&lt;span style="font-size:11.0pt;line-height:115%;font-family:Arial;</text:p>
      <text:p text:style-name="Standard">Calibri;color:#595959;mso-themecolor:text1;mso-themetint:166;"&gt;We accept the following forms of payment:&lt;/span&gt;&lt;/div&gt;&lt;div class="MsoNormal" style="text-align:justify;line-height:115%;"&gt;&lt;div class="MsoNormal" style="text-align: left; line-height: 1;"&gt;&lt;br&gt;&lt;/div&gt;&lt;/div&gt;&lt;div class="MsoNormal" data-custom-class="body_text" style="line-height: 1.5; margin-left: 20px;"&gt;&lt;span style="font-size:11.0pt;line-height:115%;font-family:Arial;</text:p>
      <text:p text:style-name="Standard">Calibri;color:#595959;mso-themecolor:text1;mso-themetint:166;"&gt;&lt;bdt class="forloop-component"&gt;&lt;/bdt&gt;-  &lt;bdt class="question"&gt;Visa&lt;/bdt&gt;&lt;/span&gt;&lt;/div&gt;&lt;div class="MsoNormal" data-custom-class="body_text" style="line-height: 1.5; margin-left: 20px;"&gt;&lt;span style="font-size:11.0pt;line-height:115%;font-family:Arial;</text:p>
      <text:p text:style-name="Standard">Calibri;color:#595959;mso-themecolor:text1;mso-themetint:166;"&gt;&lt;bdt class="forloop-component"&gt;&lt;/bdt&gt;-  &lt;bdt class="question"&gt;Mastercard&lt;/bdt&gt;&lt;/span&gt;&lt;/div&gt;&lt;div class="MsoNormal" data-custom-class="body_text" style="line-height: 1.5; margin-left: 20px;"&gt;&lt;span style="font-size:11.0pt;line-height:115%;font-family:Arial;</text:p>
      <text:p text:style-name="Standard">Calibri;color:#595959;mso-themecolor:text1;mso-themetint:166;"&gt;&lt;bdt class="forloop-component"&gt;&lt;/bdt&gt;-  &lt;bdt class="question"&gt;PayPal&lt;/bdt&gt;&lt;/span&gt;&lt;/div&gt;&lt;div class="MsoNormal" data-custom-class="body_text" style="line-height: 1.5; margin-left: 20px;"&gt;&lt;span style="font-size:11.0pt;line-height:115%;font-family:Arial;</text:p>
      <text:p text:style-name="Standard">Calibri;color:#595959;mso-themecolor:text1;mso-themetint:166;"&gt;&lt;bdt class="forloop-component"&gt;&lt;/bdt&gt;-  &lt;bdt class="question"&gt;Blik&lt;/bdt&gt;&lt;/span&gt;&lt;/div&gt;&lt;div class="MsoNormal" data-custom-class="body_text" style="line-height: 1.5; margin-left: 20px;"&gt;&lt;span style="font-size:11.0pt;line-height:115%;font-family:Arial;</text:p>
      <text:p text:style-name="Standard">Calibri;color:#595959;mso-themecolor:text1;mso-themetint:166;"&gt;&lt;bdt class="forloop-component"&gt;&lt;/bdt&gt;-  &lt;bdt class="question"&gt;Apple Pay&lt;/bdt&gt;&lt;/span&gt;&lt;/div&gt;&lt;div class="MsoNormal" data-custom-class="body_text" style="line-height: 1.5; margin-left: 20px;"&gt;&lt;span style="font-size:11.0pt;line-height:115%;font-family:Arial;</text:p>
      <text:p text:style-name="Standard"><text:soft-page-break/>Calibri;color:#595959;mso-themecolor:text1;mso-themetint:166;"&gt;&lt;bdt class="forloop-component"&gt;&lt;/bdt&gt;-  &lt;bdt class="question"&gt;Przelewy24&lt;/bdt&gt;&lt;/span&gt;&lt;/div&gt;&lt;div class="MsoNormal" data-custom-class="body_text" style="line-height: 1.5; margin-left: 20px;"&gt;&lt;span style="font-size:11.0pt;line-height:115%;font-family:Arial;</text:p>
      <text:p text:style-name="Standard">Calibri;color:#595959;mso-themecolor:text1;mso-themetint:166;"&gt;&lt;bdt class="forloop-component"&gt;&lt;/bdt&gt;&lt;/span&gt;&lt;/div&gt;&lt;div class="MsoNormal" style="line-height: 1;"&gt;&lt;span style="font-size:11.0pt;line-height:115%;font-family:Arial;</text:p>
      <text:p text:style-name="Standard">Calibri;color:#595959;mso-themecolor:text1;mso-themetint:166;"&gt;&lt;br&gt;&lt;/span&gt;&lt;/div&gt;&lt;div class="MsoNormal" data-custom-class="body_text" style="line-height: 1.5;"&gt;&lt;span style="font-size:11.0pt;line-height:115%;font-family:Arial;</text:p>
      <text:p text:style-name="Standard">Calibri;color:#595959;mso-themecolor:text1;mso-themetint:166;"&gt;You agree to provide current, complete, and accurate purchase and account information for all purchases made via the Services. You further agree to promptly update account and payment information, including email address, payment method, and payment card expiration date, so that we can complete your transactions and contact you as needed. Sales tax will be added to the price of purchases as deemed required by us. We may change prices at any time. All payments shall be &lt;/span&gt;&lt;span style="font-size: 15px; line-height: 115%; font-family: Arial; color: rgb(89, 89, 89);"&gt;in &lt;bdt class="question"&gt;PLN&lt;/bdt&gt;.&lt;/span&gt;&lt;/div&gt;&lt;/div&gt;&lt;div align="center" style="line-height: 1.5;"&gt;&lt;br&gt;&lt;/div&gt;&lt;div align="center" style="text-align: left;"&gt;&lt;div class="MsoNormal" data-custom-class="body_text" style="line-height: 1.5;"&gt;&lt;span style="font-size:11.0pt;line-height:115%;font-family:Arial;</text:p>
      <text:p text:style-name="Standard">Calibri;color:#595959;mso-themecolor:text1;mso-themetint:166;"&gt;You agree to pay all charges at the prices then in effect for your purchases and any applicable shipping fees, and you &lt;bdt class="block-component"&gt;&lt;/bdt&gt;authorize&lt;bdt class="statement-end-if-in-editor"&gt;&lt;/bdt&gt; us to charge your chosen payment provider for any such amounts upon placing your order. We reserve the right to correct any errors or mistakes in pricing, even if we have already requested or received payment.&lt;/span&gt;&lt;/div&gt;&lt;/div&gt;&lt;div align="center" style="line-height: 1.5;"&gt;&lt;br&gt;&lt;/div&gt;&lt;div align="center" style="text-align: left;"&gt;&lt;div class="MsoNormal" data-custom-class="body_text" style="line-height: 1.5;"&gt;&lt;span style="font-size:11.0pt;line-height:115%;font-family:Arial;</text:p>
      <text:p text:style-name="Standard">Calibri;color:#595959;mso-themecolor:text1;mso-themetint:166;"&gt;We reserve the right to refuse any order placed through the Services. We may, in our sole discretion, limit or cancel quantities purchased per person, per household, or per order. These restrictions may include orders placed by or under the same customer account, the same payment method, and/or orders that use the same billing or shipping address. We reserve the right to limit or prohibit orders that, in our sole &lt;bdt class="block-component"&gt;&lt;/bdt&gt;judgment&lt;bdt class="statement-end-if-in-editor"&gt;&lt;/bdt&gt;, appear to be placed by dealers, resellers, or distributors.&lt;/span&gt;&lt;span style="line-height: 115%; font-family: Arial; color: rgb(89, 89, 89);"&gt;&lt;bdt data-type="conditional-block" style="color: rgb(10, 54, 90); text-align: left;"&gt;&lt;bdt class="block-component" data-record-question-key="return_option" data-type="statement" style="font-size: 15px;"&gt;&lt;/bdt&gt;&lt;/bdt&gt;&lt;/span&gt;&lt;/div&gt;&lt;div class="MsoNormal" style="line-height: 1.5;"&gt;&lt;bdt class="block-component"&gt;&lt;span style="font-size: 15px;"&gt;&lt;/bdt&gt;&lt;/span&gt;&lt;bdt class="block-component"&gt;&lt;span style="font-size: 15px;"&gt;&lt;/span&gt;&lt;/bdt&gt;&lt;span style="font-size: 15px;"&gt;&lt;bdt class="block-component"&gt;&lt;/bdt&gt;&lt;/span&gt;&lt;/div&gt;&lt;div class="MsoNormal" style="line-height: 1.5;"&gt;&lt;br&gt;&lt;/div&gt;&lt;div class="MsoNormal" data-custom-class="heading_1" id="returnyes" style="line-height: 1.5;"&gt;&lt;span style="font-size: 19px;"&gt;&lt;strong&gt;7. &lt;bdt class="block-component"&gt;&lt;/bdt&gt;RETURN&lt;bdt class="statement-end-if-in-editor"&gt;&lt;/bdt&gt; POLICY&lt;/strong&gt;&lt;/span&gt;&lt;/div&gt;&lt;div class="MsoNormal" style="line-height: 1.5;"&gt;&lt;br&gt;&lt;/div&gt;&lt;div class="MsoNormal" data-custom-class="body_text" style="line-height: 1.5;"&gt;Please review our Return Policy posted on the Services prior to making any purchases.&lt;/div&gt;&lt;div class="MsoNormal" <text:soft-page-break/>style="line-height: 1.5;"&gt;&lt;bdt class="block-component"&gt;&lt;/bdt&gt;&lt;bdt class="statement-end-if-in-editor"&gt;&lt;/bdt&gt;&lt;/span&gt;&lt;/div&gt;&lt;div class="MsoNormal" style="line-height: 1.5;"&gt;&lt;bdt class="block-component"&gt;&lt;/bdt&gt;&lt;/div&gt;&lt;div class="MsoNormal" style="text-align: justify; line-height: 1.5;"&gt;&lt;span style="line-height: 115%; font-family: Arial; color: rgb(89, 89, 89);"&gt;&lt;bdt data-type="conditional-block" style="color: rgb(10, 54, 90); text-align: left;"&gt;&lt;bdt data-type="body"&gt;&lt;div class="MsoNormal" style="font-size: 15px; line-height: 1.5;"&gt;&lt;br&gt;&lt;/div&gt;&lt;/bdt&gt;&lt;/bdt&gt;&lt;/span&gt;&lt;div class="MsoNormal" data-custom-class="heading_1" id="prohibited" style="text-align: left; line-height: 1.5;"&gt;&lt;strong&gt;&lt;span style="line-height: 24.5333px; font-size: 19px;"&gt;&lt;strong&gt;&lt;span style="line-height: 115%; font-family: Arial; font-size: 19px;"&gt;&lt;strong&gt;&lt;span style="line-height: 115%; font-family: Arial; font-size: 19px;"&gt;&lt;strong&gt;&lt;span style="line-height: 115%; font-family: Arial; font-size: 19px;"&gt;8.&lt;/span&gt;&lt;/strong&gt;&lt;/span&gt;&lt;/strong&gt;&lt;/span&gt; &lt;/strong&gt;PROHIBITED ACTIVITIES&lt;/span&gt;&lt;/strong&gt;&lt;/div&gt;&lt;/div&gt;&lt;div class="MsoNormal" style="line-height: 1.5;"&gt;&lt;br&gt;&lt;/div&gt;&lt;div class="MsoNormal" style="text-align: justify; line-height: 1;"&gt;&lt;div class="MsoNormal" data-custom-class="body_text" style="line-height: 1.5; text-align: left;"&gt;&lt;span style="font-size: 11pt; line-height: 16.8667px; color: rgb(89, 89, 89);"&gt;You may not access or use the Services for any purpose other than that for which we make the Services available. The Services may not be used in connection with any commercial &lt;bdt class="block-component"&gt;&lt;/bdt&gt;endeavors&lt;bdt class="statement-end-if-in-editor"&gt;&lt;/bdt&gt; except those that are specifically endorsed or approved by us.&lt;/span&gt;&lt;/div&gt;&lt;/div&gt;&lt;div class="MsoNormal" style="line-height: 1.5;"&gt;&lt;br&gt;&lt;/div&gt;&lt;div class="MsoNormal" style="text-align: justify; line-height: 1;"&gt;&lt;div class="MsoNormal" style="line-height: 17.25px;"&gt;&lt;div class="MsoNormal" style="line-height: 1.1;"&gt;&lt;div class="MsoNormal" style="line-height: 17.25px;"&gt;&lt;div class="MsoNormal" data-custom-class="body_text" style="line-height: 1.5; text-align: left;"&gt;&lt;span style="font-size: 11pt; line-height: 16.8667px; color: rgb(89, 89, 89);"&gt;As a user of the Services, you agree not to:&lt;/span&gt;&lt;/div&gt;&lt;/div&gt;&lt;ul&gt;&lt;li class="MsoNormal" data-custom-class="body_text" style="line-height: 1.5; text-align: left;"&gt;&lt;span style="font-size: 11pt; line-height: 16.8667px; color: rgb(89, 89, 89);"&gt;&lt;span style="font-family: sans-serif; font-size: 15px;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Systematically retrieve data or other content from the Services to create or compile, directly or indirectly, a collection, compilation, database, or directory without written permission from us.&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Trick, defraud, or mislead us and other users, especially in any attempt to learn sensitive account information such as user passwords.&lt;/span&gt;&lt;/span&gt;&lt;/span&gt;&lt;/span&gt;&lt;/span&gt;&lt;/li&gt;&lt;li class="MsoNormal" data-custom-class="body_text" style="line-height: 1.5; text-align: left;"&gt;&lt;span style="font-size: 15px;"&gt;&lt;span style="line-height: 16.8667px; color: rgb(89, 89, 89);"&gt;&lt;span <text:soft-page-break/>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Circumvent, disable, or otherwise interfere with security-related features of the Services, including features that prevent or restrict the use or copying of any Content or enforce limitations on the use of the Services and/or the Content contained therein.&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Disparage, tarnish, or otherwise harm, in our opinion, us and/or the Services.&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Use any information obtained from the Services in order to harass, abuse, or harm another person.&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text:soft-page-break/>2; word-spacing: 0px; -webkit-text-stroke-width: 0px; background-color: rgb(255, 255, 255); text-decoration-style: initial; text-decoration-color: initial; color: rgb(89, 89, 89);"&gt;Make improper use of our support services or submit false reports of abuse or misconduct.&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Use the Services in a manner inconsistent with any applicable laws or regulations.&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Engage in &lt;bdt class="block-component"&gt;&lt;/bdt&gt;unauthorized&lt;bdt class="statement-end-if-in-editor"&gt;&lt;/bdt&gt; framing of or linking to the Services.&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Upload or transmit (or attempt to upload or to transmit) viruses, Trojan horses, or other material, including excessive use of capital letters and spamming (continuous posting of repetitive text), that interferes with any party’s uninterrupted use and enjoyment of the Services or modifies, impairs, disrupts, alters, or interferes with the use, features, functions, operation, or maintenance of the Services.&lt;/span&gt;&lt;/span&gt;&lt;/span&gt;&lt;/span&gt;&lt;/span&gt;&lt;/li&gt;&lt;li class="MsoNormal" data-custom-class="body_text" style="line-height: 1.5; text-align: left;"&gt;&lt;span style="font-size: 15px;"&gt;&lt;span <text:soft-page-break/>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Engage in any automated use of the system, such as using scripts to send comments or messages, or using any data mining, robots, or similar data gathering and extraction tools.&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Delete the copyright or other proprietary rights notice from any Content.&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Attempt to impersonate another user or person or use the username of another user.&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text:soft-page-break/>2; word-spacing: 0px; -webkit-text-stroke-width: 0px; background-color: rgb(255, 255, 255); text-decoration-style: initial; text-decoration-color: initial; color: rgb(89, 89, 89);"&gt;Upload or transmit (or attempt to upload or to transmit) any material that acts as a passive or active information collection or transmission mechanism, including without limitation, clear graphics interchange formats (&lt;bdt class="block-component"&gt;&lt;/bdt&gt;"gifs"&lt;bdt class="statement-end-if-in-editor"&gt;&lt;/bdt&gt;), 1×1 pixels, web bugs, cookies, or other similar devices (sometimes referred to as &lt;bdt class="block-component"&gt;&lt;/bdt&gt;"spyware" or "passive collection mechanisms" or "pcms"&lt;bdt class="statement-end-if-in-editor"&gt;&lt;/bdt&gt;).&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Interfere with, disrupt, or create an undue burden on the Services or the networks or services connected to the Services.&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Harass, annoy, intimidate, or threaten any of our employees or agents engaged in providing any portion of the Services to you.&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Attempt to bypass any measures of the Services designed to prevent or restrict access to the Services, or any portion of the Services.&lt;/span&gt;&lt;/span&gt;&lt;/span&gt;&lt;/span&gt;&lt;/span&gt;&lt;/li&gt;&lt;li <text:soft-page-break/>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Copy or adapt the Services' software, including but not limited to Flash, PHP, HTML, JavaScript, or other code.&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Except as permitted by applicable law, decipher, decompile, disassemble, or reverse engineer any of the software comprising or in any way making up a part of the Services.&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Except as may be the result of standard search engine or Internet browser usage, use, launch, develop, or distribute any automated system, including without limitation, any spider, robot, cheat utility, scraper, or offline reader that accesses the Services, or use or launch any &lt;bdt class="block-component"&gt;&lt;/bdt&gt;unauthorized&lt;bdt class="statement-end-if-in-editor"&gt;&lt;/bdt&gt; script or other software.&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text:soft-page-break/>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Use a buying agent or purchasing agent to make purchases on the Services.&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Make any &lt;bdt class="block-component"&gt;&lt;/bdt&gt;unauthorized&lt;bdt class="statement-end-if-in-editor"&gt;&lt;/bdt&gt; use of the Services, including collecting usernames and/or email addresses of users by electronic or other means for the purpose of sending unsolicited email, or creating user accounts by automated means or under false &lt;bdt class="block-component"&gt;&lt;/bdt&gt;pretenses&lt;bdt class="statement-end-if-in-editor"&gt;&lt;/bdt&gt;.&lt;/span&gt;&lt;/span&gt;&lt;/span&gt;&lt;/span&gt;&lt;/span&gt;&lt;/li&gt;&lt;li class="MsoNormal" data-custom-class="body_text" style="line-height: 1.5; text-align: left;"&gt;&lt;span style="font-size: 15px;"&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span style="line-height: 16.8667px; color: rgb(89, 89, 89);"&gt;&lt;span style="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Use the Services as part of any effort to compete with us or otherwise use the Services and/or the Content for any revenue-generating &lt;bdt class="block-component"&gt;&lt;/bdt&gt;endeavor&lt;bdt class="statement-end-if-in-editor"&gt;&lt;/bdt&gt; or commercial enterprise.&lt;/span&gt;&lt;span style="font-size: 11pt; line-height: 16.8667px; color: rgb(89, 89, 89);font-family: sans-serif; font-style: normal; font-variant-ligatures: normal; font-variant-caps: normal; font-weight: 400; letter-spacing: normal; orphans: 2; text-align: justify; text-indent: -29.4px; text-transform: none; white-space: normal; widows: 2; word-spacing: 0px; -webkit-text-stroke-width: 0px; background-color: rgb(255, 255, 255); text-decoration-style: initial; text-decoration-color: initial; color: rgb(89, 89, 89);"&gt;&lt;bdt class="forloop-component"&gt;&lt;/bdt&gt;&lt;/span&gt;&lt;/span&gt;&lt;/span&gt;&lt;/span&gt;&lt;/span&gt;&lt;/li&gt;&lt;li class="MsoNormal" data-custom-class="body_text" style="line-height: 1.5; text-align: left;"&gt;&lt;span style="font-size: 11pt; line-height: 16.8667px; color: rgb(89, 89, 89);"&gt;&lt;bdt <text:soft-page-break/>class="question"&gt;Sell or otherwise transfer your profile.&lt;/bdt&gt;&lt;bdt class="forloop-component"&gt;&lt;/bdt&gt;&lt;/span&gt;&lt;/span&gt;&lt;/span&gt;&lt;/span&gt;&lt;/span&gt;&lt;/li&gt;&lt;li class="MsoNormal" data-custom-class="body_text" style="line-height: 1.5; text-align: left;"&gt;&lt;span style="font-size: 11pt; line-height: 16.8667px; color: rgb(89, 89, 89);"&gt;&lt;bdt class="question"&gt;Use the Services to advertise or offer to sell goods and services.&lt;/bdt&gt;&lt;bdt class="forloop-component"&gt;&lt;/bdt&gt;&lt;/span&gt;&lt;/li&gt;&lt;/ul&gt;&lt;/div&gt;&lt;div class="MsoNormal" style="line-height: 1.5; text-align: left;"&gt;&lt;br&gt;&lt;/div&gt;&lt;/div&gt;&lt;div class="MsoNormal" style="line-height: 17.25px;"&gt;&lt;div class="MsoNormal" style="line-height: 1;"&gt;&lt;bdt class="block-container if" data-type="if" style="text-align: left;"&gt;&lt;bdt data-type="conditional-block"&gt;&lt;bdt data-type="body"&gt;&lt;div class="MsoNormal" data-custom-class="heading_1" id="ugc" style="line-height: 1.5;"&gt;&lt;strong&gt;&lt;span style="line-height: 24.5333px; font-size: 19px;"&gt;&lt;strong&gt;&lt;span style="line-height: 24.5333px; font-size: 19px;"&gt;&lt;strong&gt;&lt;span style="line-height: 115%; font-family: Arial; font-size: 19px;"&gt;&lt;strong&gt;&lt;span style="line-height: 115%; font-family: Arial; font-size: 19px;"&gt;9.&lt;/span&gt;&lt;/strong&gt;&lt;/span&gt;&lt;/strong&gt;&lt;/span&gt; &lt;/strong&gt;USER GENERATED CONTRIBUTIONS&lt;/span&gt;&lt;/strong&gt;&lt;/div&gt;&lt;/bdt&gt;&lt;/bdt&gt;&lt;/bdt&gt;&lt;/div&gt;&lt;div class="MsoNormal" style="line-height: 1.5; text-align: left;"&gt;&lt;br&gt;&lt;/div&gt;&lt;div class="MsoNormal" style="line-height: 1;"&gt;&lt;bdt class="block-container if" data-type="if" style="text-align: left;"&gt;&lt;bdt data-type="conditional-block"&gt;&lt;bdt data-type="body"&gt;&lt;div class="MsoNormal" data-custom-class="body_text" style="line-height: 1.5;"&gt;&lt;span style="font-size: 11pt; line-height: 16.8667px; color: rgb(89, 89, 89);"&gt;&lt;bdt class="block-container if" data-type="if" id="24327c5d-a34f-f7e7-88f1-65a2f788484f" style="text-align: left;"&gt;&lt;bdt data-type="conditional-block"&gt;&lt;bdt class="block-component" data-record-question-key="user_post_content_option" data-type="statement"&gt;&lt;/bdt&gt;&lt;span style="font-size: 11pt; line-height: 16.8667px; color: rgb(89, 89, 89);"&gt;The Services does not offer users to submit or post content.&lt;bdt class="block-component"&gt;&lt;/bdt&gt; We may provide you with the opportunity to create, submit, post, display, transmit, perform, publish, distribute, or broadcast content and materials to us or on the Services, including but not limited to text, writings, video, audio, photographs, graphics, comments, suggestions, or personal information or other material (collectively, &lt;bdt class="block-component"&gt;&lt;/bdt&gt;"Contributions"&lt;bdt class="statement-end-if-in-editor"&gt;&lt;/bdt&gt;). Contributions may be viewable by other users of the Services and through third-party websites.&lt;bdt class="block-component"&gt;&lt;/bdt&gt; As such, any Contributions you transmit may be treated in accordance with the Services' Privacy Policy.&lt;bdt class="statement-end-if-in-editor"&gt;&lt;/bdt&gt; When you create or make available any Contributions, you thereby represent and warrant that:&lt;span style="font-size: 11pt; line-height: 16.8667px; color: rgb(89, 89, 89);"&gt;&lt;bdt class="statement-end-if-in-editor"&gt;&lt;bdt class="block-component"&gt;&lt;/bdt&gt;&lt;/bdt&gt;&lt;/span&gt;&lt;/span&gt;&lt;/span&gt;&lt;/div&gt; &lt;/bdt&gt; &lt;/bdt&gt; &lt;/bdt&gt;&lt;/div&gt;&lt;ul style="font-size: medium;text-align: left;"&gt;&lt;li data-custom-class="body_text" style="line-height: 1.5;"&gt;&lt;span style="color: rgb(89, 89, 89);"&gt;&lt;span style="font-size: 14px;"&gt;&lt;span data-custom-class="body_text"&gt;The creation, distribution, transmission, public display, or performance, and the accessing, downloading, or copying of your Contributions do not and will not infringe the proprietary rights, including but not limited to the copyright, patent, trademark, trade secret, or moral rights of any third party.&lt;/span&gt;&lt;/span&gt;&lt;/span&gt;&lt;/li&gt;&lt;li data-custom-class="body_text" style="line-height: 1.5;"&gt;&lt;span style="color: rgb(89, 89, 89);"&gt;&lt;span style="font-size: 14px;"&gt;&lt;span data-custom-class="body_text"&gt;You are the creator and owner of or have the necessary &lt;bdt class="block-component"&gt;&lt;/bdt&gt;licenses&lt;bdt class="statement-end-if-in-editor"&gt;&lt;/bdt&gt;, rights, consents, releases, and permissions to use and to &lt;bdt class="block-component"&gt;&lt;/bdt&gt;authorize&lt;bdt class="statement-end-if-in-editor"&gt;&lt;/bdt&gt; us, the Services, and other users of the Services to use your Contributions in any manner contemplated by the <text:soft-page-break/>Services and these Legal Terms.&lt;/span&gt;&lt;/span&gt;&lt;/span&gt;&lt;/li&gt;&lt;li data-custom-class="body_text" style="line-height: 1.5;"&gt;&lt;span style="color: rgb(89, 89, 89);"&gt;&lt;span style="font-size: 14px;"&gt;&lt;span data-custom-class="body_text"&gt;You have the written consent, release, and/or permission of each and every identifiable individual person in your Contributions to use the name or likeness of each and every such identifiable individual person to enable inclusion and use of your Contributions in any manner contemplated by the Services and these Legal Terms.&lt;/span&gt;&lt;/span&gt;&lt;/span&gt;&lt;/li&gt;&lt;li data-custom-class="body_text" style="line-height: 1.5;"&gt;&lt;span style="color: rgb(89, 89, 89);"&gt;&lt;span style="font-size: 14px;"&gt;&lt;span data-custom-class="body_text"&gt;Your Contributions are not false, inaccurate, or misleading.&lt;/span&gt;&lt;/span&gt; &lt;/span&gt;&lt;/li&gt;&lt;li data-custom-class="body_text" style="line-height: 1.5;"&gt;&lt;span style="color: rgb(89, 89, 89);"&gt;&lt;span style="font-size: 14px;"&gt;&lt;span data-custom-class="body_text"&gt;Your Contributions are not unsolicited or &lt;bdt class="block-component"&gt;&lt;/bdt&gt;unauthorized&lt;bdt class="statement-end-if-in-editor"&gt;&lt;/bdt&gt; advertising, promotional materials, pyramid schemes, chain letters, spam, mass mailings, or other forms of solicitation.&lt;/span&gt;&lt;/span&gt;&lt;/span&gt;&lt;/li&gt;&lt;li data-custom-class="body_text" style="line-height: 1.5;"&gt;&lt;span style="color: rgb(89, 89, 89);"&gt;&lt;span style="font-size: 14px;"&gt;&lt;span data-custom-class="body_text"&gt;Your Contributions are not obscene, lewd, lascivious, filthy, violent, harassing, &lt;bdt class="block-component"&gt;&lt;/bdt&gt;libelous&lt;bdt class="statement-end-if-in-editor"&gt;&lt;/bdt&gt;, slanderous, or otherwise objectionable (as determined by us).&lt;/span&gt;&lt;/span&gt; &lt;/span&gt;&lt;/li&gt;&lt;li data-custom-class="body_text" style="line-height: 1.5;"&gt;&lt;span style="color: rgb(89, 89, 89);"&gt;&lt;span style="font-size: 14px;"&gt;&lt;span data-custom-class="body_text"&gt;Your Contributions do not ridicule, mock, disparage, intimidate, or abuse anyone.&lt;/span&gt;&lt;/span&gt;&lt;/span&gt;&lt;/li&gt;&lt;li data-custom-class="body_text" style="line-height: 1.5;"&gt;&lt;span style="color: rgb(89, 89, 89);"&gt;&lt;span style="font-size: 14px;"&gt;&lt;span data-custom-class="body_text"&gt;Your Contributions are not used to harass or threaten (in the legal sense of those terms) any other person and to promote violence against a specific person or class of people.&lt;/span&gt;&lt;/span&gt;&lt;/span&gt;&lt;/li&gt;&lt;li data-custom-class="body_text" style="line-height: 1.5;"&gt;&lt;span style="color: rgb(89, 89, 89);"&gt;&lt;span style="font-size: 14px;"&gt;&lt;span data-custom-class="body_text"&gt;Your Contributions do not violate any applicable law, regulation, or rule.&lt;/span&gt;&lt;/span&gt;&lt;/span&gt;&lt;/li&gt;&lt;li data-custom-class="body_text" style="line-height: 1.5;"&gt;&lt;span style="color: rgb(89, 89, 89);"&gt;&lt;span style="font-size: 14px;"&gt;&lt;span data-custom-class="body_text"&gt;Your Contributions do not violate the privacy or publicity rights of any third party.&lt;/span&gt;&lt;/span&gt;&lt;/span&gt;&lt;/li&gt;&lt;li data-custom-class="body_text" style="line-height: 1.5;"&gt;&lt;span style="color: rgb(89, 89, 89);"&gt;&lt;span style="font-size: 14px;"&gt;&lt;span data-custom-class="body_text"&gt;Your Contributions do not violate any applicable law concerning child pornography, or otherwise intended to protect the health or well-being of minors.&lt;/span&gt;&lt;/span&gt;&lt;/span&gt;&lt;/li&gt;&lt;li data-custom-class="body_text" style="line-height: 1.5;"&gt;&lt;span style="color: rgb(89, 89, 89);"&gt;&lt;span style="font-size: 14px;"&gt;&lt;span data-custom-class="body_text"&gt;Your Contributions do not include any offensive comments that are connected to race, national origin, gender, sexual preference, or physical handicap.&lt;/span&gt;&lt;/span&gt;&lt;/span&gt;&lt;/li&gt;&lt;li data-custom-class="body_text" style="line-height: 1.5;"&gt;&lt;span style="color: rgb(89, 89, 89);"&gt;&lt;span style="font-size: 14px;"&gt;&lt;span data-custom-class="body_text"&gt;Your Contributions do not otherwise violate, or link to material that violates, any provision of these Legal Terms, or any applicable law or regulation.&lt;/span&gt;&lt;/span&gt;&lt;/span&gt;&lt;/li&gt;&lt;/ul&gt;&lt;/div&gt;&lt;/div&gt;&lt;div class="MsoNormal" style="text-align: justify; line-height: 1.5;"&gt;&lt;bdt class="block-container if" data-type="if" style="text-align: left;"&gt;&lt;bdt data-type="conditional-block"&gt;&lt;bdt data-type="body"&gt;&lt;div class="MsoNormal" data-custom-class="body_text" style="line-height: 1.5;"&gt;&lt;span style="font-size: 11pt; line-height: 16.8667px; color: rgb(89, 89, 89);"&gt;Any use of the Services in violation of the foregoing violates these Legal Terms and may result in, among other things, termination or suspension of your rights to use the <text:soft-page-break/>Services.&lt;/span&gt;&lt;/div&gt;&lt;/bdt&gt;&lt;/bdt&gt;&lt;/bdt&gt;&lt;/div&gt;&lt;div class="MsoNormal" style="line-height: 1.5;"&gt;&lt;br&gt;&lt;/div&gt;&lt;div class="MsoNormal" style="text-align: justify; line-height: 1;"&gt;&lt;bdt class="block-container if" data-type="if" style="text-align: left;"&gt;&lt;bdt data-type="conditional-block"&gt;&lt;bdt data-type="body"&gt;&lt;div class="MsoNormal" data-custom-class="heading_1" id="license" style="line-height: 1.5;"&gt;&lt;strong&gt;&lt;span style="line-height: 24.5333px; font-size: 19px;"&gt;&lt;strong&gt;&lt;span style="line-height: 24.5333px; font-size: 19px;"&gt;&lt;strong&gt;&lt;span style="line-height: 115%; font-family: Arial; font-size: 19px;"&gt;&lt;strong&gt;&lt;span style="line-height: 115%; font-family: Arial; font-size: 19px;"&gt;10.&lt;/span&gt;&lt;/strong&gt;&lt;/span&gt;&lt;/strong&gt;&lt;/span&gt; &lt;/strong&gt;CONTRIBUTION &lt;bdt class="block-component"&gt;&lt;/bdt&gt;LICENSE&lt;bdt class="statement-end-if-in-editor"&gt;&lt;/bdt&gt;&lt;/span&gt;&lt;/strong&gt;&lt;/div&gt;&lt;/bdt&gt;&lt;/bdt&gt;&lt;/bdt&gt;&lt;/div&gt;&lt;div class="MsoNormal" style="line-height: 1.5;"&gt;&lt;br&gt;&lt;/div&gt;&lt;div class="MsoNormal" style="line-height: 1;"&gt;&lt;bdt class="block-container if" data-type="if" id="a088ddfb-d8c1-9e58-6f21-958c3f4f0709" style="text-align: left;"&gt;&lt;bdt data-type="conditional-block"&gt;&lt;bdt class="block-component" data-record-question-key="user_post_content_option" data-type="statement"&gt;&lt;/bdt&gt;&lt;/span&gt;&lt;/bdt&gt;&lt;/bdt&gt;&lt;/bdt&gt;&lt;/div&gt;&lt;div class="MsoNormal" data-custom-class="body_text" style="line-height: 1.5;"&gt;&lt;span style="font-size: 11pt; line-height: 16.8667px; color: rgb(89, 89, 89);"&gt;&lt;span style="font-size: 11pt; line-height: 16.8667px; color: rgb(89, 89, 89);"&gt;You and Services agree that we may access, store, process, and use any information and personal data that you provide&lt;bdt class="block-component"&gt;&lt;/bdt&gt; following the terms of the Privacy Policy&lt;bdt class="statement-end-if-in-editor"&gt;&lt;/bdt&gt; and your choices (including settings).&lt;/span&gt;&lt;/span&gt;&lt;/div&gt;&lt;div class="MsoNormal" style="line-height: 1.5;"&gt;&lt;br&gt;&lt;/div&gt;&lt;div class="MsoNormal" data-custom-class="body_text" style="line-height: 1.5;"&gt;&lt;span style="font-size: 11pt; line-height: 16.8667px; color: rgb(89, 89, 89);"&gt;By submitting suggestions or other feedback regarding the Services, you agree that we can use and share such feedback for any purpose without compensation to you.&lt;bdt class="block-component"&gt;&lt;/bdt&gt;&lt;/span&gt;&lt;/div&gt;&lt;div class="MsoNormal" style="line-height: 1.5;"&gt;&lt;br&gt;&lt;/div&gt;&lt;div class="MsoNormal" data-custom-class="body_text" style="line-height: 1.5;"&gt;&lt;span style="font-size: 11pt; line-height: 16.8667px; color: rgb(89, 89, 89);"&gt;We do not assert any ownership over your Contributions. You retain full ownership of all of your Contributions and any intellectual property rights or other proprietary rights associated with your Contributions. We are not liable for any statements or representations in your Contributions provided by you in any area on the Services. You are solely responsible for your Contributions to the Services and you expressly agree to exonerate us from any and all responsibility and to refrain from any legal action against us regarding your Contributions.&lt;bdt class="statement-end-if-in-editor"&gt;&lt;/bdt&gt;&lt;/span&gt;&lt;/div&gt;&lt;div class="MsoNormal" data-custom-class="body_text" style="line-height: 1.5;"&gt;&lt;br&gt;&lt;/div&gt;&lt;div class="MsoNormal" data-custom-class="body_text" style="line-height: 1.5;"&gt;&lt;span style="font-size: 11pt; line-height: 16.8667px; color: rgb(89, 89, 89);"&gt;&lt;span style="font-size: 11pt; line-height: 16.8667px; color: rgb(89, 89, 89);"&gt;&lt;span style="font-size: 11pt; line-height: 16.8667px; color: rgb(89, 89, 89);"&gt;&lt;bdt class="block-container if" data-type="if" style="text-align: left;"&gt;&lt;bdt class="statement-end-if-in-editor" data-type="close"&gt;&lt;/bdt&gt;&lt;/bdt&gt;&lt;/span&gt;&lt;/span&gt;&lt;/span&gt;&lt;/div&gt;&lt;div class="MsoNormal" data-custom-class="body_text" style="line-height: 1.5;"&gt;&lt;bdt class="block-container if" data-type="if" style="text-align: left;"&gt;&lt;bdt data-type="conditional-block"&gt;&lt;bdt class="block-component" data-record-question-key="review_option" data-type="statement"&gt;&lt;/bdt&gt;&lt;/bdt&gt;&lt;/bdt&gt;&lt;/div&gt;&lt;div class="MsoNormal" data-custom-class="heading_1" id="reviews" style="line-height: 1.5;"&gt;&lt;strong&gt;&lt;span style="line-height: 24.5333px; font-size: 19px;"&gt;&lt;strong&gt;&lt;span style="line-height: 115%; font-family: Arial; font-size: 19px;"&gt;&lt;strong&gt;&lt;span style="line-height: 115%; font-family: Arial; font-size: <text:soft-page-break/>19px;"&gt;11.&lt;/span&gt;&lt;/strong&gt;&lt;/span&gt;&lt;/strong&gt; &lt;/span&gt;GUIDELINES FOR REVIEWS&lt;/strong&gt;&lt;/div&gt;&lt;div class="MsoNormal" style="line-height: 1.5;"&gt;&lt;br&gt;&lt;/div&gt;&lt;div class="MsoNormal" data-custom-class="body_text" style="line-height: 1.5;"&gt;&lt;span style="font-size: 11pt; line-height: 16.8667px; color: rgb(89, 89, 89);"&gt;We may provide you areas on the Services to leave reviews or ratings. When posting a review, you must comply with the following criteria: (1) you should have firsthand experience with the person/entity being reviewed; (2) your reviews should not contain offensive profanity, or abusive, racist, offensive, or hateful language; (3) your reviews should not contain discriminatory references based on religion, race, gender, national origin, age, marital status, sexual orientation, or disability; (4) your reviews should not contain references to illegal activity; (5) you should not be affiliated with competitors if posting negative reviews; (6) you should not make any conclusions as to the legality of conduct; (7) you may not post any false or misleading statements; and (8) you may not &lt;bdt class="block-component"&gt;&lt;/bdt&gt;organize&lt;bdt class="statement-end-if-in-editor"&gt;&lt;/bdt&gt; a campaign encouraging others to post reviews, whether positive or negative.&lt;/span&gt;&lt;/div&gt;&lt;div class="MsoNormal" style="line-height: 1.5;"&gt;&lt;br&gt;&lt;/div&gt;&lt;div class="MsoNormal" data-custom-class="body_text" style="line-height: 1.5;"&gt;&lt;span style="font-size: 11pt; line-height: 16.8667px; color: rgb(89, 89, 89);"&gt;&lt;span style="font-size: 11pt; line-height: 16.8667px; color: rgb(89, 89, 89);"&gt;We may accept, reject, or remove reviews in our sole discretion. We have absolutely no obligation to screen reviews or to delete reviews, even if anyone considers reviews objectionable or inaccurate. Reviews are not endorsed by us, and do not necessarily represent our opinions or the views of any of our affiliates or partners. We do not assume liability for any review or for any claims, liabilities, or losses resulting from any review. By posting a review, you hereby grant to us a perpetual, non-exclusive, worldwide, royalty-free, fully paid, assignable, and sublicensable right and &lt;bdt class="block-component"&gt;&lt;/bdt&gt;license&lt;bdt class="statement-end-if-in-editor"&gt;&lt;/bdt&gt; to reproduce, modify, translate, transmit by any means, display, perform, and/or distribute all content relating to review.&lt;/span&gt;&lt;/span&gt;&lt;/div&gt;&lt;div class="MsoNormal" style="line-height: 1.5;"&gt;&lt;br&gt;&lt;/div&gt;&lt;div class="MsoNormal" style="line-height: 1.5;"&gt;&lt;span style="font-size: 11pt; line-height: 16.8667px; color: rgb(89, 89, 89);"&gt;&lt;span style="font-size: 11pt; line-height: 16.8667px; color: rgb(89, 89, 89);"&gt;&lt;span style="font-size: 11pt; line-height: 16.8667px; color: rgb(89, 89, 89);"&gt;&lt;bdt class="block-container if" data-type="if" style="text-align: left;"&gt;&lt;bdt class="statement-end-if-in-editor" data-type="close"&gt;&lt;/bdt&gt;&lt;/bdt&gt;&lt;/span&gt;&lt;/span&gt;&lt;/span&gt;&lt;/div&gt;&lt;div class="MsoNormal" style="line-height: 1.5;"&gt;&lt;bdt class="block-container if" data-type="if" style="text-align: left;"&gt;&lt;bdt data-type="conditional-block"&gt;&lt;bdt class="block-component" data-record-question-key="mobile_app_option" data-type="statement"&gt;&lt;/bdt&gt;&lt;/bdt&gt;&lt;/span&gt;&lt;/span&gt;&lt;/span&gt;&lt;/div&gt;&lt;div class="MsoNormal" style="line-height: 1.5;"&gt;&lt;bdt class="block-container if" data-type="if" style="text-align: left;"&gt;&lt;bdt data-type="conditional-block"&gt;&lt;bdt class="block-component" data-record-question-key="socialnetwork_link_option" data-type="statement"&gt;&lt;/bdt&gt;&lt;/bdt&gt;&lt;/bdt&gt;&lt;/div&gt;&lt;div class="MsoNormal" data-custom-class="heading_1" id="socialmedia" style="line-height: 1.5;"&gt;&lt;strong&gt;&lt;span style="line-height: 24.5333px; font-size: 19px;"&gt;&lt;strong&gt;&lt;span style="line-height: 115%; font-family: Arial; font-size: 19px;"&gt;&lt;strong&gt;&lt;span style="line-height: 115%; font-family: Arial; font-size: 19px;"&gt;12.&lt;/span&gt;&lt;/strong&gt;&lt;/span&gt;&lt;/strong&gt; &lt;/span&gt;SOCIAL MEDIA&lt;/strong&gt;&lt;/div&gt;&lt;div class="MsoNormal" style="line-height: 1.5;"&gt;&lt;br&gt;&lt;bdt class="block-container if" data-type="if" style="text-align: left;"&gt;&lt;bdt data-type="conditional-block"&gt;&lt;bdt data-type="body"&gt;&lt;div class="MsoNormal" data-custom-class="body_text" style="line-height: 1.5;"&gt;&lt;span style="font-size: 11pt; line-height: 16.8667px; color: rgb(89, 89, 89);"&gt;As part of the functionality of the Services, you may link your account with online accounts you have with third-party service providers (each such account, a &lt;bdt class="block-component"&gt;&lt;/bdt&gt;"Third-Party Account"&lt;bdt class="statement-end-if-<text:soft-page-break/>in-editor"&gt;&lt;/bdt&gt;) by either: (1) providing your Third-Party Account login information through the Services; or (2) allowing us to access your &lt;span style="font-size: 14.6667px;"&gt;Third-Party&lt;/span&gt; Account, as is permitted under the applicable terms and conditions that govern your use of each &lt;span style="font-size: 14.6667px;"&gt;Third-Party&lt;/span&gt; Account. You represent and warrant that you are entitled to disclose your &lt;span style="font-size: 14.6667px;"&gt;Third-Party&lt;/span&gt; Account login information to us and/or grant us access to your &lt;span style="font-size: 14.6667px;"&gt;Third-Party&lt;/span&gt; Account, without breach by you of any of the terms and conditions that govern your use of the applicable &lt;span style="font-size: 14.6667px;"&gt;Third-Party&lt;/span&gt; Account, and without obligating us to pay any fees or making us subject to any usage limitations imposed by the third-party service provider of the &lt;span style="font-size: 14.6667px;"&gt;Third-Party&lt;/span&gt; Account. By granting us access to any &lt;span style="font-size: 14.6667px;"&gt;Third-Party&lt;/span&gt; Accounts, you understand that (1) we may access, make available, and store (if applicable) any content that you have provided to and stored in your &lt;span style="font-size: 14.6667px;"&gt;Third-Party&lt;/span&gt; Account (the &lt;bdt class="block-component"&gt;&lt;/bdt&gt;"Social Network Content"&lt;bdt class="statement-end-if-in-editor"&gt;&lt;/bdt&gt;) so that it is available on and through the Services via your account, including without limitation any friend lists and (2) we may submit to and receive from your &lt;span style="font-size: 14.6667px;"&gt;Third-Party&lt;/span&gt; Account additional information to the extent you are notified when you link your account with the &lt;span style="font-size: 14.6667px;"&gt;Third-Party&lt;/span&gt; Account. Depending on the &lt;span style="font-size: 14.6667px;"&gt;Third-Party&lt;/span&gt; Accounts you choose and subject to the privacy settings that you have set in such &lt;span style="font-size: 14.6667px;"&gt;Third-Party&lt;/span&gt; Accounts, personally identifiable information that you post to your &lt;span style="font-size: 14.6667px;"&gt;Third-Party&lt;/span&gt; Accounts may be available on and through your account on the Services. Please note that if a &lt;span style="font-size: 14.6667px;"&gt;Third-Party&lt;/span&gt; Account or associated service becomes unavailable or our access to such &lt;span style="font-size: 14.6667px;"&gt;Third-Party&lt;/span&gt; Account is terminated by the third-party service provider, then Social Network Content may no longer be available on and through the Services. You will have the ability to disable the connection between your account on the Services and your &lt;span style="font-size: 14.6667px;"&gt;Third-Party&lt;/span&gt; Accounts at any time. PLEASE NOTE THAT YOUR RELATIONSHIP WITH THE THIRD-PARTY SERVICE PROVIDERS ASSOCIATED WITH YOUR THIRD-PARTY ACCOUNTS IS GOVERNED SOLELY BY YOUR AGREEMENT(S) WITH SUCH THIRD-PARTY SERVICE PROVIDERS. We make no effort to review any Social Network Content for any purpose, including but not limited to, for accuracy, legality, or non-infringement, and we are not responsible for any Social Network Content. You acknowledge and agree that we may access your email address book associated with a &lt;span style="font-size: 14.6667px;"&gt;Third-Party&lt;/span&gt; Account and your contacts list stored on your mobile device or tablet computer solely for purposes of identifying and informing you of those contacts who have also registered to use the Services. You can deactivate the connection between the Services and your &lt;span style="font-size: 14.6667px;"&gt;Third-Party&lt;/span&gt; Account by contacting us using the contact information below or through your account settings (if applicable). We will attempt to delete any information stored on our servers that was obtained through such &lt;span style="font-size: 14.6667px;"&gt;Third-Party&lt;/span&gt; Account, except the username and profile picture that become associated with your account.&lt;/span&gt;&lt;/div&gt;&lt;/bdt&gt;&lt;/bdt&gt;&lt;/bdt&gt;&lt;/div&gt;&lt;div class="MsoNormal" style="line-height: 1.5;"&gt;&lt;br&gt;&lt;/div&gt;&lt;div class="MsoNormal" style="line-height: 1.1;"&gt;&lt;bdt class="block-container if" data-type="if" style="text-align: left;"&gt;&lt;bdt data-type="conditional-block"&gt;&lt;bdt data-type="body"&gt;&lt;div class="MsoNormal" style="line-height: 1.5;"&gt;&lt;span style="font-size: 11pt; line-height: 16.8667px; color: rgb(89, 89, 89);"&gt;&lt;/span&gt;&lt;/div&gt;&lt;/bdt&gt;&lt;/bdt&gt;&lt;/bdt&gt;&lt;/div&gt;&lt;div class="MsoNormal" style="line-height: <text:soft-page-break/>1.5;"&gt;&lt;bdt class="block-container if" data-type="if" style="text-align: left;"&gt;&lt;bdt data-type="conditional-block"&gt;&lt;bdt class="block-component" data-record-question-key="3rd_party_option" data-type="statement"&gt;&lt;/bdt&gt;&lt;/bdt&gt;&lt;/bdt&gt;&lt;/div&gt;&lt;div class="MsoNormal" data-custom-class="heading_1" id="thirdparty" style="line-height: 1.5;"&gt;&lt;strong&gt;&lt;span style="line-height: 24.5333px; font-size: 19px;"&gt;&lt;strong&gt;&lt;span style="line-height: 115%; font-family: Arial; font-size: 19px;"&gt;&lt;strong&gt;&lt;span style="line-height: 115%; font-family: Arial; font-size: 19px;"&gt;13.&lt;/span&gt;&lt;/strong&gt;&lt;/span&gt;&lt;/strong&gt; &lt;/span&gt;THIRD-PARTY WEBSITES AND CONTENT&lt;/strong&gt;&lt;/div&gt;&lt;div class="MsoNormal" style="line-height: 1.5;"&gt;&lt;br&gt;&lt;/div&gt;&lt;div class="MsoNormal" data-custom-class="body_text" style="line-height: 1.5;"&gt;&lt;span style="font-size: 11pt; line-height: 16.8667px; color: rgb(89, 89, 89);"&gt;The Services may contain (or you may be sent via the &lt;bdt class="block-component"&gt;&lt;/bdt&gt;Site&lt;bdt class="block-component"&gt;&lt;/bdt&gt;) links to other websites (&lt;bdt class="block-component"&gt;&lt;/bdt&gt;"Third-Party Websites"&lt;bdt class="statement-end-if-in-editor"&gt;&lt;/bdt&gt;) as well as articles, photographs, text, graphics, pictures, designs, music, sound, video, information, applications, software, and other content or items belonging to or originating from third parties (&lt;bdt class="block-component"&gt;&lt;/bdt&gt;"Third-Party Content"&lt;bdt class="statement-end-if-in-editor"&gt;&lt;/bdt&gt;). Such &lt;span style="font-size: 14.6667px;"&gt;Third-Party&lt;/span&gt; Websites and &lt;span style="font-size: 14.6667px;"&gt;Third-Party&lt;/span&gt; Content are not investigated, monitored, or checked for accuracy, appropriateness, or completeness by us, and we are not responsible for any Third-Party Websites accessed through the Services or any &lt;span style="font-size: 14.6667px;"&gt;Third-Party&lt;/span&gt; Content posted on, available through, or installed from the Services, including the content, accuracy, offensiveness, opinions, reliability, privacy practices, or other policies of or contained in the &lt;span style="font-size: 14.6667px;"&gt;Third-Party&lt;/span&gt; Websites or the &lt;span style="font-size: 14.6667px;"&gt;Third-Party&lt;/span&gt; Content. Inclusion of, linking to, or permitting the use or installation of any &lt;span style="font-size: 14.6667px;"&gt;Third-Party&lt;/span&gt; Websites or any &lt;span style="font-size: 14.6667px;"&gt;Third-Party &lt;/span&gt;Content does not imply approval or endorsement thereof by us. If you decide to leave the Services and access the &lt;span style="font-size: 14.6667px;"&gt;Third-Party&lt;/span&gt; Websites or to use or install any &lt;span style="font-size: 14.6667px;"&gt;Third-Party&lt;/span&gt; Content, you do so at your own risk, and you should be aware these Legal Terms no longer govern. You should review the applicable terms and policies, including privacy and data gathering practices, of any website to which you navigate from the Services or relating to any applications you use or install from the Services. Any purchases you make through &lt;span style="font-size: 14.6667px;"&gt;Third-Party&lt;/span&gt; Websites will be through other websites and from other companies, and we take no responsibility whatsoever in relation to such purchases which are exclusively between you and the applicable third party. You agree and acknowledge that we do not endorse the products or services offered on &lt;span style="font-size: 14.6667px;"&gt;Third-Party&lt;/span&gt; Websites and you shall hold us blameless from any harm caused by your purchase of such products or services. Additionally, you shall hold us blameless from any losses sustained by you or harm caused to you relating to or resulting in any way from any &lt;span style="font-size: 14.6667px;"&gt;Third-Party&lt;/span&gt; Content or any contact with &lt;span style="font-size: 14.6667px;"&gt;Third-Party&lt;/span&gt; Websites.&lt;/span&gt;&lt;/div&gt;&lt;div class="MsoNormal" style="line-height: 1.5;"&gt;&lt;br&gt;&lt;/div&gt;&lt;div class="MsoNormal" style="line-height: 1.5;"&gt;&lt;bdt class="block-container if" data-type="if" style="text-align: left;"&gt;&lt;bdt class="statement-end-if-in-editor" data-type="close"&gt;&lt;/bdt&gt;&lt;/bdt&gt;&lt;/div&gt;&lt;div class="MsoNormal" style="line-height: 1.5;"&gt;&lt;bdt class="block-container if" data-type="if" style="text-align: left;"&gt;&lt;bdt data-type="conditional-block"&gt;&lt;bdt class="block-component" data-record-question-key="advertiser_option" data-type="statement"&gt;&lt;/bdt&gt;&lt;/bdt&gt;&lt;/div&gt;&lt;div class="MsoNormal" data-custom-class="heading_1" id="sitemanage" style="line-height: 1.5;"&gt;&lt;strong&gt;&lt;span style="line-height: 24.5333px; font-size: <text:soft-page-break/>19px;"&gt;&lt;strong&gt;&lt;span style="line-height: 24.5333px; font-size: 19px;"&gt;&lt;strong&gt;&lt;span style="line-height: 115%; font-family: Arial; font-size: 19px;"&gt;&lt;strong&gt;&lt;span style="line-height: 115%; font-family: Arial; font-size: 19px;"&gt;14.&lt;/span&gt;&lt;/strong&gt;&lt;/span&gt;&lt;/strong&gt;&lt;/span&gt; &lt;/strong&gt;SERVICES MANAGEMENT&lt;/span&gt;&lt;/strong&gt;&lt;/div&gt;&lt;div class="MsoNormal" style="line-height: 1.5;"&gt;&lt;br&gt;&lt;/div&gt;&lt;div class="MsoNormal" data-custom-class="body_text" style="line-height: 1.5;"&gt;We reserve the right, but not the obligation, to: (1) monitor the Services for violations of these Legal Terms; (2) take appropriate legal action against anyone who, in our sole discretion, violates the law or these Legal Terms, including without limitation, reporting such user to law enforcement authorities; (3) in our sole discretion and without limitation, refuse, restrict access to, limit the availability of, or disable (to the extent technologically feasible) any of your Contributions or any portion thereof; (4) in our sole discretion and without limitation, notice, or liability, to remove from the Services or otherwise disable all files and content that are excessive in size or are in any way burdensome to our systems; and (5) otherwise manage the Services in a manner designed to protect our rights and property and to facilitate the proper functioning of the Services.&lt;/div&gt;&lt;div class="MsoNormal" style="line-height: 1.5;"&gt;&lt;br&gt;&lt;/div&gt;&lt;div class="MsoNormal" style="line-height: 1.5;"&gt;&lt;bdt class="block-container if" data-type="if" style="text-align: left;"&gt;&lt;bdt data-type="conditional-block"&gt;&lt;bdt class="block-component" data-record-question-key="privacy_policy_option" data-type="statement"&gt;&lt;/bdt&gt;&lt;/bdt&gt;&lt;/bdt&gt;&lt;/div&gt;&lt;div class="MsoNormal" data-custom-class="heading_1" id="ppyes" style="line-height: 1.5;"&gt;&lt;strong&gt;&lt;span style="line-height: 24.5333px; font-size: 19px;"&gt;&lt;strong&gt;&lt;span style="line-height: 115%; font-family: Arial; font-size: 19px;"&gt;&lt;strong&gt;&lt;span style="line-height: 115%; font-family: Arial; font-size: 19px;"&gt;15.&lt;/span&gt;&lt;/strong&gt;&lt;/span&gt;&lt;/strong&gt; &lt;/span&gt;PRIVACY POLICY&lt;/strong&gt;&lt;/div&gt;&lt;div class="MsoNormal" style="line-height: 1.5;"&gt;&lt;br&gt;&lt;/div&gt;&lt;div class="MsoNormal" data-custom-class="body_text" style="line-height: 1.5;"&gt;&lt;span style="font-size: 11pt; line-height: 16.8667px; color: rgb(89, 89, 89);"&gt;We care about data privacy and security. Please review our Privacy Policy:&lt;strong&gt; &lt;span style="color: rgb(0, 58, 250);"&gt;&lt;bdt class="block-container question question-in-editor" data-id="d10c7fd7-0685-12ac-c717-cbc45ff916d1" data-type="question"&gt;&lt;a href="https://www.ekodoniczka.pl/privacy-policy" target="_blank" data-custom-class="link"&gt;https://www.ekodoniczka.pl/privacy-policy&lt;/a&gt;&lt;/bdt&gt;&lt;/span&gt;&lt;/strong&gt;. By using the Services, you agree to be bound by our Privacy Policy, which is incorporated into these Legal Terms. Please be advised the Services are hosted in &lt;bdt class="block-component"&gt;&lt;/bdt&gt;&lt;bdt class="question"&gt;Poland&lt;/bdt&gt;&lt;bdt class="statement-end-if-in-editor"&gt;&lt;/bdt&gt;&lt;bdt class="block-component"&gt;&lt;/bdt&gt;. If you access the Services from any other region of the world with laws or other requirements governing personal data collection, use, or disclosure that differ from applicable laws in &lt;span style="font-size: 11pt; line-height: 16.8667px; color: rgb(89, 89, 89);"&gt;&lt;bdt class="block-component"&gt;&lt;/bdt&gt;&lt;bdt class="question"&gt;Poland&lt;/bdt&gt;&lt;bdt class="statement-end-if-in-editor"&gt;&lt;/bdt&gt;&lt;/span&gt;&lt;bdt class="block-component"&gt;&lt;/bdt&gt;, then through your continued use of the Services, you are transferring your data to &lt;span style="font-size: 11pt; line-height: 16.8667px; color: rgb(89, 89, 89);"&gt;&lt;bdt class="block-component"&gt;&lt;/bdt&gt;&lt;bdt class="question"&gt;Poland&lt;/bdt&gt;&lt;bdt class="statement-end-if-in-editor"&gt;&lt;/bdt&gt;&lt;/span&gt;&lt;bdt class="block-component"&gt;&lt;/bdt&gt;, and you expressly consent to have your data transferred to and processed in &lt;span style="font-size: 11pt; line-height: 16.8667px; color: rgb(89, 89, 89);"&gt;&lt;bdt class="block-component"&gt;&lt;/bdt&gt;&lt;bdt class="question"&gt;Poland&lt;/bdt&gt;&lt;bdt class="statement-end-if-in-editor"&gt;&lt;/bdt&gt;&lt;/span&gt;&lt;bdt class="block-component"&gt;&lt;/bdt&gt;.&lt;bdt class="block-component"&gt;&lt;/bdt&gt;&lt;/span&gt;&lt;/bdt&gt;&lt;/bdt&gt;&lt;/span&gt;&lt;/div&gt;&lt;div class="MsoNormal" style="line-height: 1.5;"&gt;&lt;br&gt;&lt;/div&gt;&lt;div class="MsoNormal" style="line-height: 1.5;"&gt;&lt;bdt class="block-container if" data-type="if" style="text-align: left;"&gt;&lt;bdt class="statement-end-if-in-<text:soft-page-break/>editor" data-type="close"&gt;&lt;/bdt&gt;&lt;/bdt&gt;&lt;bdt class="block-container if" data-type="if"&gt;&lt;bdt data-type="conditional-block"&gt;&lt;bdt class="block-component" data-record-question-key="privacy_policy_followup" data-type="statement" style="font-size: 14.6667px;"&gt;&lt;/bdt&gt;&lt;/span&gt;&lt;/bdt&gt;&lt;/bdt&gt;&lt;/span&gt;&lt;/bdt&gt;&lt;/bdt&gt;&lt;/bdt&gt;&lt;/span&gt;&lt;/bdt&gt;&lt;/bdt&gt;&lt;/span&gt;&lt;/bdt&gt;&lt;/span&gt;&lt;/bdt&gt;&lt;/bdt&gt;&lt;/span&gt;&lt;/bdt&gt;&lt;/bdt&gt;&lt;/bdt&gt;&lt;/span&gt;&lt;/bdt&gt;&lt;/bdt&gt;&lt;/span&gt;&lt;/div&gt;&lt;div class="MsoNormal" style="line-height: 1.5;"&gt;&lt;bdt class="block-container if" data-type="if" style="text-align: left;"&gt;&lt;bdt data-type="conditional-block"&gt;&lt;bdt class="block-component" data-record-question-key="copyright_agent_option" data-type="statement"&gt;&lt;bdt class="block-component"&gt;&lt;/bdt&gt;&lt;/bdt&gt;&lt;/div&gt;&lt;div class="MsoNormal" style="line-height: 1.5; text-align: left;"&gt;&lt;bdt class="block-component"&gt;&lt;/bdt&gt;&lt;bdt class="block-component"&gt;&lt;/bdt&gt;&lt;bdt class="statement-end-if-in-editor"&gt;&lt;/bdt&gt;&lt;/div&gt;&lt;div class="MsoNormal" data-custom-class="heading_1" id="terms" style="line-height: 1.5; text-align: left;"&gt;&lt;strong&gt;&lt;span style="line-height: 24.5333px; font-size: 19px;"&gt;&lt;strong&gt;&lt;span style="line-height: 24.5333px; font-size: 19px;"&gt;&lt;strong&gt;&lt;span style="line-height: 115%; font-family: Arial; font-size: 19px;"&gt;&lt;strong&gt;&lt;span style="line-height: 115%; font-family: Arial; font-size: 19px;"&gt;16.&lt;/span&gt;&lt;/strong&gt;&lt;/span&gt;&lt;/strong&gt;&lt;/span&gt; &lt;/strong&gt;TERM AND TERMINATION&lt;/span&gt;&lt;/strong&gt;&lt;/div&gt;&lt;div class="MsoNormal" style="line-height: 1.5; text-align: left;"&gt;&lt;br&gt;&lt;/div&gt;&lt;div class="MsoNormal" data-custom-class="body_text" style="line-height: 1.5; text-align: left;"&gt;&lt;span style="font-size: 11pt; line-height: 16.8667px; color: rgb(89, 89, 89);"&gt;These Legal Terms shall remain in full force and effect while you use the Services. WITHOUT LIMITING ANY OTHER PROVISION OF THESE LEGAL TERMS, WE RESERVE THE RIGHT TO, IN OUR SOLE DISCRETION AND WITHOUT NOTICE OR LIABILITY, DENY ACCESS TO AND USE OF THE SERVICES (INCLUDING BLOCKING CERTAIN IP ADDRESSES), TO ANY PERSON FOR ANY REASON OR FOR NO REASON, INCLUDING WITHOUT LIMITATION FOR BREACH OF ANY REPRESENTATION, WARRANTY, OR COVENANT CONTAINED IN THESE LEGAL TERMS OR OF ANY APPLICABLE LAW OR REGULATION. WE MAY TERMINATE YOUR USE OR PARTICIPATION IN THE SERVICES OR DELETE &lt;bdt class="block-container if" data-type="if" id="a6e121c2-36b4-5066-bf9f-a0a33512e768"&gt;&lt;bdt data-type="conditional-block"&gt;&lt;bdt class="block-component" data-record-question-key="user_account_option" data-type="statement"&gt;&lt;/bdt&gt;&lt;bdt data-type="body"&gt;YOUR ACCOUNT AND &lt;/bdt&gt;&lt;/bdt&gt;&lt;bdt class="statement-end-if-in-editor" data-type="close"&gt;&lt;/bdt&gt;&lt;/bdt&gt;ANY CONTENT OR INFORMATION THAT YOU POSTED AT ANY TIME, WITHOUT WARNING, IN OUR SOLE DISCRETION.&lt;/span&gt;&lt;/div&gt;&lt;div class="MsoNormal" style="line-height: 1.5; text-align: left;"&gt;&lt;br&gt;&lt;/div&gt;&lt;div class="MsoNormal" data-custom-class="body_text" style="line-height: 1.5; text-align: left;"&gt;&lt;span style="font-size: 11pt; line-height: 16.8667px; color: rgb(89, 89, 89);"&gt;If we terminate or suspend your account for any reason, you are prohibited from registering and creating a new account under your name, a fake or borrowed name, or the name of any third party, even if you may be acting on behalf of the third party. In addition to terminating or suspending your account, we reserve the right to take appropriate legal action, including without limitation pursuing civil, criminal, and injunctive redress.&lt;/span&gt;&lt;/div&gt;&lt;div class="MsoNormal" style="line-height: 1.5; text-align: left;"&gt;&lt;br&gt;&lt;/div&gt;&lt;div class="MsoNormal" data-custom-class="heading_1" id="modifications" style="line-height: 1.5; text-align: left;"&gt;&lt;strong&gt;&lt;span style="line-height: 24.5333px; font-size: 19px;"&gt;&lt;strong&gt;&lt;span style="line-height: 24.5333px; font-size: 19px;"&gt;&lt;strong&gt;&lt;span style="line-height: 115%; font-family: Arial; font-size: 19px;"&gt;&lt;strong&gt;&lt;span style="line-height: 115%; font-family: Arial; font-size: 19px;"&gt;17.&lt;/span&gt;&lt;/strong&gt;&lt;/span&gt;&lt;/strong&gt;&lt;/span&gt; &lt;/strong&gt;MODIFICATIONS AND INTERRUPTIONS&lt;/span&gt;&lt;/strong&gt;&lt;/div&gt;&lt;div class="MsoNormal" style="line-height: 1.5; text-align: <text:soft-page-break/>left;"&gt;&lt;br&gt;&lt;/div&gt;&lt;div class="MsoNormal" data-custom-class="body_text" style="line-height: 1.5; text-align: left;"&gt;&lt;span style="font-size: 11pt; line-height: 16.8667px; color: rgb(89, 89, 89);"&gt;We reserve the right to change, modify, or remove the contents of the Services at any time or for any reason at our sole discretion without notice. However, we have no obligation to update any information on our Services.&lt;bdt class="block-component"&gt;&lt;/bdt&gt; We also reserve the right to modify or discontinue all or part of the Services without notice at any time.&lt;bdt class="statement-end-if-in-editor"&gt;&lt;/bdt&gt; We will not be liable to you or any third party for any modification, price change, suspension, or discontinuance of the Services.&lt;/span&gt;&lt;/div&gt;&lt;div class="MsoNormal" style="line-height: 1.5; text-align: left;"&gt;&lt;br&gt;&lt;/div&gt;&lt;div class="MsoNormal" data-custom-class="body_text" style="line-height: 1.5; text-align: left;"&gt;&lt;span style="font-size: 11pt; line-height: 16.8667px; color: rgb(89, 89, 89);"&gt;We cannot guarantee the Services will be available at all times. We may experience hardware, software, or other problems or need to perform maintenance related to the Services, resulting in interruptions, delays, or errors. We reserve the right to change, revise, update, suspend, discontinue, or otherwise modify the Services at any time or for any reason without notice to you. You agree that we have no liability whatsoever for any loss, damage, or inconvenience caused by your inability to access or use the Services during any downtime or discontinuance of the Services. Nothing in these Legal Terms will be construed to obligate us to maintain and support the Services or to supply any corrections, updates, or releases in connection therewith.&lt;/span&gt;&lt;/div&gt;&lt;div class="MsoNormal" style="line-height: 1.5; text-align: left;"&gt;&lt;br&gt;&lt;/div&gt;&lt;div class="MsoNormal" data-custom-class="heading_1" id="law" style="line-height: 1.5; text-align: left;"&gt;&lt;strong&gt;&lt;span style="line-height: 24.5333px; font-size: 19px;"&gt;&lt;strong&gt;&lt;span style="line-height: 24.5333px; font-size: 19px;"&gt;&lt;strong&gt;&lt;span style="line-height: 115%; font-family: Arial; font-size: 19px;"&gt;&lt;strong&gt;&lt;span style="line-height: 115%; font-family: Arial; font-size: 19px;"&gt;18.&lt;/span&gt;&lt;/strong&gt;&lt;/span&gt;&lt;/strong&gt;&lt;/span&gt; &lt;/strong&gt;GOVERNING LAW&lt;/span&gt;&lt;/strong&gt;&lt;/div&gt;&lt;div class="MsoNormal" style="line-height: 1.5; text-align: left;"&gt;&lt;br&gt;&lt;/div&gt;&lt;div class="MsoNormal" style="line-height: 1.5; text-align: left;"&gt;&lt;span style="font-size: 11pt; line-height: 16.8667px; color: rgb(89, 89, 89);"&gt;&lt;bdt class="block-component"&gt;&lt;/bdt&gt;&lt;/span&gt;&lt;/div&gt;&lt;div class="MsoNormal" data-custom-class="body_text" style="line-height: 1.5; text-align: left;"&gt;&lt;span style="font-size: 11pt; line-height: 16.8667px; color: rgb(89, 89, 89);"&gt;These Legal Terms are governed by and interpreted following the laws of &lt;bdt class="block-component"&gt;&lt;/bdt&gt;&lt;bdt class="question"&gt;Poland&lt;/bdt&gt;&lt;span style="font-size: 11pt; line-height: 16.8667px; color: rgb(89, 89, 89);"&gt;&lt;bdt class="statement-end-if-in-editor"&gt;&lt;/bdt&gt;&lt;/span&gt;, and the use of the United Nations Convention of Contracts for the International Sales of Goods is expressly excluded. If your habitual residence is in the EU, and you are a consumer, you additionally possess the protection provided to you by obligatory provisions of the law in your country to residence. &lt;bdt class="question"&gt;ekodoniczka.pl&lt;/bdt&gt; and yourself both agree to submit to the non-exclusive jurisdiction of the courts of &lt;bdt class="question"&gt;__________&lt;/bdt&gt;, which means that you may make a claim to defend your consumer protection rights in regards to these Legal Terms in &lt;bdt class="block-component"&gt;&lt;/bdt&gt;&lt;bdt class="question"&gt;Poland&lt;/bdt&gt;&lt;span style="font-size: 11pt; line-height: 16.8667px; color: rgb(89, 89, 89);"&gt;&lt;bdt class="statement-end-if-in-editor"&gt;&lt;/bdt&gt;&lt;/span&gt;, or in the EU country in which you reside.&lt;bdt class="else-block"&gt;&lt;/bdt&gt;&lt;/span&gt;&lt;/div&gt;&lt;div class="MsoNormal" style="line-height: 1.5; text-align: left;"&gt;&lt;br&gt;&lt;/div&gt;&lt;div class="MsoNormal" data-custom-class="heading_1" id="disputes" style="line-height: 1.5; text-align: left;"&gt;&lt;strong&gt;&lt;span style="line-height: 24.5333px; font-size: 19px;"&gt;&lt;strong&gt;&lt;span style="line-height: 24.5333px; font-size: 19px;"&gt;&lt;strong&gt;&lt;span style="line-height: 115%; font-family: Arial; font-size: 19px;"&gt;&lt;strong&gt;&lt;span style="line-height: 115%; font-<text:soft-page-break/>family: Arial; font-size: 19px;"&gt;19.&lt;/span&gt;&lt;/strong&gt;&lt;/span&gt;&lt;/strong&gt;&lt;/span&gt; &lt;/strong&gt;DISPUTE RESOLUTION&lt;/span&gt;&lt;/strong&gt;&lt;/div&gt;&lt;div class="MsoNormal" style="line-height: 1.5; text-align: left;"&gt;&lt;br&gt;&lt;/div&gt;&lt;div class="MsoNormal" style="line-height: 1.5; text-align: left;"&gt;&lt;bdt class="block-component"&gt;&lt;/bdt&gt;&lt;/bdt&gt;&lt;/div&gt;&lt;div class="MsoNormal" style="line-height: 1.5; text-align: left;"&gt;&lt;bdt class="block-component"&gt;&lt;/bdt&gt;&lt;/div&gt;&lt;div class="MsoNormal" data-custom-class="heading_2" style="line-height: 1.5; text-align: left;"&gt;&lt;strong&gt;Informal Negotiations&lt;/strong&gt;&lt;/div&gt;&lt;div class="MsoNormal" style="line-height: 1.5; text-align: left;"&gt;&lt;br&gt;&lt;/div&gt;&lt;div class="MsoNormal" data-custom-class="body_text" style="line-height: 1.5; text-align: left;"&gt;&lt;span style="font-size: 15px;"&gt;To expedite resolution and control the cost of any dispute, controversy, or claim related to these Legal Terms (each a &lt;bdt class="block-component"&gt;&lt;/bdt&gt;"Dispute" and collectively, the "Disputes"&lt;bdt class="statement-end-if-in-editor"&gt;&lt;/bdt&gt;) brought by either you or us (individually, a &lt;bdt class="block-component"&gt;&lt;/bdt&gt;"Party" and collectively, the "Parties"&lt;bdt class="statement-end-if-in-editor"&gt;&lt;/bdt&gt;), the Parties agree to first attempt to negotiate any Dispute (except those Disputes expressly provided below) informally for at least &lt;bdt class="question"&gt;ninety (90)&lt;/bdt&gt; days before initiating arbitration. Such informal negotiations commence upon written notice from one Party to the other Party.&lt;/span&gt;&lt;/div&gt;&lt;div class="MsoNormal" style="line-height: 1.5; text-align: left;"&gt;&lt;br&gt;&lt;/div&gt;&lt;div class="MsoNormal" style="line-height: 1.5; text-align: left;"&gt;&lt;bdt class="statement-end-if-in-editor"&gt;&lt;/bdt&gt;&lt;/div&gt;&lt;div class="MsoNormal" data-custom-class="heading_2" style="line-height: 1.5; text-align: left;"&gt;&lt;strong&gt;Binding Arbitration&lt;/strong&gt;&lt;/div&gt;&lt;div class="MsoNormal" style="line-height: 1.5; text-align: left;"&gt;&lt;br&gt;&lt;/div&gt;&lt;div class="MsoNormal" data-custom-class="body_text" style="line-height: 1.5; text-align: left;"&gt;&lt;bdt class="block-component"&gt;&lt;span style="font-size: 15px;"&gt;&lt;/bdt&gt;&lt;/span&gt;&lt;/div&gt;&lt;div class="MsoNormal" data-custom-class="body_text" style="line-height: 1.5; text-align: left;"&gt;Any dispute arising from the relationships between the Parties to these Legal Terms shall be determined by one arbitrator who will be chosen in accordance with the Arbitration and Internal Rules of the European Court of Arbitration being part of the European Centre of Arbitration having its seat in Strasbourg, and which are in force at the time the application for arbitration is filed, and of which adoption of this clause constitutes acceptance. The seat of arbitration shall be &lt;bdt class="block-component"&gt;&lt;/bdt&gt;&lt;bdt class="question"&gt;Opole&lt;/bdt&gt;, &lt;bdt class="block-component"&gt;&lt;/bdt&gt;&lt;bdt class="question"&gt;Poland&lt;/bdt&gt;&lt;bdt class="else-block"&gt;&lt;/bdt&gt;. The language of the proceedings shall be &lt;bdt class="question"&gt;Polish&lt;/bdt&gt;. Applicable rules of substantive law shall be the law of &lt;bdt class="block-component"&gt;&lt;/bdt&gt;&lt;bdt class="question"&gt;Poland&lt;/bdt&gt;&lt;bdt class="statement-end-if-in-editor"&gt;&lt;/bdt&gt;.&lt;bdt class="else-block"&gt;&lt;/bdt&gt;&lt;/bdt&gt;&lt;/div&gt;&lt;div class="MsoNormal" style="line-height: 1.5; text-align: left;"&gt;&lt;br&gt;&lt;/div&gt;&lt;div class="MsoNormal" data-custom-class="heading_2" style="line-height: 1.5; text-align: left;"&gt;&lt;strong&gt;Restrictions&lt;/strong&gt;&lt;/div&gt;&lt;div class="MsoNormal" style="line-height: 1.5; text-align: left;"&gt;&lt;br&gt;&lt;/div&gt;&lt;div class="MsoNormal" data-custom-class="body_text" style="line-height: 1.5; text-align: left;"&gt;The Parties agree that any arbitration shall be limited to the Dispute between the Parties individually. To the full extent permitted by law, (a) no arbitration shall be joined with any other proceeding; (b) there is no right or authority for any Dispute to be arbitrated on a class-action basis or to &lt;bdt class="block-component"&gt;&lt;/bdt&gt;utilize&lt;bdt class="statement-end-if-in-editor"&gt;&lt;/bdt&gt; class action procedures; and (c) there is no right or authority for any Dispute to be brought in a purported representative capacity on behalf of the general public or any other persons.&lt;/div&gt;&lt;div class="MsoNormal" style="line-height: 1.5; text-align: left;"&gt;&lt;br&gt;&lt;/div&gt;&lt;div class="MsoNormal" data-custom-class="heading_2" style="line-height: 1.5; text-align: left;"&gt;&lt;bdt class="block-component"&gt;&lt;/bdt&gt;&lt;strong&gt;Exceptions to Informal Negotiations and Arbitration&lt;/strong&gt;&lt;bdt class="statement-end-if-in-editor"&gt;&lt;/bdt&gt;&lt;/div&gt;&lt;div <text:soft-page-break/>class="MsoNormal" style="line-height: 1.5; text-align: left;"&gt;&lt;br&gt;&lt;/div&gt;&lt;div class="MsoNormal" data-custom-class="body_text" style="line-height: 1.5; text-align: left;"&gt;&lt;bdt class="block-component"&gt;&lt;/bdt&gt;The Parties agree that the following Disputes are not subject to the above provisions concerning informal negotiations binding arbitration: (a) any Disputes seeking to enforce or protect, or concerning the validity of, any of the intellectual property rights of a Party; (b) any Dispute related to, or arising from, allegations of theft, piracy, invasion of privacy, or &lt;bdt class="block-component"&gt;&lt;/bdt&gt;unauthorized&lt;bdt class="statement-end-if-in-editor"&gt;&lt;/bdt&gt; use; and (c) any claim for injunctive relief. If this provision is found to be illegal or unenforceable, then neither Party will elect to arbitrate any Dispute falling within that portion of this provision found to be illegal or unenforceable and such Dispute shall be decided by a court of competent jurisdiction within the courts listed for jurisdiction above, and the Parties agree to submit to the personal jurisdiction of that court.&lt;bdt class="statement-end-if-in-editor"&gt;&lt;/bdt&gt;&lt;/div&gt;&lt;div class="MsoNormal" style="line-height: 1.5; text-align: left;"&gt;&lt;bdt class="statement-end-if-in-editor"&gt;&lt;bdt class="statement-end-if-in-editor"&gt;&lt;/bdt&gt;&lt;/bdt&gt;&lt;/div&gt;&lt;div class="MsoNormal" style="line-height: 1.5; text-align: left;"&gt;&lt;br&gt;&lt;/div&gt;&lt;div class="MsoNormal" data-custom-class="heading_1" id="corrections" style="line-height: 1.5; text-align: left;"&gt;&lt;strong&gt;&lt;span style="font-size: 19px;"&gt;&lt;strong&gt;&lt;span style="line-height: 24.5333px; font-size: 19px;"&gt;&lt;strong&gt;&lt;span style="line-height: 115%; font-family: Arial; font-size: 19px;"&gt;&lt;strong&gt;&lt;span style="line-height: 115%; font-family: Arial; font-size: 19px;"&gt;20.&lt;/span&gt;&lt;/strong&gt;&lt;/span&gt;&lt;/strong&gt;&lt;/span&gt; &lt;/strong&gt;CORRECTIONS&lt;/span&gt;&lt;/strong&gt;&lt;/div&gt;&lt;div class="MsoNormal" style="line-height: 1.5; text-align: left;"&gt;&lt;br&gt;&lt;/div&gt;&lt;div class="MsoNormal" data-custom-class="body_text" style="line-height: 1.5; text-align: left;"&gt;There may be information on the Services that contains typographical errors, inaccuracies, or omissions, including descriptions, pricing, availability, and various other information. We reserve the right to correct any errors, inaccuracies, or omissions and to change or update the information on the Services at any time, without prior notice.&lt;/div&gt;&lt;div class="MsoNormal" style="line-height: 1.5; text-align: left;"&gt;&lt;br&gt;&lt;/div&gt;&lt;div class="MsoNormal" data-custom-class="heading_1" id="disclaimer" style="line-height: 1.5; text-align: left;"&gt;&lt;span style="font-size: 19px; color: rgb(0, 0, 0);"&gt;&lt;strong&gt;&lt;span style="line-height: 24.5333px; font-size: 19px;"&gt;&lt;strong&gt;&lt;span style="line-height: 115%; font-family: Arial; font-size: 19px;"&gt;&lt;strong&gt;&lt;span style="line-height: 115%; font-family: Arial; font-size: 19px;"&gt;21.&lt;/span&gt;&lt;/strong&gt;&lt;/span&gt;&lt;/strong&gt;&lt;/span&gt; DISCLAIMER&lt;/strong&gt;&lt;/span&gt;&lt;/div&gt;&lt;div class="MsoNormal" style="line-height: 1.5; text-align: left;"&gt;&lt;br&gt;&lt;/div&gt;&lt;div class="MsoNormal" data-custom-class="body_text" style="line-height: 1.5; text-align: left;"&gt;&lt;span style="font-size:11.0pt;line-height:115%;font-family:Arial;</text:p>
      <text:p text:style-name="Standard">Calibri;color:#595959;mso-themecolor:text1;mso-themetint:166;"&gt;THE SERVICES ARE PROVIDED ON AN AS-IS AND AS-AVAILABLE BASIS. YOU AGREE THAT YOUR USE OF THE SERVICES WILL BE AT YOUR SOLE RISK. TO THE FULLEST EXTENT PERMITTED BY LAW, WE DISCLAIM ALL WARRANTIES, EXPRESS OR IMPLIED, IN CONNECTION WITH THE SERVICES AND YOUR USE THEREOF, INCLUDING, WITHOUT LIMITATION, THE IMPLIED WARRANTIES OF MERCHANTABILITY, FITNESS FOR A PARTICULAR PURPOSE, AND NON-INFRINGEMENT. WE MAKE NO WARRANTIES OR REPRESENTATIONS ABOUT THE ACCURACY OR COMPLETENESS OF THE SERVICES' CONTENT OR THE CONTENT OF ANY WEBSITES OR MOBILE APPLICATIONS LINKED TO THE SERVICES AND WE WILL ASSUME NO LIABILITY OR RESPONSIBILITY FOR ANY (1) ERRORS, MISTAKES, OR INACCURACIES OF CONTENT AND MATERIALS, (2) PERSONAL INJURY OR PROPERTY DAMAGE, OF ANY NATURE WHATSOEVER, RESULTING FROM YOUR ACCESS TO AND USE OF THE SERVICES, (3) ANY &lt;bdt class="block-component"&gt;&lt;/bdt&gt;UNAUTHORIZED&lt;bdt class="statement-end-if-in-editor"&gt;&lt;/bdt&gt; ACCESS TO OR USE OF OUR SECURE SERVERS <text:soft-page-break/>AND/OR ANY AND ALL PERSONAL INFORMATION AND/OR FINANCIAL INFORMATION STORED THEREIN, (4) ANY INTERRUPTION OR CESSATION OF TRANSMISSION TO OR FROM THE SERVICES, (5) ANY BUGS, VIRUSES, TROJAN HORSES, OR THE LIKE WHICH MAY BE TRANSMITTED TO OR THROUGH THE SERVICES BY ANY THIRD PARTY, AND/OR (6) ANY ERRORS OR OMISSIONS IN ANY CONTENT AND MATERIALS OR FOR ANY LOSS OR DAMAGE OF ANY KIND INCURRED AS A RESULT OF THE USE OF ANY CONTENT POSTED, TRANSMITTED, OR OTHERWISE MADE AVAILABLE VIA THE SERVICES. WE DO NOT WARRANT, ENDORSE, GUARANTEE, OR ASSUME RESPONSIBILITY FOR ANY PRODUCT OR SERVICE ADVERTISED OR OFFERED BY A THIRD PARTY THROUGH THE SERVICES, ANY HYPERLINKED WEBSITE, OR ANY WEBSITE OR MOBILE APPLICATION FEATURED IN ANY BANNER OR OTHER ADVERTISING, AND WE WILL NOT BE A PARTY TO OR IN ANY WAY BE RESPONSIBLE FOR MONITORING ANY TRANSACTION BETWEEN YOU AND ANY THIRD-PARTY PROVIDERS OF PRODUCTS OR SERVICES. AS WITH THE PURCHASE OF A PRODUCT OR SERVICE THROUGH ANY MEDIUM OR IN ANY ENVIRONMENT, YOU SHOULD USE YOUR BEST &lt;bdt class="block-component"&gt;&lt;/bdt&gt;JUDGMENT&lt;bdt class="statement-end-if-in-editor"&gt;&lt;/bdt&gt; AND EXERCISE CAUTION WHERE APPROPRIATE.&lt;/span&gt;&lt;/div&gt;&lt;div class="MsoNormal" style="line-height: 1.5; text-align: left;"&gt;&lt;br&gt;&lt;/div&gt;&lt;div class="MsoNormal" data-custom-class="heading_1" id="liability" style="line-height: 1.5; text-align: left;"&gt;&lt;strong&gt;&lt;span style="line-height: 115%; font-family: Arial; font-size: 19px;"&gt;&lt;strong&gt;&lt;span style="line-height: 24.5333px; font-size: 19px;"&gt;&lt;strong&gt;&lt;span style="line-height: 115%; font-family: Arial; font-size: 19px;"&gt;&lt;strong&gt;&lt;span style="line-height: 115%; font-family: Arial; font-size: 19px;"&gt;22.&lt;/span&gt;&lt;/strong&gt;&lt;/span&gt;&lt;/strong&gt;&lt;/span&gt; &lt;/strong&gt;LIMITATIONS OF LIABILITY&lt;/span&gt;&lt;/strong&gt;&lt;/div&gt;&lt;div class="MsoNormal" style="line-height: 1.5; text-align: left;"&gt;&lt;br&gt;&lt;/div&gt;&lt;div class="MsoNormal" style="line-height: 1.5; text-align: left;"&gt;&lt;span style="font-size:11.0pt;line-height:115%;font-family:Arial;</text:p>
      <text:p text:style-name="Standard">Calibri;color:#595959;mso-themecolor:text1;mso-themetint:166;"&gt;&lt;span data-custom-class="body_text"&gt;IN NO EVENT WILL WE OR OUR DIRECTORS, EMPLOYEES, OR AGENTS BE LIABLE TO YOU OR ANY THIRD PARTY FOR ANY DIRECT, INDIRECT, CONSEQUENTIAL, EXEMPLARY, INCIDENTAL, SPECIAL, OR PUNITIVE DAMAGES, INCLUDING LOST PROFIT, LOST REVENUE, LOSS OF DATA, OR OTHER DAMAGES ARISING FROM YOUR USE OF THE SERVICES, EVEN IF WE HAVE BEEN ADVISED OF THE POSSIBILITY OF SUCH DAMAGES.&lt;/span&gt; &lt;bdt class="block-container if" data-type="if" id="3c3071ce-c603-4812-b8ca-ac40b91b9943"&gt;&lt;span data-custom-class="body_text"&gt;&lt;bdt data-type="conditional-block"&gt;&lt;bdt class="block-component" data-record-question-key="limitations_liability_option" data-type="statement"&gt;&lt;/bdt&gt;&lt;bdt data-type="body"&gt;NOTWITHSTANDING ANYTHING TO THE CONTRARY CONTAINED HEREIN, OUR LIABILITY TO YOU FOR ANY CAUSE WHATSOEVER AND REGARDLESS OF THE FORM OF THE ACTION, WILL AT ALL TIMES BE LIMITED TO &lt;bdt class="block-container if" data-type="if" id="73189d93-ed3a-d597-3efc-15956fa8e04e"&gt;&lt;bdt data-type="conditional-block"&gt;&lt;bdt class="block-component" data-record-question-key="limitations_liability_option" data-type="statement"&gt;&lt;/bdt&gt;&lt;bdt data-type="body"&gt;THE</text:p>
      <text:p text:style-name="Standard">AMOUNT PAID, IF ANY, BY YOU TO US&lt;bdt class="block-container if" data-type="if" id="19e172cb-4ccf-1904-7c06-4251800ba748"&gt;&lt;bdt data-type="conditional-block"&gt;&lt;bdt class="block-component" data-record-question-key="limilation_liability_time_option" data-type="statement"&gt;&lt;/bdt&gt;&lt;/bdt&gt;&lt;/bdt&gt;&lt;/bdt&gt;&lt;bdt data-type="conditional-block"&gt;&lt;bdt class="block-<text:soft-page-break/>component" data-record-question-key="limitations_liability_option" data-type="statement"&gt;.&lt;/span&gt;&lt;/bdt&gt; &lt;/bdt&gt;&lt;/span&gt;&lt;span data-custom-class="body_text"&gt;CERTAIN US STATE LAWS AND INTERNATIONAL LAWS DO NOT ALLOW LIMITATIONS ON IMPLIED WARRANTIES OR THE EXCLUSION OR LIMITATION OF CERTAIN DAMAGES. IF THESE LAWS APPLY TO YOU, SOME OR ALL OF THE ABOVE DISCLAIMERS OR LIMITATIONS MAY NOT APPLY TO YOU, AND YOU MAY HAVE ADDITIONAL RIGHTS.&lt;/span&gt;&lt;/bdt&gt;&lt;/bdt&gt;&lt;/span&gt;&lt;bdt class="statement-end-if-in-editor" data-type="close"&gt;&lt;span data-custom-class="body_text"&gt;&lt;/span&gt;&lt;/bdt&gt;&lt;/bdt&gt;&lt;/span&gt;&lt;/div&gt;&lt;div class="MsoNormal" style="line-height: 1.5; text-align: left;"&gt;&lt;br&gt;&lt;/div&gt;&lt;div class="MsoNormal" data-custom-class="heading_1" id="indemnification" style="line-height: 1.5; text-align: left;"&gt;&lt;strong&gt;&lt;span style="line-height: 115%; font-family: Arial; font-size: 19px;"&gt;&lt;strong&gt;&lt;span style="line-height: 24.5333px; font-size: 19px;"&gt;&lt;strong&gt;&lt;span style="line-height: 115%; font-family: Arial; font-size: 19px;"&gt;&lt;strong&gt;&lt;span style="line-height: 115%; font-family: Arial; font-size: 19px;"&gt;23.&lt;/span&gt;&lt;/strong&gt;&lt;/span&gt;&lt;/strong&gt;&lt;/span&gt; &lt;/strong&gt;INDEMNIFICATION&lt;/span&gt;&lt;/strong&gt;&lt;/div&gt;&lt;div class="MsoNormal" style="line-height: 1.5; text-align: left;"&gt;&lt;br&gt;&lt;/div&gt;&lt;div class="MsoNormal" data-custom-class="body_text" style="line-height: 1.5; text-align: left;"&gt;&lt;span style="font-size:11.0pt;line-height:115%;font-family:Arial;</text:p>
      <text:p text:style-name="Standard">Calibri;color:#595959;mso-themecolor:text1;mso-themetint:166;"&gt;You agree to</text:p>
      <text:p text:style-name="Standard">defend, indemnify, and hold us harmless, including our subsidiaries,</text:p>
      <text:p text:style-name="Standard">affiliates, and all of our respective officers, agents, partners, and</text:p>
      <text:p text:style-name="Standard">employees, from and against any loss, damage, liability, claim, or demand, including</text:p>
      <text:p text:style-name="Standard">reasonable attorneys’ fees and expenses, made by any third party due to or</text:p>
      <text:p text:style-name="Standard">arising out of: &lt;bdt class="block-container if" data-type="if" id="475fffa5-05ca-def8-ac88-f426b238903c"&gt;&lt;bdt data-type="conditional-block"&gt;&lt;bdt class="block-component" data-record-question-key="user_post_content_option" data-type="statement"&gt;&lt;/bdt&gt;&lt;/bdt&gt;(&lt;span style="font-size: 14.6667px;"&gt;1&lt;/span&gt;) use of the Services; (&lt;span style="font-size: 14.6667px;"&gt;2&lt;/span&gt;) breach of these Legal Terms; (&lt;span style="font-size: 14.6667px;"&gt;3&lt;/span&gt;) any breach of your representations and warranties set forth in these Legal Terms; (&lt;span style="font-size: 14.6667px;"&gt;4&lt;/span&gt;) your violation of the rights of a third party, including but not limited to intellectual property rights; or (&lt;span style="font-size: 14.6667px;"&gt;5&lt;/span&gt;) any overt harmful act toward any other user of the Services with whom you connected via the Services. Notwithstanding the foregoing, we reserve the right, at your expense, to assume the exclusive &lt;bdt class="block-component"&gt;&lt;/bdt&gt;defense&lt;bdt class="statement-end-if-in-editor"&gt;&lt;/bdt&gt; and control of any matter for which you are required to indemnify us, and you agree to cooperate, at your expense, with our &lt;bdt class="block-component"&gt;&lt;/bdt&gt;defense&lt;bdt class="statement-end-if-in-editor"&gt;&lt;/bdt&gt; of such claims. We will use reasonable efforts to notify you of any such claim, action, or proceeding which is subject to this indemnification upon becoming aware of it.&lt;/span&gt;&lt;/div&gt;&lt;div class="MsoNormal" style="line-height: 1.5; text-align: left;"&gt;&lt;br&gt;&lt;/div&gt;&lt;div class="MsoNormal" data-custom-class="heading_1" id="userdata" style="line-height: 1.5; text-align: left;"&gt;&lt;strong&gt;&lt;span style="line-height: 115%; font-family: Arial; font-size: 19px;"&gt;&lt;strong&gt;&lt;span style="line-height: 24.5333px; font-size: 19px;"&gt;&lt;strong&gt;&lt;span style="line-height: 115%; font-family: Arial; font-size: 19px;"&gt;&lt;strong&gt;&lt;span style="line-height: 115%; font-family: Arial; font-size: 19px;"&gt;24.&lt;/span&gt;&lt;/strong&gt;&lt;/span&gt;&lt;/strong&gt;&lt;/span&gt; &lt;/strong&gt;USER DATA&lt;/span&gt;&lt;/strong&gt;&lt;/div&gt;&lt;div class="MsoNormal" style="line-height: 1.5; text-align: left;"&gt;&lt;br&gt;&lt;/div&gt;&lt;div class="MsoNormal" data-custom-class="body_text" style="line-height: 1.5; text-align: left;"&gt;&lt;span style="font-size:11.0pt;line-height:115%;font-family:Arial;</text:p>
      <text:p text:style-name="Standard">Calibri;color:#595959;mso-themecolor:text1;mso-themetint:166;"&gt;We will maintain</text:p>
      <text:p text:style-name="Standard">certain data that you transmit to the Services for the purpose of managing the</text:p>
      <text:p text:style-name="Standard"><text:soft-page-break/>performance of the Services, as well as data relating to your use of the Services. Although we perform regular routine backups</text:p>
      <text:p text:style-name="Standard">of data, you are solely responsible for all data that you transmit or that</text:p>
      <text:p text:style-name="Standard">relates to any activity you have undertaken using the Services. You agree</text:p>
      <text:p text:style-name="Standard">that we shall have no liability to you for any loss or corruption of any such</text:p>
      <text:p text:style-name="Standard">data, and you hereby waive any right of action against us arising from any such</text:p>
      <text:p text:style-name="Standard">loss or corruption of such data.&lt;/span&gt;&lt;/div&gt;&lt;div class="MsoNormal" style="line-height: 1.5; text-align: left;"&gt;&lt;br&gt;&lt;/div&gt;&lt;div class="MsoNormal" data-custom-class="heading_1" id="electronic" style="line-height: 1.5; text-align: left;"&gt;&lt;strong&gt;&lt;span style="line-height: 115%; font-family: Arial; font-size: 19px;"&gt;&lt;strong&gt;&lt;span style="line-height: 24.5333px; font-size: 19px;"&gt;&lt;strong&gt;&lt;span style="line-height: 115%; font-family: Arial; font-size: 19px;"&gt;&lt;strong&gt;&lt;span style="line-height: 115%; font-family: Arial; font-size: 19px;"&gt;25.&lt;/span&gt;&lt;/strong&gt;&lt;/span&gt;&lt;/strong&gt;&lt;/span&gt; &lt;/strong&gt;ELECTRONIC COMMUNICATIONS, TRANSACTIONS, AND SIGNATURES&lt;/span&gt;&lt;/strong&gt;&lt;/div&gt;&lt;div class="MsoNormal" style="line-height: 1.5; text-align: left;"&gt;&lt;br&gt;&lt;/div&gt;&lt;div class="MsoNormal" data-custom-class="body_text" style="line-height: 1.5; text-align: left;"&gt;&lt;span style="font-size:11.0pt;line-height:115%;font-family:Arial;</text:p>
      <text:p text:style-name="Standard">Calibri;color:#595959;mso-themecolor:text1;mso-themetint:166;"&gt;Visiting the Services, sending us emails, and completing online forms constitute electronic communications. You consent to receive electronic communications, and you agree that all agreements, notices, disclosures, and other communications we provide to you electronically, via email and on the Services, satisfy any legal requirement that such communication be in writing. YOU HEREBY AGREE TO THE USE OF ELECTRONIC SIGNATURES, CONTRACTS, ORDERS, AND OTHER RECORDS, AND TO ELECTRONIC DELIVERY OF NOTICES, POLICIES, AND RECORDS OF TRANSACTIONS INITIATED OR COMPLETED BY US OR VIA THE SERVICES. You hereby waive any rights or requirements under any statutes, regulations, rules, ordinances, or other laws in any jurisdiction which require an original signature or delivery or retention of non-electronic records, or to payments or the granting of credits by any means other than electronic means.&lt;/span&gt;&lt;/div&gt;&lt;div class="MsoNormal" style="line-height: 1.5; text-align: left;"&gt;&lt;br&gt;&lt;/div&gt;&lt;div class="MsoNormal" style="line-height: 1.5; text-align: left;"&gt;&lt;bdt class="block-component"&gt;&lt;span style="font-size: 15px;"&gt;&lt;/bdt&gt;&lt;/span&gt;&lt;bdt class="block-component"&gt;&lt;/bdt&gt;&lt;/div&gt;&lt;div class="MsoNormal" data-custom-class="heading_1" id="misc" style="line-height: 1.5; text-align: left;"&gt;&lt;strong&gt;&lt;span style="line-height: 115%; font-family: Arial; font-size: 19px;"&gt;&lt;strong&gt;&lt;span style="line-height: 24.5333px; font-size: 19px;"&gt;&lt;strong&gt;&lt;span style="line-height: 115%; font-family: Arial; font-size: 19px;"&gt;&lt;strong&gt;&lt;span style="line-height: 115%; font-family: Arial; font-size: 19px;"&gt;26.&lt;/span&gt;&lt;/strong&gt;&lt;/span&gt;&lt;/strong&gt;&lt;/span&gt; &lt;/strong&gt;MISCELLANEOUS&lt;/span&gt;&lt;/strong&gt;&lt;/div&gt;&lt;div class="MsoNormal" style="line-height: 1.5; text-align: left;"&gt;&lt;br&gt;&lt;/div&gt;&lt;div class="MsoNormal" data-custom-class="body_text" style="line-height: 1.5; text-align: left;"&gt;&lt;span style="font-size:11.0pt;line-height:115%;font-family:Arial;</text:p>
      <text:p text:style-name="Standard">Calibri;color:#595959;mso-themecolor:text1;mso-themetint:166;"&gt;These Legal Terms and any policies or operating rules posted by us on the Services or in respect to the Services constitute the entire agreement and understanding between you and us. Our failure to exercise or enforce any right or provision of these Legal Terms shall not operate as a waiver of such right or provision. These Legal Terms operate to the fullest extent permissible by law. We may assign any or all of our rights and obligations to others at any time. We shall not be responsible or liable for any loss, damage, delay, or failure to act caused by any cause beyond our reasonable control. If any provision or part of a provision of these Legal Terms is determined to be unlawful, void, or unenforceable, that provision or part of the <text:soft-page-break/>provision is deemed severable from these Legal Terms and does not affect the validity and enforceability of any remaining provisions. There is no joint venture, partnership, employment or agency relationship created between you and us as a result of these Legal Terms or use of the Services. You agree that these Legal Terms will not be construed against us by virtue of having drafted them. You hereby waive any and all &lt;bdt class="block-component"&gt;&lt;/bdt&gt;defenses&lt;bdt class="statement-end-if-in-editor"&gt;&lt;/bdt&gt; you may have based on the electronic form of these Legal Terms and the lack of signing by the parties hereto to execute these Legal Terms.&lt;/span&gt;&lt;/div&gt;&lt;div class="MsoNormal" style="line-height: 1.5; text-align: left;"&gt;&lt;bdt class="block-component"&gt;&lt;span style="font-size: 15px;"&gt;&lt;/bdt&gt;&lt;/span&gt;&lt;/div&gt;&lt;div class="MsoNormal" style="line-height: 1.5; text-align: left;"&gt;&lt;br&gt;&lt;/div&gt;&lt;div class="MsoNormal" data-custom-class="heading_1" id="contact" style="line-height: 1.5; text-align: left;"&gt;&lt;strong&gt;&lt;span style="line-height: 115%; font-family: Arial;"&gt;&lt;span style="font-size: 19px;"&gt;&lt;strong&gt;&lt;span style="line-height: 24.5333px; font-size: 19px;"&gt;&lt;strong&gt;&lt;span style="line-height: 115%; font-family: Arial; font-size: 19px;"&gt;&lt;strong&gt;&lt;span style="line-height: 115%; font-family: Arial; font-size: 19px;"&gt;27.&lt;/span&gt;&lt;/strong&gt;&lt;/span&gt;&lt;/strong&gt;&lt;/span&gt; &lt;/strong&gt;CONTACT US&lt;/span&gt;&lt;/span&gt;&lt;/strong&gt;&lt;/div&gt;&lt;div class="MsoNormal" style="line-height: 1.5; text-align: left;"&gt;&lt;br&gt;&lt;/div&gt;&lt;div class="MsoNormal" data-custom-class="body_text" style="line-height: 1.5; text-align: left;"&gt;&lt;span style="font-size:11.0pt;line-height:115%;font-family:Arial;</text:p>
      <text:p text:style-name="Standard">Calibri;color:#595959;mso-themecolor:text1;mso-themetint:166;"&gt;In order to resolve a complaint regarding the Services or to receive further information regarding use of the Services, please contact us at:&lt;/span&gt;&lt;/div&gt;&lt;div class="MsoNormal" style="line-height: 1.5; text-align: left;"&gt;&lt;br&gt;&lt;/div&gt;&lt;div class="MsoNormal" data-custom-class="body_text" style="line-height: 1.5; text-align: left;"&gt;&lt;span style="font-size: 15px;"&gt;&lt;span style="color: rgb(89, 89, 89);"&gt;&lt;bdt class="question"&gt;&lt;strong&gt;ekodoniczka.pl&lt;/strong&gt;&lt;/bdt&gt;&lt;strong&gt;&lt;bdt class="block-component"&gt;&lt;/bdt&gt;&lt;/span&gt;&lt;bdt class="block-component"&gt;&lt;/bdt&gt;&lt;/span&gt;&lt;/span&gt;&lt;/span&gt;&lt;/span&gt;&lt;/div&gt;&lt;div class="MsoNormal" data-custom-class="body_text" style="line-height: 1.5; text-align: left;"&gt;&lt;span style="font-size: 15px;"&gt;&lt;strong&gt;&lt;span style="color: rgb(89, 89, 89);"&gt;&lt;bdt class="question"&gt;&lt;bdt class="block-component"&gt;&lt;/bdt&gt;&lt;/bdt&gt;&lt;bdt class="block-component"&gt;&lt;/bdt&gt;&lt;bdt class="block-component"&gt;&lt;/bdt&gt;&lt;/span&gt;&lt;/strong&gt;&lt;strong&gt;&lt;span style="color: rgb(89, 89, 89);"&gt;&lt;bdt class="block-component"&gt;&lt;/bdt&gt;&lt;/span&gt;&lt;bdt class="block-component"&gt;&lt;/bdt&gt;&lt;/strong&gt;&lt;/span&gt;&lt;/div&gt;&lt;div class="MsoNormal" data-custom-class="body_text" style="line-height: 1.5; text-align: left;"&gt;&lt;bdt class="block-component"&gt;&lt;strong&gt;&lt;/bdt&gt;&lt;bdt class="question"&gt;Poland&lt;/bdt&gt;&lt;/strong&gt;&lt;/span&gt;&lt;bdt class="statement-end-if-in-editor"&gt;&lt;/bdt&gt;&lt;bdt class="statement-end-if-in-editor"&gt;&lt;/bdt&gt;&lt;/strong&gt;&lt;bdt class="statement-end-if-in-editor"&gt;&lt;strong&gt;&lt;/strong&gt;&lt;/bdt&gt;&lt;/div&gt;&lt;div class="MsoNormal" data-custom-class="body_text" style="line-height: 1.5; text-align: left;"&gt;&lt;strong&gt;&lt;span style="font-size:11.0pt;line-height:115%;font-family:Arial;</text:p>
      <text:p text:style-name="Standard">Calibri;color:#595959;mso-themecolor:text1;mso-themetint:166;"&gt;&lt;strong&gt;&lt;bdt class="block-component"&gt;&lt;/bdt&gt;&lt;/strong&gt;&lt;/span&gt; &lt;/strong&gt;&lt;/div&gt;&lt;div class="MsoNormal" data-custom-class="body_text" style="line-height: 1.5; text-align: left;"&gt;&lt;strong&gt;&lt;span style="font-size:11.0pt;line-height:115%;font-family:Arial;</text:p>
      <text:p text:style-name="Standard">Calibri;color:#595959;mso-themecolor:text1;mso-themetint:166;"&gt;&lt;strong&gt;&lt;bdt class="block-component"&gt;&lt;/bdt&gt;&lt;/strong&gt;&lt;/span&gt;&lt;/strong&gt;&lt;/span&gt;&lt;/strong&gt;&lt;/div&gt;&lt;div class="MsoNormal" data-custom-class="body_text" style="line-height: 1.5; text-align: left;"&gt;&lt;strong&gt;&lt;span style="font-size:11.0pt;line-height:115%;font-family:Arial;</text:p>
      <text:p text:style-name="Standard"><text:soft-page-break/>Calibri;color:#595959;mso-themecolor:text1;mso-themetint:166;"&gt;&lt;strong&gt;&lt;bdt class="question"&gt;&lt;bdt class="block-component"&gt;&lt;/bdt&gt;&lt;bdt class="question"&gt;bok@ekodoniczka.pl&lt;/bdt&gt;&lt;bdt class="statement-end-if-in-editor"&gt;&lt;/bdt&gt;&lt;/bdt&gt;&lt;/strong&gt;&lt;/span&gt;&lt;/strong&gt;&lt;/div&gt;&lt;/div&gt;&lt;/div&gt;&lt;style&gt;</text:p>
      <text:p text:style-name="Standard"><text:s text:c="6"/>ul {</text:p>
      <text:p text:style-name="Standard"><text:s text:c="8"/>list-style-type: square;</text:p>
      <text:p text:style-name="Standard"><text:s text:c="6"/>}</text:p>
      <text:p text:style-name="Standard"><text:s text:c="6"/>ul &gt; li &gt; ul {</text:p>
      <text:p text:style-name="Standard"><text:s text:c="8"/>list-style-type: circle;</text:p>
      <text:p text:style-name="Standard"><text:s text:c="6"/>}</text:p>
      <text:p text:style-name="Standard"><text:s text:c="6"/>ul &gt; li &gt; ul &gt; li &gt; ul {</text:p>
      <text:p text:style-name="Standard"><text:s text:c="8"/>list-style-type: square;</text:p>
      <text:p text:style-name="Standard"><text:s text:c="6"/>}</text:p>
      <text:p text:style-name="Standard"><text:s text:c="6"/>ol li {</text:p>
      <text:p text:style-name="Standard"><text:s text:c="8"/>font-family: Arial ;</text:p>
      <text:p text:style-name="Standard"><text:s text:c="6"/>}</text:p>
      <text:p text:style-name="Standard"><text:s text:c="4"/>&lt;/style&gt;</text:p>
      <text:p text:style-name="Standard"><text:s text:c="6"/>&lt;/div&gt;</text:p>
      <text:p text:style-name="Standard"><text:s text:c="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8T17:26:53.715146841</meta:creation-date>
    <dc:date>2024-07-28T17:28:13.977824272</dc:date>
    <meta:editing-duration>PT1M20S</meta:editing-duration>
    <meta:editing-cycles>1</meta:editing-cycles>
    <meta:generator>LibreOffice/24.2.5.2$Linux_X86_64 LibreOffice_project/420$Build-2</meta:generator>
    <meta:document-statistic meta:table-count="0" meta:image-count="0" meta:object-count="0" meta:page-count="72" meta:paragraph-count="240" meta:word-count="24623" meta:character-count="296972" meta:non-whitespace-character-count="272098"/>
  </office:meta>
</office:document-meta>
</file>